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style:font-face style:name="Verdana" svg:font-family="Verdana"/>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fo:margin-bottom="0.1667in" style:line-height-at-least="0.2361in"/>
      <style:text-properties style:font-name="PingFang TC" fo:font-size="12.0pt" fo:color="#000000" fo:background-color="#868686"/>
    </style:style>
    <style:style style:name="P6"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7" style:family="paragraph" style:parent-style-name="Standard">
      <style:paragraph-properties fo:margin-bottom="0.1667in" style:line-height-at-least="0.2361in"/>
      <style:text-properties style:font-name="PingFang TC" fo:font-size="12.0pt" fo:color="#032726" fo:background-color="#ececec"/>
    </style:style>
    <style:style style:name="P8" style:family="paragraph" style:parent-style-name="Standard">
      <style:paragraph-properties style:line-height-at-least="0.2500in"/>
      <style:text-properties style:font-name="PingFang TC" fo:font-size="11.0pt" fo:color="#000000" fo:background-color="#ffffec"/>
    </style:style>
    <style:style style:name="P9" style:family="paragraph" style:parent-style-name="Standard">
      <style:paragraph-properties fo:margin-bottom="0.1528in" style:line-height-at-least="0.2500in"/>
      <style:text-properties style:font-name="PingFang TC" fo:font-size="11.0pt" fo:color="#000000" fo:background-color="#ffffec"/>
    </style:style>
    <style:style style:name="P10" style:family="paragraph" style:parent-style-name="Standard">
      <style:paragraph-properties style:line-height-at-least="0.2500in"/>
      <style:text-properties style:font-name="Verdana" fo:font-size="11.0pt" fo:color="#000000" fo:background-color="#ffffec"/>
    </style:style>
    <style:style style:name="P11" style:family="paragraph" style:parent-style-name="Standard">
      <style:paragraph-properties style:line-height-at-least="0.2361in"/>
      <style:text-properties style:font-name="PingFang TC" fo:font-size="12.0pt" fo:color="#000000" fo:background-color="#ececec"/>
    </style:style>
    <style:style style:name="P12" style:family="paragraph" style:parent-style-name="Standard">
      <style:paragraph-properties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Verdana" fo:letter-spacing="0.0000in"/>
    </style:style>
    <style:style style:name="T6" style:family="text">
      <style:text-properties fo:letter-spacing="0.0000in" fo:color="#000000" fo:background-color="transparent"/>
    </style:style>
    <style:style style:name="T7" style:family="text">
      <style:text-properties style:font-name="Verdana"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何力 | 2005.04.30 13:15 | </text:span><text:span text:style-name="T2">#</text:span></text:p>
      <text:p text:style-name="P2"><text:span text:style-name="T1">『泥鳅调』——古老民歌的反战之声</text:span><text:span text:style-name="T3"><text:line-break/></text:span><text:span text:style-name="T1">——节选自何力《云南音乐之旅》</text:span></text:p>
      <text:p text:style-name="P2"><text:span text:style-name="T1">　　2002年9月5号</text:span><text:span text:style-name="T3"><text:line-break/></text:span><text:span text:style-name="T1">　为了避开对歌台附近的喧闹声进行录音，我们寻找一块离公路较</text:span><text:span text:style-name="T4">远</text:span><text:span text:style-name="T1">的地方。</text:span></text:p>
      <text:p text:style-name="P2"><text:span text:style-name="T1">　民间艺人段昆云走在路上就开始唱起来了，众人和着，没有任何拘束。音乐就这样解放了这条小路上的所有人。性情质朴、乐观豁达，可能是所有民间歌手最可贵的一面。</text:span></text:p>
      <text:p text:style-name="P2"><text:span text:style-name="T1">我也注意到只有段昆云有一个定音笛，每次他都会认真的对一下音。当他自弹自唱剑川白族民歌《泥鳅调》时，调起的很高，上来是五度的跳进，奔放的旋律，在大三弦余音袅袅绕梁的伴奏下，听得人热血沸腾。大家都被震住了，连连鼓掌叫好。</text:span></text:p>
      <text:p text:style-name="P2"><text:span text:style-name="T1">这首歌给我的印象太深了。后来听张老师介绍，《泥鳅调》属于白族本子曲，流传于洱源、剑川、兰坪、丽江等县，多半以歌手自弹自唱，或一人伴奏一人唱的形式进行，伴奏乐器为龙头三弦。其曲本的文学形式近于叙事诗，在演唱过程中基本上不加说白。</text:span></text:p>
      <text:p text:style-name="P2"><text:span text:style-name="T1">说到《泥鳅调》，唱的其实是一条鱼。说这条落入人手的鱼，听到人商量怎样吃掉自己的争论——一个说煮着吃，一个说煎着吃，反抗之心油然而生，即在被吃的时候用自己的骨头来扎破人的喉咙。张老师的一番解析令我感慨万千。</text:span></text:p>
      <text:p text:style-name="P2"><text:span text:style-name="T1">今天，在弱肉强食的丛林法则横行，没有正义只有利益的霸权主义世界，《泥鳅调》这样的民歌又一次为整个人类敲响了警钟，它的现实意义一目了然，这样的民歌才是诗与歌的灵魂。</text:span><text:span text:style-name="T3"><text:line-break/><text:line-break/></text:span><text:span text:style-name="T1">我也想起巴勒斯坦人民，他们是不是也象一条鱼在用自己的骨刺对抗这个世界罪恶的入侵者呢？我不知道。但是今天，全世界爱好和平的人们都在起来反对美国对伊拉克动武，因为他们的心里都有自己的一首《泥鳅调》。</text:span></text:p>
      <text:p text:style-name="P2"><text:span text:style-name="T1">一条鱼尚想着用自己的骨头刺破狗男女的喉咙，旷乎人？！</text:span><text:span text:style-name="T3"><text:line-break/></text:span><text:span text:style-name="T1">　　</text:span><text:span text:style-name="T3"><text:line-break/></text:span><text:span text:style-name="T1">　　当另一位民间老艺人黄四代顺手从一棵树上摘下一片叶子，木叶就变成了一件美丽的乐器，剑川东山民歌《啊勒勒》的旋律从他的嘴边向着四处蔓延，我看到叶子的母亲——那棵树也随着节奏轻轻摇动着她高贵的头颅。</text:span><text:span text:style-name="T3"><text:line-break/></text:span><text:span text:style-name="T1">　　</text:span><text:span text:style-name="T3"><text:line-break/></text:span><text:span text:style-name="T1">音乐多么美好，音乐多么悲伤！</text:span><text:span text:style-name="T3"><text:line-break/></text:span><text:span text:style-name="T1">　　　　　　　　　　　　　　　　　　　　　　　　</text:span></text:p>
      <text:p text:style-name="P2"><text:span text:style-name="T1">『陈真兄。你好。来信收到，已回复，非常感谢您的鼓励。为了我们共同的理想，贴一篇旧文，写于2002年去云南录制民歌的过程中，敬请批评指正。』</text:span></text:p>
      <text:p text:style-name="P1"><text:span text:style-name="T1">陳真 | 2005.04.30 03:28 | </text:span><text:span text:style-name="T2">#</text:span></text:p>
      <text:p text:style-name="P3"><text:span text:style-name="T1">何力兄您好,</text:span></text:p>
      <text:p text:style-name="P3"><text:span text:style-name="T1">版主怡靜最近有點事,我已回信給你.謝謝給我們打這麼一劑強心針.</text:span></text:p>
      <text:p text:style-name="P3"><text:span text:style-name="T1">陳真</text:span></text:p>
      <text:p text:style-name="P1"><text:span text:style-name="T1">何力 | 2005.04.29 20:27 | </text:span><text:span text:style-name="T2">#</text:span></text:p>
      <text:p text:style-name="P2"><text:span text:style-name="T1">尊敬的陈真先生：</text:span><text:span text:style-name="T3"><text:line-break/></text:span><text:span text:style-name="T1">您好！我含着眼泪看完了若雪的日记。只恨自己对若雪所做做的一切知道的太晚。我是一个词曲作者，现居北京，已经给贵网站发去电子邮件。望查收。祝好！</text:span><text:span text:style-name="T3"><text:line-break/></text:span></text:p>
      <text:p text:style-name="P1"><text:span text:style-name="T1">陳真 | 2005.04.27 09:31 | </text:span><text:span text:style-name="T2">#</text:span></text:p>
      <text:p text:style-name="P3"><text:span text:style-name="T1">哇!天啊!好美喔~~我快不行了~~</text:span></text:p>
      <text:p text:style-name="P3"><text:span text:style-name="T1">為愛徬徨，因詩憔悴</text:span><text:span text:style-name="T3"><text:line-break/></text:span><text:span text:style-name="T1">隨緣而去，乘願再來</text:span></text:p>
      <text:p text:style-name="P3"><text:span text:style-name="T1">這個得抄在筆記上才行.</text:span></text:p>
      <text:p text:style-name="P1"><text:span text:style-name="T1">Naga | 2005.04.27 07:10 | </text:span><text:span text:style-name="T2">#</text:span></text:p>
      <text:p text:style-name="P2"><text:span text:style-name="T1">一直很喜歡周夢蝶，他寫了一首偈，說是死時可用：</text:span></text:p>
      <text:p text:style-name="P2"><text:span text:style-name="T1">為愛徬徨，因詩憔悴</text:span><text:span text:style-name="T3"><text:line-break/></text:span><text:span text:style-name="T1">隨緣而去，乘願再來</text:span></text:p>
      <text:p text:style-name="P2"><text:span text:style-name="T1">隨緣去，乘願來，多美好，分享給大家</text:span></text:p>
      <text:p text:style-name="P1"><text:span text:style-name="T1">Naga | 2005.04.27 07:01 | </text:span><text:span text:style-name="T2">#</text:span></text:p>
      <text:p text:style-name="P3"><text:span text:style-name="T1">咦，奇怪奇怪，我昨天一直以為我有改成，原來貼兩次都是沒改好的版本，真是亂來。要改要改，對原作者真是不好意思。</text:span></text:p>
      <text:p text:style-name="P3"><text:span text:style-name="T1">該段理應如下：</text:span></text:p>
      <text:p text:style-name="P3"><text:span text:style-name="T1">我是那十二歲的女孩，</text:span><text:span text:style-name="T3"><text:line-break/></text:span><text:span text:style-name="T1">是艘小船上的難民，</text:span><text:span text:style-name="T3"><text:line-break/></text:span><text:span text:style-name="T1">縱身投海</text:span><text:span text:style-name="T3"><text:line-break/></text:span><text:span text:style-name="T1">在她被海盜玷辱之後。</text:span><text:span text:style-name="T3"><text:line-break/></text:span></text:p>
      <text:p text:style-name="P1"><text:span text:style-name="T1">陳真 | 2005.04.27 02:34 | </text:span><text:span text:style-name="T2">#</text:span></text:p>
      <text:p text:style-name="P2"><text:span text:style-name="T1">叔本華曾經說:如果你去墳墓前給死者敲門,問他願不願再回塵世,叔本華說,他相信八成的人會敬謝不敏.</text:span></text:p>
      <text:p text:style-name="P2"><text:span text:style-name="T1">我常想: 萬一真有人到我墳前敲門,問我這問題,我該怎麼辦?</text:span></text:p>
      <text:p text:style-name="P2"><text:span text:style-name="T1">我沒有 "仍願再來" 的胸襟,但我總覺得世界是美麗的--儘管有許多悲傷. 所以我可能會說 "好!",讓我再回世上!</text:span></text:p>
      <text:p text:style-name="P2"><text:span text:style-name="T3"><text:line-break/></text:span><text:span text:style-name="T1">陳真 2005. 4. 25.</text:span></text:p>
      <text:p text:style-name="P1"><text:span text:style-name="T1">陳真 | 2005.04.27 02:28 | </text:span><text:span text:style-name="T2">#</text:span></text:p>
      <text:p text:style-name="P3"><text:span text:style-name="T1">文章編好了,如下.兩位譯者沒意見吧?!</text:span></text:p>
      <text:p text:style-name="P3"><text:span text:style-name="T1">至於投身入海和被拋下海,改或不改,請 Naga 再跟我說,然後我再貼上.</text:span></text:p>
      <text:p text:style-name="P3"><text:span text:style-name="T1">將來貼上後,隨時要改哪一句都行; 親系譜比較隨便,隨時可以改.</text:span></text:p>
      <text:p text:style-name="P3"><text:span text:style-name="T1">兩位譯作,文風大不同,一併貼出,感覺更好. 謝謝兩位.</text:span></text:p>
      <text:p text:style-name="P3"><text:span text:style-name="T1">陳真</text:span></text:p>
      <text:p text:style-name="P3"><text:span text:style-name="T1">==========</text:span><text:span text:style-name="T3"><text:line-break/></text:span><text:span text:style-name="T1">Please Call Me by My True Names</text:span></text:p>
      <text:p text:style-name="P3"><text:span text:style-name="T1">作者：一行禪師（Thich Nhat Hanh）</text:span><text:span text:style-name="T3"><text:line-break/></text:span><text:span text:style-name="T1">來源：作者詩集《Please Call Me by My True Names》</text:span><text:span text:style-name="T3"><text:line-break/></text:span><text:span text:style-name="T1">譯者：Naga、魏福全</text:span></text:p>
      <text:p text:style-name="P3"><text:span text:style-name="T1">Please Call Me by My True Names（以真名喚我）</text:span></text:p>
      <text:p text:style-name="P3"><text:span text:style-name="T1">我想給你寫首詩。這詩關於我們三人。一個是十二歲女孩，在橫渡暹邏灣的船上被海盜強暴後投海自盡。第二個人是那海盜，他出生在泰國一個偏遠鄉村。第三個人是我。當然，我很憤怒，但我無法恨他。恨他很容易，可我卻做不到。因為我明白，如果我也出生在他的鄉村，跟他有著類似的生活—類似的經濟狀況和教育等，那麼，很可能現在的我就是那海盜。因此，我很難說我站在誰那一邊。我滿懷痛苦寫下這首詩，它叫做《以真名喚我》，因為我有許多名字，當你用其中任何一個名字叫我，我都會應答。（本段英文中譯：陳真）</text:span></text:p>
      <text:p text:style-name="P3"><text:span text:style-name="T1">Don’t say that I will depart tomorrow --</text:span><text:span text:style-name="T3"><text:line-break/></text:span><text:span text:style-name="T1">even today I am still arriving.</text:span></text:p>
      <text:p text:style-name="P3"><text:span text:style-name="T1">Look deeply: every second I am arriving</text:span><text:span text:style-name="T3"><text:line-break/></text:span><text:span text:style-name="T1">to be a bud on a Spring branch,</text:span><text:span text:style-name="T3"><text:line-break/></text:span><text:span text:style-name="T1">to be a tiny bird, with still-fragile wings,</text:span><text:span text:style-name="T3"><text:line-break/></text:span><text:span text:style-name="T1">learning to sing in my new nest,</text:span><text:span text:style-name="T3"><text:line-break/></text:span><text:span text:style-name="T1">to be a caterpillar in the heart of a flower,</text:span><text:span text:style-name="T3"><text:line-break/></text:span><text:span text:style-name="T1">to be a jewel hiding itself in a stone.</text:span></text:p>
      <text:p text:style-name="P3"><text:span text:style-name="T1">I still arrive, in order to laugh and to cry,</text:span><text:span text:style-name="T3"><text:line-break/></text:span><text:span text:style-name="T1">to fear and to hope.</text:span></text:p>
      <text:p text:style-name="P3"><text:span text:style-name="T1">The rhythm of my heart is the birth and death</text:span><text:span text:style-name="T3"><text:line-break/></text:span><text:span text:style-name="T1">of all that is alive.</text:span></text:p>
      <text:p text:style-name="P3"><text:span text:style-name="T1">I am the mayfly metamorphosing</text:span><text:span text:style-name="T3"><text:line-break/></text:span><text:span text:style-name="T1">on the surface of the river.</text:span><text:span text:style-name="T3"><text:line-break/></text:span><text:span text:style-name="T1">And I am the bird</text:span><text:span text:style-name="T3"><text:line-break/></text:span><text:span text:style-name="T1">that swoops down to swallow the mayfly.</text:span></text:p>
      <text:p text:style-name="P3"><text:span text:style-name="T1">I am the frog swimming happily</text:span><text:span text:style-name="T3"><text:line-break/></text:span><text:span text:style-name="T1">in the clear water of a pond.</text:span><text:span text:style-name="T3"><text:line-break/></text:span><text:span text:style-name="T1">And I am the grass-snake</text:span><text:span text:style-name="T3"><text:line-break/></text:span><text:span text:style-name="T1">that silently feeds itself on the frog.</text:span></text:p>
      <text:p text:style-name="P3"><text:span text:style-name="T1">I am the child in Uganda, all skin and bones,</text:span><text:span text:style-name="T3"><text:line-break/></text:span><text:span text:style-name="T1">my legs as thin as bamboo sticks.</text:span><text:span text:style-name="T3"><text:line-break/></text:span><text:span text:style-name="T1">And I am the arms merchant,</text:span><text:span text:style-name="T3"><text:line-break/></text:span><text:span text:style-name="T1">selling deadly weapons to Uganda.</text:span></text:p>
      <text:p text:style-name="P3"><text:span text:style-name="T1">I am the twelve-year-old girl,</text:span><text:span text:style-name="T3"><text:line-break/></text:span><text:span text:style-name="T1">refugee on a small boat,</text:span><text:span text:style-name="T3"><text:line-break/></text:span><text:span text:style-name="T1">who throws herself into the ocean</text:span><text:span text:style-name="T3"><text:line-break/></text:span><text:span text:style-name="T1">after being raped by a sea pirate.</text:span><text:span text:style-name="T3"><text:line-break/></text:span><text:span text:style-name="T1">And I am the pirate,</text:span><text:span text:style-name="T3"><text:line-break/></text:span><text:span text:style-name="T1">my heart not yet capable</text:span><text:span text:style-name="T3"><text:line-break/></text:span><text:span text:style-name="T1">of seeing and loving.</text:span></text:p>
      <text:p text:style-name="P3"><text:span text:style-name="T1">I am a member of the politburo,</text:span><text:span text:style-name="T3"><text:line-break/></text:span><text:span text:style-name="T1">with plenty of power in my hands.</text:span><text:span text:style-name="T3"><text:line-break/></text:span><text:span text:style-name="T1">And I am the man who has to pay</text:span><text:span text:style-name="T3"><text:line-break/></text:span><text:span text:style-name="T1">his "debt of blood" to my people</text:span><text:span text:style-name="T3"><text:line-break/></text:span><text:span text:style-name="T1">dying slowly in a forced-labor camp.</text:span></text:p>
      <text:p text:style-name="P3"><text:span text:style-name="T1">My joy is like Spring, so warm</text:span><text:span text:style-name="T3"><text:line-break/></text:span><text:span text:style-name="T1">it makes flowers bloom all over the Earth.</text:span><text:span text:style-name="T3"><text:line-break/></text:span><text:span text:style-name="T1">My pain is like a river of tears,</text:span><text:span text:style-name="T3"><text:line-break/></text:span><text:span text:style-name="T1">so vast it fills the four oceans.</text:span></text:p>
      <text:p text:style-name="P3"><text:span text:style-name="T1">Please call me by my true names,</text:span><text:span text:style-name="T3"><text:line-break/></text:span><text:span text:style-name="T1">so I can hear all my cries and my laughter at once,</text:span><text:span text:style-name="T3"><text:line-break/></text:span><text:span text:style-name="T1">so I can see that my joy and pain are one.</text:span></text:p>
      <text:p text:style-name="P3"><text:span text:style-name="T1">Please call me by my true names,</text:span><text:span text:style-name="T3"><text:line-break/></text:span><text:span text:style-name="T1">so I can wake up,</text:span><text:span text:style-name="T3"><text:line-break/></text:span><text:span text:style-name="T1">and so the door of my heart</text:span><text:span text:style-name="T3"><text:line-break/></text:span><text:span text:style-name="T1">can be left open,</text:span><text:span text:style-name="T3"><text:line-break/></text:span><text:span text:style-name="T1">the door of compassion.</text:span></text:p>
      <text:p text:style-name="P3"><text:span text:style-name="T1">============</text:span><text:span text:style-name="T3"><text:line-break/></text:span><text:span text:style-name="T1">中譯：Naga</text:span></text:p>
      <text:p text:style-name="P3"><text:span text:style-name="T1">以真名喚我</text:span></text:p>
      <text:p text:style-name="P3"><text:span text:style-name="T1">莫言明朝我將離去──</text:span><text:span text:style-name="T3"><text:line-break/></text:span><text:span text:style-name="T1">因為即便今日，我依然正在前來。</text:span></text:p>
      <text:p text:style-name="P3"><text:span text:style-name="T1">倩君細看：每一剎那，我正前來</text:span><text:span text:style-name="T3"><text:line-break/></text:span><text:span text:style-name="T1">萌成春梢的新芽，</text:span><text:span text:style-name="T3"><text:line-break/></text:span><text:span text:style-name="T1">化為羽翼未豐的雛鳥，</text:span><text:span text:style-name="T3"><text:line-break/></text:span><text:span text:style-name="T1">在我的新巢中學習呢詠；</text:span><text:span text:style-name="T3"><text:line-break/></text:span><text:span text:style-name="T1">生作花芯裡的毛蟲，</text:span><text:span text:style-name="T3"><text:line-break/></text:span><text:span text:style-name="T1">蘊就隱匿於石中的珠玉。</text:span></text:p>
      <text:p text:style-name="P3"><text:span text:style-name="T1">我仍願再來，為了哭泣也為了歡笑，</text:span><text:span text:style-name="T3"><text:line-break/></text:span><text:span text:style-name="T1">為了恐懼也為了期待。</text:span><text:span text:style-name="T3"><text:line-break/></text:span><text:span text:style-name="T1">降生與死亡是我心曲</text:span><text:span text:style-name="T3"><text:line-break/></text:span><text:span text:style-name="T1">弦繫萬物生息。</text:span></text:p>
      <text:p text:style-name="P3"><text:span text:style-name="T1">我是幻形難定的蜉蝣</text:span><text:span text:style-name="T3"><text:line-break/></text:span><text:span text:style-name="T1">停留於河面之上；</text:span><text:span text:style-name="T3"><text:line-break/></text:span><text:span text:style-name="T1">同時我是飛鳥</text:span><text:span text:style-name="T3"><text:line-break/></text:span><text:span text:style-name="T1">疾俯撲攫吞食蜉蝣。</text:span></text:p>
      <text:p text:style-name="P3"><text:span text:style-name="T1">我是快樂的青蛙</text:span><text:span text:style-name="T3"><text:line-break/></text:span><text:span text:style-name="T1">悠游在澄澈的池塘；</text:span><text:span text:style-name="T3"><text:line-break/></text:span><text:span text:style-name="T1">同時我是草蛇</text:span><text:span text:style-name="T3"><text:line-break/></text:span><text:span text:style-name="T1">不動聲色地以青蛙果腹。</text:span></text:p>
      <text:p text:style-name="P3"><text:span text:style-name="T1">我是烏干達的孩子，自膚至骨，</text:span><text:span text:style-name="T3"><text:line-break/></text:span><text:span text:style-name="T1">雙腿削瘦如竹；</text:span><text:span text:style-name="T3"><text:line-break/></text:span><text:span text:style-name="T1">我亦為軍火販子，</text:span><text:span text:style-name="T3"><text:line-break/></text:span><text:span text:style-name="T1">售予烏干達致命武器。</text:span></text:p>
      <text:p text:style-name="P3"><text:span text:style-name="T1">我是那十二歲的女孩，</text:span><text:span text:style-name="T3"><text:line-break/></text:span><text:span text:style-name="T1">小艇上的難民，</text:span><text:span text:style-name="T3"><text:line-break/></text:span><text:span text:style-name="T1">將她拋入海裡</text:span><text:span text:style-name="T3"><text:line-break/></text:span><text:span text:style-name="T1">就在她被海盜玷辱之後；</text:span><text:span text:style-name="T3"><text:line-break/></text:span><text:span text:style-name="T1">並且我也是那惡盜，</text:span><text:span text:style-name="T3"><text:line-break/></text:span><text:span text:style-name="T1">我的心尚未有能力足以</text:span><text:span text:style-name="T3"><text:line-break/></text:span><text:span text:style-name="T1">去尋索，去愛。</text:span></text:p>
      <text:p text:style-name="P3"><text:span text:style-name="T1">我是朝鼎要員，</text:span><text:span text:style-name="T3"><text:line-break/></text:span><text:span text:style-name="T1">手握生殺大權；</text:span><text:span text:style-name="T3"><text:line-break/></text:span><text:span text:style-name="T1">同時我也是那必須償付</text:span><text:span text:style-name="T3"><text:line-break/></text:span><text:span text:style-name="T1">他一身「血債」予吾族之人</text:span><text:span text:style-name="T3"><text:line-break/></text:span><text:span text:style-name="T1">在勞改營裡緩慢地死去。</text:span></text:p>
      <text:p text:style-name="P3"><text:span text:style-name="T1">我的嬉悅若春季，如此煦暖</text:span><text:span text:style-name="T3"><text:line-break/></text:span><text:span text:style-name="T1">令香花綻遍大地；</text:span><text:span text:style-name="T3"><text:line-break/></text:span><text:span text:style-name="T1">我的痛苦如淚河，蜿蜒不盡</text:span><text:span text:style-name="T3"><text:line-break/></text:span><text:span text:style-name="T1">聚溢四海，如此龐劇。</text:span></text:p>
      <text:p text:style-name="P3"><text:span text:style-name="T1">請以真名喚我，</text:span><text:span text:style-name="T3"><text:line-break/></text:span><text:span text:style-name="T1">如此我便能傾聽心底歌泣於同時，</text:span><text:span text:style-name="T3"><text:line-break/></text:span><text:span text:style-name="T1">如此我便能覷破一己悲欣為一體。</text:span></text:p>
      <text:p text:style-name="P3"><text:span text:style-name="T1">請以真名喚我，</text:span><text:span text:style-name="T3"><text:line-break/></text:span><text:span text:style-name="T1">如此我方得醒轉，</text:span><text:span text:style-name="T3"><text:line-break/></text:span><text:span text:style-name="T1">我的心扉</text:span><text:span text:style-name="T3"><text:line-break/></text:span><text:span text:style-name="T1">方得以長啟，</text:span><text:span text:style-name="T3"><text:line-break/></text:span><text:span text:style-name="T1">那扇通往慈悲的法門。</text:span></text:p>
      <text:p text:style-name="P3"><text:span text:style-name="T1">==============</text:span><text:span text:style-name="T3"><text:line-break/></text:span><text:span text:style-name="T1">中譯：魏福全</text:span></text:p>
      <text:p text:style-name="P3"><text:span text:style-name="T1">眾生是我的真名</text:span><text:span text:style-name="T3"><text:line-break/></text:span><text:span text:style-name="T1">明日我不會消逝</text:span><text:span text:style-name="T3"><text:line-break/></text:span><text:span text:style-name="T1">如今我還在現身.</text:span></text:p>
      <text:p text:style-name="P3"><text:span text:style-name="T1">看啊看：我分分秒秒都在現身</text:span><text:span text:style-name="T3"><text:line-break/></text:span><text:span text:style-name="T1">我是春天枝頭上的苞芽</text:span><text:span text:style-name="T3"><text:line-break/></text:span><text:span text:style-name="T1">我是隻小小鳥 脆弱的翅膀</text:span><text:span text:style-name="T3"><text:line-break/></text:span><text:span text:style-name="T1">在新巢中初啼</text:span><text:span text:style-name="T3"><text:line-break/></text:span><text:span text:style-name="T1">我是花蕊中的小毛蟲</text:span><text:span text:style-name="T3"><text:line-break/></text:span><text:span text:style-name="T1">我是藏在礦中的小寶石</text:span></text:p>
      <text:p text:style-name="P3"><text:span text:style-name="T1">我一再現身</text:span><text:span text:style-name="T3"><text:line-break/></text:span><text:span text:style-name="T1">只為了歡樂和哭泣</text:span><text:span text:style-name="T3"><text:line-break/></text:span><text:span text:style-name="T1">只為了恐懼和希望.</text:span></text:p>
      <text:p text:style-name="P3"><text:span text:style-name="T1">我的心臟律動著眾生的生生死死</text:span></text:p>
      <text:p text:style-name="P3"><text:span text:style-name="T1">我是小小的蜉蝣</text:span><text:span text:style-name="T3"><text:line-break/></text:span><text:span text:style-name="T1">在河面上蛻殼</text:span><text:span text:style-name="T3"><text:line-break/></text:span><text:span text:style-name="T1">我也是那小鳥</text:span><text:span text:style-name="T3"><text:line-break/></text:span><text:span text:style-name="T1">飛衝而下吞食了牠</text:span></text:p>
      <text:p text:style-name="P3"><text:span text:style-name="T1">我是小小的青蛙</text:span><text:span text:style-name="T3"><text:line-break/></text:span><text:span text:style-name="T1">在清澈的小池裡悠游</text:span><text:span text:style-name="T3"><text:line-break/></text:span><text:span text:style-name="T1">我也是那草蛇</text:span><text:span text:style-name="T3"><text:line-break/></text:span><text:span text:style-name="T1">無聲無息吞食了牠</text:span></text:p>
      <text:p text:style-name="P3"><text:span text:style-name="T1">我是烏干達的兒童 瘦得皮包骨了</text:span><text:span text:style-name="T3"><text:line-break/></text:span><text:span text:style-name="T1">我的雙腿細得像竹竿</text:span><text:span text:style-name="T3"><text:line-break/></text:span><text:span text:style-name="T1">我也是軍火販子</text:span><text:span text:style-name="T3"><text:line-break/></text:span><text:span text:style-name="T1">把殺人武器賣到了烏干達</text:span></text:p>
      <text:p text:style-name="P3"><text:span text:style-name="T1">我是十二歲的小女孩</text:span><text:span text:style-name="T3"><text:line-break/></text:span><text:span text:style-name="T1">在小小的難民船上漂浮</text:span><text:span text:style-name="T3"><text:line-break/></text:span><text:span text:style-name="T1">被海盜強暴了</text:span><text:span text:style-name="T3"><text:line-break/></text:span><text:span text:style-name="T1">投身入海</text:span><text:span text:style-name="T3"><text:line-break/></text:span><text:span text:style-name="T1">我也是那海盜</text:span><text:span text:style-name="T3"><text:line-break/></text:span><text:span text:style-name="T1">我的心還不曾懂得去看去愛</text:span></text:p>
      <text:p text:style-name="P3"><text:span text:style-name="T1">我是政治局的官員</text:span><text:span text:style-name="T3"><text:line-break/></text:span><text:span text:style-name="T1">擁有的是權力</text:span><text:span text:style-name="T3"><text:line-break/></text:span><text:span text:style-name="T1">我也是勞改營裡的犯人</text:span><text:span text:style-name="T3"><text:line-break/></text:span><text:span text:style-name="T1">必須為償還人民的“血債”慢慢死去</text:span></text:p>
      <text:p text:style-name="P3"><text:span text:style-name="T1">我的歡樂是如此溫暖</text:span><text:span text:style-name="T3"><text:line-break/></text:span><text:span text:style-name="T1">就像春天 讓大地開滿了花朵</text:span><text:span text:style-name="T3"><text:line-break/></text:span><text:span text:style-name="T1">我的痛苦 淚流成河</text:span><text:span text:style-name="T3"><text:line-break/></text:span><text:span text:style-name="T1">注滿了地球的海洋</text:span></text:p>
      <text:p text:style-name="P3"><text:span text:style-name="T1">請以我的真名稱呼我</text:span><text:span text:style-name="T3"><text:line-break/></text:span><text:span text:style-name="T1">我才能同時聽見所有的哭聲和歡笑</text:span><text:span text:style-name="T3"><text:line-break/></text:span><text:span text:style-name="T1">我才能感受到所有的快樂和痛苦是一體的</text:span></text:p>
      <text:p text:style-name="P3"><text:span text:style-name="T1">請以我的真名稱呼我</text:span><text:span text:style-name="T3"><text:line-break/></text:span><text:span text:style-name="T1">我的心才會醒來</text:span><text:span text:style-name="T3"><text:line-break/></text:span><text:span text:style-name="T1">我的心房之門會敞開</text:span><text:span text:style-name="T3"><text:line-break/></text:span><text:span text:style-name="T1">悲憫之門</text:span></text:p>
      <text:p text:style-name="P3"><text:span text:style-name="T1">=======</text:span><text:span text:style-name="T3"><text:line-break/></text:span><text:span text:style-name="T1">編後語：我仍願再來</text:span></text:p>
      <text:p text:style-name="P3"><text:span text:style-name="T1">陳真 2005. 4. 25.</text:span></text:p>
      <text:p text:style-name="P3"><text:span text:style-name="T3"><text:line-break/></text:span><text:span text:style-name="T1">這詩我初看前半，不覺得什麼，很白話，我也會寫。可是看到最後兩段，卻忍不住想找眼淚瓶。這麼白話，這麼道德腔的東西，卻也能動人。</text:span></text:p>
      <text:p text:style-name="P3"><text:span text:style-name="T1">我特別喜歡這個 name“s”，是複數，可惜中文沒有 s；中文裏，一個名兩個名都是名，而不是“名～～”（複數）。</text:span></text:p>
      <text:p text:style-name="P3"><text:span text:style-name="T1">許多人總以為自己只有一個名字，比方說史豔文，但史豔文和祕雕和藏鏡人和千心魔和怪老子，在我看來都是一家人。我以前不明白這個道理，總想打擊魔鬼，後來發現許多時候只是打擊到我自己。</text:span></text:p>
      <text:p text:style-name="P3"><text:span text:style-name="T1">我不是說我幹過什麼魔鬼勾當，也許有，也許沒那麼嚴重，但重點是：那只是角色不一樣而已；做為一個角色，人並沒有多少選擇；但做為一個人，我們都來自同一個家，是一家人，你我並沒有多少什差別。</text:span></text:p>
      <text:p text:style-name="P3"><text:span text:style-name="T1">這詩更讓我感到沉重的是，這些經歷，確有其事，確有其人。比方說這個 12 歲小女生。一行禪師做了很多難民工作，他提起這些悲劇，往往淡然。但淡然只是熱情的同義詞；如果那些悲劇不曾深深「傷」了他的心，不可能如此淡然。如果那些悲劇不曾深深「傷」了他的心，他不會說「我仍願再來」（I still arrive）。</text:span></text:p>
      <text:p text:style-name="P1"><text:span text:style-name="T1">陳真 | 2005.04.27 02:07 | </text:span><text:span text:style-name="T2">#</text:span></text:p>
      <text:p text:style-name="P2"><text:span text:style-name="T1">原來倩可做此解,我還以為是錯字說.</text:span><text:span text:style-name="T3"><text:line-break/></text:span><text:span text:style-name="T1">還有,這段:</text:span></text:p>
      <text:p text:style-name="P2"><text:span text:style-name="T1">我是那十二歲的女孩，</text:span><text:span text:style-name="T3"><text:line-break/></text:span><text:span text:style-name="T1">小艇上的難民，</text:span><text:span text:style-name="T3"><text:line-break/></text:span><text:span text:style-name="T1">將她拋入海裡</text:span><text:span text:style-name="T3"><text:line-break/></text:span><text:span text:style-name="T1">就在她被海盜玷辱之後；</text:span><text:span text:style-name="T3"><text:line-break/></text:span><text:span text:style-name="T1">並且我也是那惡盜，</text:span><text:span text:style-name="T3"><text:line-break/></text:span><text:span text:style-name="T1">我的心尚未有能力足以</text:span><text:span text:style-name="T3"><text:line-break/></text:span><text:span text:style-name="T1">去尋索，去愛。</text:span></text:p>
      <text:p text:style-name="P2"><text:span text:style-name="T1">原文是throws herself,自己投海(她是個難民),而不是被難民拋入海. 請問要修改嗎? 不改當然也無妨,畢竟我會附上原文.若要改,Naga 打算要怎麼改?</text:span></text:p>
      <text:p text:style-name="P2"><text:span text:style-name="T1">陳真</text:span></text:p>
      <text:p text:style-name="P1"><text:span text:style-name="T1">陳真 | 2005.04.27 01:33 | </text:span><text:span text:style-name="T2">#</text:span></text:p>
      <text:p text:style-name="P3"><text:span text:style-name="T1">馬的,難怪我那麼窮! 連 "董事長" 都是自己封的.</text:span></text:p>
      <text:p text:style-name="P3"><text:span text:style-name="T1">===========</text:span></text:p>
      <text:p text:style-name="P3"><text:span text:style-name="T1">TVBS新聞 2005 / 04 / 26 (星期二)</text:span></text:p>
      <text:p text:style-name="P3"><text:span text:style-name="T3"><text:line-break/></text:span><text:span text:style-name="T1">美報告：心腸好員工　薪資較低</text:span><text:span text:style-name="T3"><text:line-break/><text:line-break/></text:span><text:span text:style-name="T1">【TVBS新聞 】</text:span></text:p>
      <text:p text:style-name="P3"><text:span text:style-name="T1">您是不是覺得為什麼兇巴巴的人，總是你的長官，領的薪水又比你多出好幾倍，讓你覺得很不公平？其實根據美國最新的研究調查，真的發現，公司裡面心腸好，人緣好的員工，領的薪水往往比較低，究竟是什麼原因呢？帶您一起來了解！</text:span></text:p>
      <text:p text:style-name="P3"><text:span text:style-name="T1">你是不是覺得，一天到晚大又沒人性的人，往往是你的長官，領的薪水又比你高好幾倍。美國民眾：「敗類往上爬的比較快！」</text:span></text:p>
      <text:p text:style-name="P3"><text:span text:style-name="T1">美國一分最新研究，發現公司裡耳根子越軟，心腸越好的人，往往拿到越低的薪水；而越知道怎麼指使別人的人，往往是你的老闆，領的薪水比一般人高好幾倍。</text:span></text:p>
      <text:p text:style-name="P3"><text:span text:style-name="T1">這份報告說，因為心腸太好的人，往往開不了口，不懂得跟老闆要求加薪，自己常常又加班加到天亮，苦水往肚裡吞，再辛苦，也沒人知。</text:span></text:p>
      <text:p text:style-name="P3"><text:span text:style-name="T1">那你想要賺大錢，還是得好人緣？美國民眾：「我不贊同，用惡劣態度來賺錢。」美國民眾：「你要朋友？找狗就好了！」記者：「你是好人？還是指使者？」美國民眾：「我兩者都是。」</text:span></text:p>
      <text:p text:style-name="P3"><text:span text:style-name="T1">一種米養百種人，其實，只要過的快樂就好。</text:span><text:span text:style-name="T3"><text:line-break/></text:span></text:p>
      <text:p text:style-name="P1"><text:span text:style-name="T1">Naga | 2005.04.26 22:44 | </text:span><text:span text:style-name="T2">#</text:span></text:p>
      <text:p text:style-name="P2"><text:span text:style-name="T3"><text:line-break/></text:span><text:span text:style-name="T1">　　好啊，如果能力所及，有機會多看一些好詩也是享受。</text:span></text:p>
      <text:p text:style-name="P2"><text:span text:style-name="T1">　　是「倩」沒錯，解釋起來也是請的意思，但與請又有微妙的不同，。</text:span></text:p>
      <text:p text:style-name="P2"><text:span text:style-name="T1">　　我也非常喜歡那個"s"，像老子思想裡說的「名可名，非常名」，又如佛家所說「一切諸法、諸因緣，皆應有；一切諸法、諸因緣，皆不應有。」；箇中意蘊，實在不易名狀，只能心領神會。順帶一提，乍見True names，我就想起美國作家Ursula K.Le Guin寫的《地海巫師》(A Wizard of Earthsea)系列，這是套很好看的奇幻小說，推薦給大家。</text:span><text:span text:style-name="T3"><text:line-break/></text:span></text:p>
      <text:p text:style-name="P1"><text:span text:style-name="T1">楊世主 | 2005.04.26 18:30 | </text:span><text:span text:style-name="T2">#</text:span></text:p>
      <text:p text:style-name="P3"><text:span text:style-name="T1">好感人的詩，化作那山那海那人那心，自由而喜悅。</text:span></text:p>
      <text:p text:style-name="P1"><text:span text:style-name="T1">陳真 | 2005.04.26 03:05 | </text:span><text:span text:style-name="T2">#</text:span></text:p>
      <text:p text:style-name="P2"><text:span text:style-name="T1">對了,"倩君" 是妳的原來想用的字嗎? 還是 "請" 君?</text:span></text:p>
      <text:p text:style-name="P1"><text:span text:style-name="T1">陳真 | 2005.04.26 03:03 | </text:span><text:span text:style-name="T2">#</text:span></text:p>
      <text:p text:style-name="P3"><text:span text:style-name="T1">真是很感謝 Naga,學姐之前也跟我提過說她手上也有些詩想請妳翻.</text:span></text:p>
      <text:p text:style-name="P3"><text:span text:style-name="T1">這一翻,應該翻過了至少喜馬拉雅山才對.當然不刪不改,我是挺尊重藝術家的,再說, 我若有能力改,我就乾脆自己翻啦.</text:span></text:p>
      <text:p text:style-name="P3"><text:span text:style-name="T1">這詩我初看前半時,不覺得有什麼,很白話,我也會寫,可是,看到最後一段,忍不住就想找眼淚瓶.這麼白話這麼道德腔的東西也能動人.</text:span></text:p>
      <text:p text:style-name="P3"><text:span text:style-name="T1">我特別喜歡這個 name "S",是複數,可惜中文沒有 S,一個名兩個名都是名,而不是 "名~~~" (複數).</text:span></text:p>
      <text:p text:style-name="P3"><text:span text:style-name="T1">許多人總以為自己只有一個名字,比方說史豔文,但史豔文和祕雕和藏鏡人和千心魔和怪老子,在我看來都是一家人.我以前不明白這個道理,總想打擊魔鬼,後來發現許多時候只是打擊到我自己.我不是說我幹過什麼魔鬼勾當,也許有,也許沒那麼嚴重,但重點是,那只是角色不一樣而已,做為一個角色,人並沒有多少選擇;但做為一個人,我們都來自同一個家,是一家人,你我並沒有什麼差別.</text:span></text:p>
      <text:p text:style-name="P3"><text:span text:style-name="T1">這詩更讓我感到沉重的是,這些經歷,確有其事,確有其人,比方說這個 12 歲小女生. 一行禪師做了很多難民工作,他提起這些悲劇,往往淡然. 但淡然只是熱情的同義詞. 如果那些悲劇不曾深深 "傷害" 他的心,不可能如此淡然.</text:span></text:p>
      <text:p text:style-name="P3"><text:span text:style-name="T1">也謝謝福全老兄,拭目以待!</text:span></text:p>
      <text:p text:style-name="P3"><text:span text:style-name="T1">陳真 2005. 4. 25.</text:span></text:p>
      <text:p text:style-name="P1"><text:span text:style-name="T1">魏福全 | 2005.04.26 02:50 | </text:span><text:span text:style-name="T2">#</text:span></text:p>
      <text:p text:style-name="P2"><text:span text:style-name="T1">沒想到才寫幾句留言的時間 Naga就把整首詩翻譯好了 文筆用詞都很棒</text:span></text:p>
      <text:p text:style-name="P1"><text:span text:style-name="T1">魏福全 | 2005.04.26 02:38 | </text:span><text:span text:style-name="T2">#</text:span></text:p>
      <text:p text:style-name="P3"><text:span text:style-name="T1">我也想翻譯看看 明天交卷 可以的話再登出來.這首詩讓我想起了</text:span><text:span text:style-name="T3"><text:line-break/></text:span><text:span text:style-name="T1">有一天在醫院籃球場散步時</text:span><text:span text:style-name="T3"><text:line-break/></text:span><text:span text:style-name="T1">有一隻麻雀的幼鳥看到我</text:span><text:span text:style-name="T3"><text:line-break/></text:span><text:span text:style-name="T1">側著身體一跳一跳的躲到車底下</text:span><text:span text:style-name="T3"><text:line-break/></text:span><text:span text:style-name="T1">牠不知道我不會傷害牠</text:span><text:span text:style-name="T3"><text:line-break/></text:span><text:span text:style-name="T1">走到醫院大門</text:span><text:span text:style-name="T3"><text:line-break/></text:span><text:span text:style-name="T1">看到一隻還很小的野貓 瘦瘦的</text:span><text:span text:style-name="T3"><text:line-break/></text:span><text:span text:style-name="T1">眼睛很大 充滿了恐懼</text:span><text:span text:style-name="T3"><text:line-break/></text:span><text:span text:style-name="T1">看到我立刻逃開</text:span><text:span text:style-name="T3"><text:line-break/></text:span><text:span text:style-name="T1">牠不知道我不會傷害牠</text:span><text:span text:style-name="T3"><text:line-break/></text:span><text:span text:style-name="T1">這時 突然想到 將來這隻小貓會不會把那隻小麻雀吃了？</text:span></text:p>
      <text:p text:style-name="P4"><text:span text:style-name="T1"><text:line-break/></text:span></text:p>
      <text:p text:style-name="P1"><text:span text:style-name="T1">Naga | 2005.04.26 02:33 | </text:span><text:span text:style-name="T2">#</text:span></text:p>
      <text:p text:style-name="P2"><text:span text:style-name="T1">　　</text:span><text:span text:style-name="T3"><text:line-break/></text:span><text:span text:style-name="T1">　　忘了說，要刪要改，都悉聽尊便。</text:span></text:p>
      <text:p text:style-name="P1"><text:span text:style-name="T1">Naga | 2005.04.26 02:30 | </text:span><text:span text:style-name="T2">#</text:span></text:p>
      <text:p text:style-name="P3"><text:span text:style-name="T1">　　一翻再翻，反覺難「達」，特別是arrive，我想是佛家語「再來」的意思；乘願再來，是慈悲心腸，可惜我辭不達意，唔，算是剛到山腳就紮營了！</text:span></text:p>
      <text:p text:style-name="P3"><text:span text:style-name="T1">　　修改了幾個字，重貼如下：</text:span></text:p>
      <text:p text:style-name="P3"><text:span text:style-name="T1">以真名喚我</text:span></text:p>
      <text:p text:style-name="P3"><text:span text:style-name="T1">莫言明朝我將離去──</text:span><text:span text:style-name="T3"><text:line-break/></text:span><text:span text:style-name="T1">因為即便今日，我依然正在前來。</text:span></text:p>
      <text:p text:style-name="P3"><text:span text:style-name="T1">倩君細看：每一剎那，我正前來</text:span><text:span text:style-name="T3"><text:line-break/></text:span><text:span text:style-name="T1">萌成春梢的新芽，</text:span><text:span text:style-name="T3"><text:line-break/></text:span><text:span text:style-name="T1">化為羽翼未豐的雛鳥，</text:span><text:span text:style-name="T3"><text:line-break/></text:span><text:span text:style-name="T1">在我的新巢中學習呢詠；</text:span><text:span text:style-name="T3"><text:line-break/></text:span><text:span text:style-name="T1">生作花芯裡的毛蟲，</text:span><text:span text:style-name="T3"><text:line-break/></text:span><text:span text:style-name="T1">蘊就隱匿於石中的珠玉。</text:span></text:p>
      <text:p text:style-name="P3"><text:span text:style-name="T1">我仍願再來，為了哭泣也為了歡笑，</text:span><text:span text:style-name="T3"><text:line-break/></text:span><text:span text:style-name="T1">為了恐懼也為了期待。</text:span><text:span text:style-name="T3"><text:line-break/></text:span><text:span text:style-name="T1">降生與死亡是我心曲</text:span><text:span text:style-name="T3"><text:line-break/></text:span><text:span text:style-name="T1">弦繫萬物生息。</text:span></text:p>
      <text:p text:style-name="P3"><text:span text:style-name="T1">我是幻形難定的蜉蝣</text:span><text:span text:style-name="T3"><text:line-break/></text:span><text:span text:style-name="T1">停留於河面之上；</text:span><text:span text:style-name="T3"><text:line-break/></text:span><text:span text:style-name="T1">同時我是飛鳥</text:span><text:span text:style-name="T3"><text:line-break/></text:span><text:span text:style-name="T1">疾俯撲攫吞食蜉蝣。</text:span></text:p>
      <text:p text:style-name="P3"><text:span text:style-name="T1">我是快樂的青蛙</text:span><text:span text:style-name="T3"><text:line-break/></text:span><text:span text:style-name="T1">悠游在澄澈的池塘；</text:span><text:span text:style-name="T3"><text:line-break/></text:span><text:span text:style-name="T1">同時我是草蛇</text:span><text:span text:style-name="T3"><text:line-break/></text:span><text:span text:style-name="T1">不動聲色地以青蛙果腹。</text:span></text:p>
      <text:p text:style-name="P3"><text:span text:style-name="T1">我是烏干達的孩子，自膚至骨，</text:span><text:span text:style-name="T3"><text:line-break/></text:span><text:span text:style-name="T1">雙腿削瘦如竹；</text:span><text:span text:style-name="T3"><text:line-break/></text:span><text:span text:style-name="T1">我亦為軍火販子，</text:span><text:span text:style-name="T3"><text:line-break/></text:span><text:span text:style-name="T1">售予烏干達致命武器。</text:span></text:p>
      <text:p text:style-name="P3"><text:span text:style-name="T1">我是那十二歲的女孩，</text:span><text:span text:style-name="T3"><text:line-break/></text:span><text:span text:style-name="T1">小艇上的難民，</text:span><text:span text:style-name="T3"><text:line-break/></text:span><text:span text:style-name="T1">將她拋入海裡</text:span><text:span text:style-name="T3"><text:line-break/></text:span><text:span text:style-name="T1">就在她被海盜玷辱之後；</text:span><text:span text:style-name="T3"><text:line-break/></text:span><text:span text:style-name="T1">並且我也是那惡盜，</text:span><text:span text:style-name="T3"><text:line-break/></text:span><text:span text:style-name="T1">我的心尚未有能力足以</text:span><text:span text:style-name="T3"><text:line-break/></text:span><text:span text:style-name="T1">去尋索，去愛。</text:span></text:p>
      <text:p text:style-name="P3"><text:span text:style-name="T1">我是朝鼎要員，</text:span><text:span text:style-name="T3"><text:line-break/></text:span><text:span text:style-name="T1">手握生殺大權；</text:span><text:span text:style-name="T3"><text:line-break/></text:span><text:span text:style-name="T1">同時我也是那必須償付</text:span><text:span text:style-name="T3"><text:line-break/></text:span><text:span text:style-name="T1">他一身「血債」予吾族之人</text:span><text:span text:style-name="T3"><text:line-break/></text:span><text:span text:style-name="T1">在勞改營裡緩慢地死去。</text:span></text:p>
      <text:p text:style-name="P3"><text:span text:style-name="T1">我的嬉悅若春季，如此煦暖</text:span><text:span text:style-name="T3"><text:line-break/></text:span><text:span text:style-name="T1">令香花綻遍大地；</text:span><text:span text:style-name="T3"><text:line-break/></text:span><text:span text:style-name="T1">我的痛苦如淚河，蜿蜒不盡</text:span><text:span text:style-name="T3"><text:line-break/></text:span><text:span text:style-name="T1">聚溢四海，如此龐劇。</text:span></text:p>
      <text:p text:style-name="P3"><text:span text:style-name="T1">請以真名喚我，</text:span><text:span text:style-name="T3"><text:line-break/></text:span><text:span text:style-name="T1">如此我便能傾聽心底歌泣於同時，</text:span><text:span text:style-name="T3"><text:line-break/></text:span><text:span text:style-name="T1">如此我便能覷破一己悲欣為一體。</text:span></text:p>
      <text:p text:style-name="P3"><text:span text:style-name="T1">請以真名喚我，</text:span><text:span text:style-name="T3"><text:line-break/></text:span><text:span text:style-name="T1">如此我方得醒轉，</text:span><text:span text:style-name="T3"><text:line-break/></text:span><text:span text:style-name="T1">我的心扉</text:span><text:span text:style-name="T3"><text:line-break/></text:span><text:span text:style-name="T1">方得以長啟，</text:span><text:span text:style-name="T3"><text:line-break/></text:span><text:span text:style-name="T1">那扇通往慈悲的法門。</text:span></text:p>
      <text:p text:style-name="P1"><text:span text:style-name="T1">Naga | 2005.04.26 02:12 | </text:span><text:span text:style-name="T2">#</text:span></text:p>
      <text:p text:style-name="P2"><text:span text:style-name="T1">以真名喚我</text:span></text:p>
      <text:p text:style-name="P2"><text:span text:style-name="T1">莫言明朝我將離去──</text:span><text:span text:style-name="T3"><text:line-break/></text:span><text:span text:style-name="T1">因為即便今日，我依然正在前來。</text:span></text:p>
      <text:p text:style-name="P2"><text:span text:style-name="T1">倩君細看：每一剎那，我正前來</text:span><text:span text:style-name="T3"><text:line-break/></text:span><text:span text:style-name="T1">萌成春梢的新芽，</text:span><text:span text:style-name="T3"><text:line-break/></text:span><text:span text:style-name="T1">化為羽翼未豐的雛鳥，</text:span><text:span text:style-name="T3"><text:line-break/></text:span><text:span text:style-name="T1">在我的新巢中學習呢詠；</text:span><text:span text:style-name="T3"><text:line-break/></text:span><text:span text:style-name="T1">生作花芯裡的毛蟲，</text:span><text:span text:style-name="T3"><text:line-break/></text:span><text:span text:style-name="T1">蘊就隱匿於石中的珠玉。</text:span></text:p>
      <text:p text:style-name="P2"><text:span text:style-name="T1">我仍願再來，為了哭泣也為了歡笑，</text:span><text:span text:style-name="T3"><text:line-break/></text:span><text:span text:style-name="T1">為了恐懼也為了期待。</text:span><text:span text:style-name="T3"><text:line-break/></text:span><text:span text:style-name="T1">降生與死亡是我心曲</text:span><text:span text:style-name="T3"><text:line-break/></text:span><text:span text:style-name="T1">弦繫萬物生息。</text:span></text:p>
      <text:p text:style-name="P2"><text:span text:style-name="T1">我是幻形難定的蜉蝣</text:span><text:span text:style-name="T3"><text:line-break/></text:span><text:span text:style-name="T1">停留於河面之上；</text:span><text:span text:style-name="T3"><text:line-break/></text:span><text:span text:style-name="T1">同時我是飛鳥</text:span><text:span text:style-name="T3"><text:line-break/></text:span><text:span text:style-name="T1">疾俯撲攫吞食蜉蝣。</text:span></text:p>
      <text:p text:style-name="P2"><text:span text:style-name="T1">我是快樂的青蛙</text:span><text:span text:style-name="T3"><text:line-break/></text:span><text:span text:style-name="T1">悠游在澄澈的池塘；</text:span><text:span text:style-name="T3"><text:line-break/></text:span><text:span text:style-name="T1">同時我是草蛇</text:span><text:span text:style-name="T3"><text:line-break/></text:span><text:span text:style-name="T1">不動聲色地以青蛙果腹。</text:span></text:p>
      <text:p text:style-name="P2"><text:span text:style-name="T1">我是烏干達的孩子，自膚至骨，</text:span><text:span text:style-name="T3"><text:line-break/></text:span><text:span text:style-name="T1">雙腿削瘦如竹；</text:span><text:span text:style-name="T3"><text:line-break/></text:span><text:span text:style-name="T1">我亦為軍火販子，</text:span><text:span text:style-name="T3"><text:line-break/></text:span><text:span text:style-name="T1">售予烏干達致命武器。</text:span></text:p>
      <text:p text:style-name="P2"><text:span text:style-name="T1">我是那十二歲的女孩，</text:span><text:span text:style-name="T3"><text:line-break/></text:span><text:span text:style-name="T1">小艇上的難民，</text:span><text:span text:style-name="T3"><text:line-break/></text:span><text:span text:style-name="T1">將她拋入海裡</text:span><text:span text:style-name="T3"><text:line-break/></text:span><text:span text:style-name="T1">就在她被海盜玷辱之後；</text:span><text:span text:style-name="T3"><text:line-break/></text:span><text:span text:style-name="T1">並且我也是那惡盜，</text:span><text:span text:style-name="T3"><text:line-break/></text:span><text:span text:style-name="T1">我的心尚未有能力足以</text:span><text:span text:style-name="T3"><text:line-break/></text:span><text:span text:style-name="T1">去尋索，去愛。</text:span></text:p>
      <text:p text:style-name="P2"><text:span text:style-name="T1">我是朝鼎要員，</text:span><text:span text:style-name="T3"><text:line-break/></text:span><text:span text:style-name="T1">手握生殺大權；</text:span><text:span text:style-name="T3"><text:line-break/></text:span><text:span text:style-name="T1">同時我也是那必須償付</text:span><text:span text:style-name="T3"><text:line-break/></text:span><text:span text:style-name="T1">他一身「血債」予吾族的人</text:span><text:span text:style-name="T3"><text:line-break/></text:span><text:span text:style-name="T1">在勞改營裡緩慢的死去。</text:span></text:p>
      <text:p text:style-name="P2"><text:span text:style-name="T1">我的嬉悅若春季，如此煦暖</text:span><text:span text:style-name="T3"><text:line-break/></text:span><text:span text:style-name="T1">令香花綻遍大地；</text:span><text:span text:style-name="T3"><text:line-break/></text:span><text:span text:style-name="T1">我的痛苦如淚河，蜿蜒不盡</text:span><text:span text:style-name="T3"><text:line-break/></text:span><text:span text:style-name="T1">聚溢四海，如此龐劇。</text:span></text:p>
      <text:p text:style-name="P2"><text:span text:style-name="T1">請以真名喚我，</text:span><text:span text:style-name="T3"><text:line-break/></text:span><text:span text:style-name="T1">如此我便能傾聽心底歌泣於同時，</text:span><text:span text:style-name="T3"><text:line-break/></text:span><text:span text:style-name="T1">如此我便能覷破一己悲欣為一體。</text:span></text:p>
      <text:p text:style-name="P2"><text:span text:style-name="T1">請以真名喚我，</text:span><text:span text:style-name="T3"><text:line-break/></text:span><text:span text:style-name="T1">如此我方能醒轉，</text:span><text:span text:style-name="T3"><text:line-break/></text:span><text:span text:style-name="T1">我的心扉</text:span><text:span text:style-name="T3"><text:line-break/></text:span><text:span text:style-name="T1">方能夠長啟，</text:span><text:span text:style-name="T3"><text:line-break/></text:span><text:span text:style-name="T1">那扇通往慈悲的法門。</text:span><text:span text:style-name="T3"><text:line-break/></text:span></text:p>
      <text:p text:style-name="P1"><text:span text:style-name="T1">Naga | 2005.04.25 23:55 | </text:span><text:span text:style-name="T2">#</text:span></text:p>
      <text:p text:style-name="P3"><text:span text:style-name="T1">好呀，我很樂意，可惜我對爬山不在行，只能盡力而為。</text:span><text:span text:style-name="T3"><text:line-break/></text:span></text:p>
      <text:p text:style-name="P1"><text:span text:style-name="T1">陳真 | 2005.04.25 05:46 | </text:span><text:span text:style-name="T2">#</text:span></text:p>
      <text:p text:style-name="P2"><text:span text:style-name="T1">Naga 在嗎?可以幫忙翻譯這首詩嗎?</text:span></text:p>
      <text:p text:style-name="P2"><text:span text:style-name="T1">詩太難翻，信達容易，雅太難。境界要翻出來才行,但也不必很高,大概喜馬拉雅山那麼高就好了. 如果你忙或不想翻也沒關係,那就用原來寫作的英文貼出.</text:span></text:p>
      <text:p text:style-name="P2"><text:span text:style-name="T1">陳真 2005. 4. 24.</text:span></text:p>
      <text:p text:style-name="P2"><text:span text:style-name="T1">======</text:span><text:span text:style-name="T3"><text:line-break/></text:span><text:span text:style-name="T1">Call Me by My True Names</text:span></text:p>
      <text:p text:style-name="P2"><text:span text:style-name="T1">Don't say that I will depart tomorrow --</text:span><text:span text:style-name="T3"><text:line-break/></text:span><text:span text:style-name="T1">even today I am still arriving.</text:span></text:p>
      <text:p text:style-name="P2"><text:span text:style-name="T1">Look deeply: every second I am arriving</text:span><text:span text:style-name="T3"><text:line-break/></text:span><text:span text:style-name="T1">to be a bud on a Spring branch,</text:span><text:span text:style-name="T3"><text:line-break/></text:span><text:span text:style-name="T1">to be a tiny bird, with still-fragile wings,</text:span><text:span text:style-name="T3"><text:line-break/></text:span><text:span text:style-name="T1">learning to sing in my new nest,</text:span><text:span text:style-name="T3"><text:line-break/></text:span><text:span text:style-name="T1">to be a caterpillar in the heart of a flower,</text:span><text:span text:style-name="T3"><text:line-break/></text:span><text:span text:style-name="T1">to be a jewel hiding itself in a stone.</text:span></text:p>
      <text:p text:style-name="P2"><text:span text:style-name="T1">I still arrive, in order to laugh and to cry,</text:span><text:span text:style-name="T3"><text:line-break/></text:span><text:span text:style-name="T1">to fear and to hope.</text:span></text:p>
      <text:p text:style-name="P2"><text:span text:style-name="T1">The rhythm of my heart is the birth and death</text:span><text:span text:style-name="T3"><text:line-break/></text:span><text:span text:style-name="T1">of all that is alive.</text:span></text:p>
      <text:p text:style-name="P2"><text:span text:style-name="T1">I am the mayfly metamorphosing</text:span><text:span text:style-name="T3"><text:line-break/></text:span><text:span text:style-name="T1">on the surface of the river.</text:span><text:span text:style-name="T3"><text:line-break/></text:span><text:span text:style-name="T1">And I am the bird</text:span><text:span text:style-name="T3"><text:line-break/></text:span><text:span text:style-name="T1">that swoops down to swallow the mayfly.</text:span></text:p>
      <text:p text:style-name="P2"><text:span text:style-name="T1">I am the frog swimming happily</text:span><text:span text:style-name="T3"><text:line-break/></text:span><text:span text:style-name="T1">in the clear water of a pond.</text:span><text:span text:style-name="T3"><text:line-break/></text:span><text:span text:style-name="T1">And I am the grass-snake</text:span><text:span text:style-name="T3"><text:line-break/></text:span><text:span text:style-name="T1">that silently feeds itself on the frog.</text:span></text:p>
      <text:p text:style-name="P2"><text:span text:style-name="T1">I am the child in Uganda, all skin and bones,</text:span><text:span text:style-name="T3"><text:line-break/></text:span><text:span text:style-name="T1">my legs as thin as bamboo sticks.</text:span><text:span text:style-name="T3"><text:line-break/></text:span><text:span text:style-name="T1">And I am the arms merchant,</text:span><text:span text:style-name="T3"><text:line-break/></text:span><text:span text:style-name="T1">selling deadly weapons to Uganda.</text:span></text:p>
      <text:p text:style-name="P2"><text:span text:style-name="T1">I am the twelve-year-old girl,</text:span><text:span text:style-name="T3"><text:line-break/></text:span><text:span text:style-name="T1">refugee on a small boat,</text:span><text:span text:style-name="T3"><text:line-break/></text:span><text:span text:style-name="T1">who throws herself into the ocean</text:span><text:span text:style-name="T3"><text:line-break/></text:span><text:span text:style-name="T1">after being raped by a sea pirate.</text:span><text:span text:style-name="T3"><text:line-break/></text:span><text:span text:style-name="T1">And I am the pirate,</text:span><text:span text:style-name="T3"><text:line-break/></text:span><text:span text:style-name="T1">my heart not yet capable</text:span><text:span text:style-name="T3"><text:line-break/></text:span><text:span text:style-name="T1">of seeing and loving.</text:span></text:p>
      <text:p text:style-name="P2"><text:span text:style-name="T1">I am a member of the politburo,</text:span><text:span text:style-name="T3"><text:line-break/></text:span><text:span text:style-name="T1">with plenty of power in my hands.</text:span><text:span text:style-name="T3"><text:line-break/></text:span><text:span text:style-name="T1">And I am the man who has to pay</text:span><text:span text:style-name="T3"><text:line-break/></text:span><text:span text:style-name="T1">his "debt of blood" to my people</text:span><text:span text:style-name="T3"><text:line-break/></text:span><text:span text:style-name="T1">dying slowly in a forced-labor camp.</text:span></text:p>
      <text:p text:style-name="P2"><text:span text:style-name="T1">My joy is like Spring, so warm</text:span><text:span text:style-name="T3"><text:line-break/></text:span><text:span text:style-name="T1">it makes flowers bloom all over the Earth.</text:span><text:span text:style-name="T3"><text:line-break/></text:span><text:span text:style-name="T1">My pain is like a river of tears,</text:span><text:span text:style-name="T3"><text:line-break/></text:span><text:span text:style-name="T1">so vast it fills the four oceans.</text:span></text:p>
      <text:p text:style-name="P2"><text:span text:style-name="T1">Please call me by my true names,</text:span><text:span text:style-name="T3"><text:line-break/></text:span><text:span text:style-name="T1">so I can hear all my cries and my laughter at once,</text:span><text:span text:style-name="T3"><text:line-break/></text:span><text:span text:style-name="T1">so I can see that my joy and pain are one.</text:span></text:p>
      <text:p text:style-name="P2"><text:span text:style-name="T1">Please call me by my true names,</text:span><text:span text:style-name="T3"><text:line-break/></text:span><text:span text:style-name="T1">so I can wake up,</text:span><text:span text:style-name="T3"><text:line-break/></text:span><text:span text:style-name="T1">and so the door of my heart</text:span><text:span text:style-name="T3"><text:line-break/></text:span><text:span text:style-name="T1">can be left open,</text:span><text:span text:style-name="T3"><text:line-break/></text:span><text:span text:style-name="T1">the door of compassion.</text:span><text:span text:style-name="T3"><text:line-break/></text:span></text:p>
      <text:p text:style-name="P5"><text:span text:style-name="T1">陳真 | 2005.04.25 05:29 | </text:span><text:span text:style-name="T2">#</text:span></text:p>
      <text:p text:style-name="P3"><text:span text:style-name="T1">不只吧,應該有三四層樓高.</text:span></text:p>
      <text:p text:style-name="P3"><text:span text:style-name="T1">一行的詩Call Me by My True Names,昨天發現的,即將於動物網隆重推出.</text:span></text:p>
      <text:p text:style-name="P6"/>
      <text:p text:style-name="P1"><text:span text:style-name="T1">不夠高, 有多高? | 2005.04.25 01:29 | </text:span><text:span text:style-name="T2">#</text:span></text:p>
      <text:p text:style-name="P2"><text:span text:style-name="T1">我想只有一個火柴盒高.</text:span></text:p>
      <text:p text:style-name="P1"><text:span text:style-name="T1">鑑慧 | 2005.04.25 01:24 | </text:span><text:span text:style-name="T2">#</text:span></text:p>
      <text:p text:style-name="P3"><text:span text:style-name="T1">就是有人境界還不夠高, 計較個外在名號. 人家一行大師詩中有云: 叫我什麼名字, 我都會回應. 我也是.</text:span></text:p>
      <text:p text:style-name="P1"><text:span text:style-name="T1">陳真 | 2005.04.25 01:10 | </text:span><text:span text:style-name="T2">#</text:span></text:p>
      <text:p text:style-name="P2"><text:span text:style-name="T1">拜託,不要整天竄改別人的名字,從沒有一次喊對. 是一行,不是一言.</text:span></text:p>
      <text:p text:style-name="P1"><text:span text:style-name="T1">鑑慧 | 2005.04.24 20:20 | </text:span><text:span text:style-name="T2">#</text:span></text:p>
      <text:p text:style-name="P3"><text:span text:style-name="T1">前一陣子在圖書館隨手借回一本The Stone Boy, 看了愛不釋手, 覺得實在是近來我所看過最好看的書. 這書以寓言形式所寫, 每個故事都純淨無比, 美麗動人. 講道理, 但是是深深貼近人心的道理, 安慰人而不教訓人. 現在才知道原來一言禪師就是那本書的作者. 世上有這樣的人, 寫這些慰人的書, 真是喜訊.</text:span></text:p>
      <text:p text:style-name="P1"><text:span text:style-name="T1">陳真 | 2005.04.24 09:46 | </text:span><text:span text:style-name="T2">#</text:span></text:p>
      <text:p text:style-name="P2"><text:span text:style-name="T1">這師父不錯,不教條,不訓話,不會太道德腔,更不以智慧大師自居. 沒有那樣的感情,寫不出那樣的一些文字. 謝謝ㄚ李告訴我這個人.</text:span></text:p>
      <text:p text:style-name="P2"><text:span text:style-name="T1">陳真 2005.5. 24.</text:span></text:p>
      <text:p text:style-name="P1"><text:span text:style-name="T1">陳真 | 2005.04.23 23:25 | </text:span><text:span text:style-name="T2">#</text:span></text:p>
      <text:p text:style-name="P3"><text:span text:style-name="T1">謝謝 ㄚ李. 我寫了篇東西在此:</text:span></text:p>
      <text:p text:style-name="P3"><text:span text:style-name="T1">http://kinship.habago.org/</text:span></text:p>
      <text:p text:style-name="P3"><text:span text:style-name="T1">陳真</text:span></text:p>
      <text:p text:style-name="P1"><text:span text:style-name="T1">ㄚ李 | 2005.04.23 14:01 | </text:span><text:span text:style-name="T2">#</text:span></text:p>
      <text:p text:style-name="P2"><text:span text:style-name="T1">有一本書『愛，就要行動』（慧炬出版社），作者是越南的一行禪師，他是詩人，是禪師，同時也是越戰期間「越戰佛教和平代表團」的主席。接著陳真的這則訊息，想跟許許多多愛和平的朋友们分享這本書。</text:span><text:span text:style-name="T3"><text:line-break/></text:span><text:span text:style-name="T1">美國的行為模式是一種習性，越戰與現今巴以衝突，美國只是在不斷地輪迴，這個意思也是說全世界在不斷地重蹈覆轍。</text:span><text:span text:style-name="T3"><text:line-break/></text:span><text:span text:style-name="T1">祝 大家 快樂 安詳 和諧</text:span><text:span text:style-name="T3"><text:line-break/></text:span></text:p>
      <text:p text:style-name="P1"><text:span text:style-name="T1">陳真 | 2005.04.17 15:02 | </text:span><text:span text:style-name="T2">#</text:span></text:p>
      <text:p text:style-name="P3"><text:span text:style-name="T1">底下有一篇英文的特稿,全文很長很長,我只貼了一小部份.這文章主要是在講一群人(包括一些影星,比如達賴的弟子李察吉爾),他們正推動一個 "甘地計畫",透過一些組織的力量以及巴勒斯坦當局的協助,希望巴人能效法甘地的精神和方法,放棄武力反抗.</text:span></text:p>
      <text:p text:style-name="P3"><text:span text:style-name="T1">於是有人批評這樣一種甘地計畫是美國和以色列的一種陰謀,希望使巴人變成軟腳蝦,失去反抗能力.</text:span></text:p>
      <text:p text:style-name="P3"><text:span text:style-name="T1">這樣講有無道理我不清楚,但即便真的是一種 "陰謀",難道非暴力就會使巴人的反抗失去能量? 我倒不這麼認為.巴人如果真能完全放棄武裝,放棄恐怖攻擊,它將無堅不摧.</text:span></text:p>
      <text:p text:style-name="P3"><text:span text:style-name="T1">這文章很有用,因為它提供了許多 "超連結"(?),對讀者來說很方便,使你可以迅速掌握這個計劃的種種來龍去脈和一些相關評論或報導.</text:span></text:p>
      <text:p text:style-name="P3"><text:span text:style-name="T1">一時沒時間看的人,可以把它剪下來做為一種資料,以後再找機會讀.雖然我知道有人可能會說我偽善,但基本上我仍然支持這樣一種作法,至少讓以巴雙方可以思考一個問題: 難道暴力真的是唯一的答案,別無選擇? 難道英國當年對印度人之殘酷血腥和壓迫會輸給現在的以色列?</text:span></text:p>
      <text:p text:style-name="P3"><text:span text:style-name="T1">陳真 2005.4. 17.</text:span></text:p>
      <text:p text:style-name="P3"><text:span text:style-name="T1">==============</text:span><text:span text:style-name="T3"><text:line-break/></text:span><text:span text:style-name="T1">http://www.icftu.org/displaydocument.asp?Index=991221502&amp;Language=EN</text:span></text:p>
      <text:p text:style-name="P3"><text:span text:style-name="T1">Special Report</text:span></text:p>
      <text:p text:style-name="P3"><text:span text:style-name="T1">The Gandhi Project: Philanthropy or the pacification of Arab opposition?</text:span></text:p>
      <text:p text:style-name="P3"><text:span text:style-name="T1">By Larry Chin</text:span><text:span text:style-name="T3"><text:line-break/></text:span><text:span text:style-name="T1">Online Journal Contributing Editor</text:span></text:p>
      <text:p text:style-name="P3"><text:span text:style-name="T3"><text:line-break/></text:span><text:span text:style-name="T1">April 15, 2005—Since his death in 1948, Mohandas K. (Mahatma) Gandhi has been deified, and worshipped as the ultimate symbol of non-violent resistance, peace and moral authority. Now the sanitized and mass-marketed Gandhi image is being wielded again, in a new propaganda campaign aimed at Palestinians, and anti-Israeli resistors throughout the Middle East.</text:span></text:p>
      <text:p text:style-name="P3"><text:span text:style-name="T1">Bankrolled by the Skoll Foundation and the Global Catalyst Foundation, the Gandhi Project seeks to bring "the message of nonviolent resistance, peace and tolerance to Palestinian towns, villages and refugee camps." The centerpiece of the project is the 1982 Richard Attenborough film "Gandhi," dubbed in Arabic by Palestinian filmmaker Hanna Elias (of "The Olive Harvest") and a team of Palestinians. The film has been screened throughout the West Bank and the Gaza Strip, and there are plans to screen and distribute the film throughout the Arab world.</text:span></text:p>
      <text:p text:style-name="P3"><text:span text:style-name="T1">With missionary zeal, the project's organizers, which include mega-wealthy American executives and high-tech venture capitalists, actors Ben Kingsley (who played Gandhi in the film) and Richard Gere, are eager to encourage Palestinians to use Gandhi's pacifistic satyagraha methods, and "open the eyes of the oppressor." According to an AP report on opening of the project, the founder and chairman of the Skoll Foundation, former eBay president Jeffrey Skoll wants Palestinians to "see the Gandhi in themselves."</text:span></text:p>
      <text:p text:style-name="P3"><text:span text:style-name="T1">In spite of what appear to be pristine and altruistic objectives, and likely good intentions, on the part of many involved with the project, a number of questions must be asked. What is the message? Who benefits? Why now?</text:span></text:p>
      <text:p text:style-name="P3"><text:span text:style-name="T1">On the surface, the idea of Western elites funding a campaign that wields Gandhi, urging Palestinians to "turn the other cheek," and the Arab/Islamic world to behave more "Gandhi-like," immediately smacks of colonialism in its most patronizing and unwelcome form. But even putting that aside, other disturbing issues are raised.</text:span></text:p>
      <text:p text:style-name="P3"><text:span text:style-name="T1">The inherent assumption of the project's message, and the targeting of the campaign, is that Palestinians and Arabs (not Israel or the United States) are violent, and must refrain from violence and "terrorism." Other underlying assumptions are equally insidious. They include the notions that 1) after generations, Palestinians have no clue how to go about their own resistance, 2) Palestinians have not exhausted all forms of resistance (including non-violent methods that have included classic forms of satyagraha), 3) non-violence is the only effective and applicable method, and 4) Gandhi was perfect, and his myth is universal truth. Palestinians are expected to look upon the project as a "gift of hope" that brings a "lesson" of peace.</text:span></text:p>
      <text:p text:style-name="P3"><text:span text:style-name="T1">The Gandhi Project (intentionally or innocently) serves as a convenient weapon of Bush-Sharon "Road Map" planners—who are eager to "de-radicalize" opposition, and neutralize dissent and resistance across the Arab world throughout the Middle East, and across the "Grand Chessboard," and quietly accept the Bush-Sharon "Road Map" (and the non-viable Palestinian state that comes with it).</text:span></text:p>
      <text:p text:style-name="P3"><text:span text:style-name="T1">Consider the project's timing. It comes on the heels of a questionable election that ushered in Israel-US-annointed "moderate" Mahmoud Abbas, a new Palestinian leader accommodating to the duplicitous new Bush-Sharon posturing, an alleged Gaza pullout (that does not include a West Bank pullout), the Rafik Harriri assassination, Condoleeza Rice provocations, and expanding US-led pacification operations in Iraq, Iran, Syria, Lebanon, Central Asia, the India-Pakistan corridor, etc.</text:span></text:p>
      <text:p text:style-name="P3"><text:span text:style-name="T1">At a press conference, actor Ben Kingsley revealed that the idea of an Arab version of "Gandhi" came directly in response to a Palestinian initiative. Abbas, an Oslo architect who has routinely chastised Palestinians for violence, has lent "strong support" to the Gandhi Project and its pacifistic anti-reaction/ "anti-terror" message.</text:span><text:span text:style-name="T3"><text:line-break/></text:span></text:p>
      <text:p text:style-name="P1"><text:span text:style-name="T1">陳真 | 2005.04.17 14:38 | </text:span><text:span text:style-name="T2">#</text:span></text:p>
      <text:p text:style-name="P2"><text:span text:style-name="T1">http://202.108.249.200/news/world/20050417/100060.shtml</text:span></text:p>
      <text:p text:style-name="P2"><text:span text:style-name="T1">7000巴勒斯坦囚犯舉行集體絕食活動</text:span></text:p>
      <text:p text:style-name="P2"><text:span text:style-name="T1">央視國際 (2005年04月17日 03:18)</text:span></text:p>
      <text:p text:style-name="P2"><text:span text:style-name="T1">新華社拉姆安拉４月１６日電 在以色列監獄內關押的７０００多名巴勒斯坦囚犯１６日開始舉行為期２天的集體絕食活動，抗議監獄內惡劣的環境。</text:span><text:span text:style-name="T3"><text:line-break/></text:span><text:span text:style-name="T1">　　</text:span><text:span text:style-name="T3"><text:line-break/></text:span><text:span text:style-name="T1">巴勒斯坦囚犯聯合會對媒體發表的一份聲明說，集體絕食行動是為了紀念本月１７日的“巴勒斯坦囚犯日”，更為了讓全世界都關注巴勒斯坦囚犯在以色列監獄裏的艱難處境。</text:span></text:p>
      <text:p text:style-name="P2"><text:span text:style-name="T1">該聯合會將於１７日組織一系列靜坐、遊行活動，聲援在以關押的巴勒斯坦囚犯。</text:span></text:p>
      <text:p text:style-name="P2"><text:span text:style-name="T1">據悉，目前在以色列監獄內關押著７０００多名巴勒斯坦囚犯，其中包括一些婦女、兒童和年老病弱者。根據今年２月８日巴以首腦達成的協議，以色列應在近期釋放９００名巴勒斯坦囚犯，但迄今只釋放了５００名。</text:span></text:p>
      <text:p text:style-name="P2"><text:span text:style-name="T1">責編：慕泉</text:span></text:p>
      <text:p text:style-name="P1"><text:span text:style-name="T1">陳真 | 2005.04.17 14:33 | </text:span><text:span text:style-name="T2">#</text:span></text:p>
      <text:p text:style-name="P3"><text:span text:style-name="T1">wendelin 妳好,我當然記得妳. 叫我大哥? 我不當大哥很久了!應該叫叔叔吧 :)</text:span></text:p>
      <text:p text:style-name="P3"><text:span text:style-name="T1">去以色列可要小心. 應該不危險,又不是戰亂地區,可是,聽一些去過的人的遭遇,感覺又似乎草木皆兵. 不過,我講的那些人都是長期存心去那邊亂的,我是說去那邊當哈巴狗記者,也就是去拍照啊報導啊講人權啊,當然就比較會出事.</text:span></text:p>
      <text:p text:style-name="P3"><text:span text:style-name="T1">找個機會我們也想去耶路撒冷朝聖一下,去以巴各地看看, 搞不好順便拜訪冷靜先生喔,冷靜先生歡迎嗎?</text:span></text:p>
      <text:p text:style-name="P3"><text:span text:style-name="T1">"冷靜" 每次都丟下幾句話就很冷靜地消失了,面對質疑,面不改色,真的很冷靜.</text:span></text:p>
      <text:p text:style-name="P3"><text:span text:style-name="T1">哈囉,冷靜先生你還沒回答怡靜的問題啊,她問你:ISM 何時主張或支持過暴力? 為何它是個恐怖組織?</text:span></text:p>
      <text:p text:style-name="P3"><text:span text:style-name="T1">我倒覺得它應該獲得諾貝爾和平獎才是.</text:span></text:p>
      <text:p text:style-name="P3"><text:span text:style-name="T1">陳真 2005. 4. 17.</text:span></text:p>
      <text:p text:style-name="P1"><text:a xlink:type="simple" xlink:href="http://palinfo.habago.org/mt-comments.cgi?__mode=red&amp;id=220"><text:span text:style-name="T2">wendelin</text:span></text:a><text:span text:style-name="T1"> | 2005.04.17 09:18 | </text:span><text:span text:style-name="T2">#</text:span></text:p>
      <text:p text:style-name="P2"><text:span text:style-name="T1">陳真大哥你好</text:span></text:p>
      <text:p text:style-name="P2"><text:span text:style-name="T1">去年跟你聯絡過, 我之前在工會和立法院待過, 目前也在英國北部念博士班. 五月初我極有可能去一趟以色列, 因為國際自由工聯將在那邊開會, 該組織計畫去WEST BANK一天和巴勒斯坦總工會座談. 一天大概也談不出什麼鬼, 不過對我認識以巴問題是很好的開始. 真慚愧最近才努力做功課, 你們的網站幫助很大. 提供一個消息. 上週四巴勒斯坦總工會和以色列總工會在國際自由工聯的協助下簽訂合作約定, 這邊有三篇相關報導.</text:span></text:p>
      <text:p text:style-name="P2"><text:span text:style-name="T1">http://www.icftu.org/displaydocument.asp?Index=991221502&amp;Language=EN</text:span></text:p>
      <text:p text:style-name="P1"><text:span text:style-name="T1">陳真 | 2005.04.17 06:30 | </text:span><text:span text:style-name="T2">#</text:span></text:p>
      <text:p text:style-name="P3"><text:span text:style-name="T1">終於簽成功了,也謝謝 Naga 提供這個訊息. 關於慰安婦求償的連署,請把底下那段聲明剪下, 然後簽上大名及地址/職稱等,寄給cw@twrf.org.tw 或傳真至 02-23951271.</text:span></text:p>
      <text:p text:style-name="P3"><text:span text:style-name="T1">我正在想: 是不是在親系譜開一個 "活動" 區,專門提供連署或各種活動訊息,比如流浪狗認養.</text:span></text:p>
      <text:p text:style-name="P3"><text:span text:style-name="T1">前幾天看報紙覺得挺不可思議,台灣的政治真是很扭曲人性. 我看到一些 "台聯" 的人說: 慰安婦八九成是自願,還說她們愛錢所以自願去當慰安婦.</text:span></text:p>
      <text:p text:style-name="P3"><text:span text:style-name="T1">不知道該怎麼說才好...</text:span></text:p>
      <text:p text:style-name="P1"><text:span text:style-name="T1">Naga | 2005.04.17 03:35 | </text:span><text:span text:style-name="T2">#</text:span></text:p>
      <text:p text:style-name="P2"><text:span text:style-name="T3"><text:line-break/></text:span><text:span text:style-name="T1">　　說來有些巧合，我正想貼一個連結在此，就看到這則連署。在日本每逢休假去橫濱，常會遇上一群老先生在廂型車上疾聲廣播，或發傳單，內容大意在要求日本政府正視史實，向亞洲各國懇切反省道歉。假日的橫濱總是擠滿了情侶與攜家帶眷的遊客，不遠處，遊樂園與shopping mall的音樂和車體的廣播聲交錯，誰也沒蓋過誰。我不知那些老先生是不是參與過二戰的老兵，但他們的眼睛裡總帶有一些極其熱烈的憂傷，彷彿隨時渴望著訴說，一觸即發。每回我接過傳單，頭總是垂得低低的，不忍細看。</text:span></text:p>
      <text:p text:style-name="P2"><text:span text:style-name="T1">-------------------------------------------------</text:span></text:p>
      <text:p text:style-name="P2"><text:span text:style-name="T1">　　二次世界大戰的日軍性奴隸制受害者(慰安婦)挺身而出已14年，但日本政府迄今仍以不道歉、不賠償態度，意圖粉飾曾在戰爭中犯下的罪行。國際人權社會早已確認日本違反國際法，包括聯合國人權委員會的特別報告和國際勞工組織專家均曾指出暴力侵害婦女是違反人權問題（1996）；制度性地強暴、性奴隸和其他奴隸行為也是人權問題（1998）。2000年由民間舉辦的「女性國際戰犯法庭」，也判決日本政府有罪，應對性奴隸制受害者提出正式道歉和法律賠償。</text:span><text:span text:style-name="T3"><text:line-break/></text:span><text:span text:style-name="T1">　　但日本政府迄今仍忽視國際建議且迴避她應負的法律責任。日本東京最高法院更在2005年2月25日宣判台灣「日軍慰安婦」『要求日本政府損害賠償訴訟案件』敗訴，給倖存者再次嚴重打擊。</text:span><text:span text:style-name="T3"><text:line-break/></text:span><text:span text:style-name="T1">　　我們（如下簽署者）誠摯要求：2005年是二次世界大戰結束後60年，聯合國和國際勞工組織能強力督促日本政府終能遵循國際社會規勸，且實現對性奴隸制受害者提出正式道歉和法律賠償。再者，我們也要求避免在戰爭和衝突對立中侵害女性人權，且不再重蹈覆轍。</text:span></text:p>
      <text:p text:style-name="P2"><text:span text:style-name="T1">　　主辦單位：財團法人台北市婦女救援社會福利事業基金會</text:span></text:p>
      <text:p text:style-name="P2"><text:span text:style-name="T1">網頁：http://www.twrf.org.tw/chinese/event/activities/signature0314.htm</text:span></text:p>
      <text:p text:style-name="P2"><text:span text:style-name="T1">連署文件檔案：http://www.math.ncu.edu.tw/~luoys/comake.doc</text:span></text:p>
      <text:p text:style-name="P1"><text:span text:style-name="T1">陳真 | 2005.04.17 02:09 | </text:span><text:span text:style-name="T2">#</text:span></text:p>
      <text:p text:style-name="P3"><text:span text:style-name="T1">日本在中國姦殺擄掠，極盡血腥下流之能事，半個世紀過去了，不但沒有一句道歉，反而一而再再而三竄改歷史。人家只是給他打破幾塊玻璃，他卻說這是「暴民」、「暴力」？</text:span></text:p>
      <text:p text:style-name="P3"><text:span text:style-name="T1">許多年輕一代日本人，甚至以為那段侵華歷史純屬捏造，是別人在抹黑日本。這國家錢多多，卻嚴重欠缺反省能力，兩顆原子彈的痛苦似乎也沒有帶來多少反省。美國不管幹什麼壞事，日本一概大力支持，比方說侵略阿富汗和伊拉克。最近更企圖成為安理會常任理事國，實在八格野鹿。</text:span></text:p>
      <text:p text:style-name="P3"><text:span text:style-name="T1">這裏有個網址（http://sign.sjwar.org/），如果你反對日本入常，請簽名。聽說許多簽名網站都遭到駭客攻擊，但世界各地簽名總數據稱已逼近兩千萬。我有去簽，但就是無法把簽名送出，試過其它幾個網站也都沒辦法，不知道為什麼。</text:span></text:p>
      <text:p text:style-name="P3"><text:span text:style-name="T1">陳真 2005. 4. 16.</text:span><text:span text:style-name="T3"><text:line-break/></text:span><text:span text:style-name="T1">===============</text:span><text:span text:style-name="T3"><text:line-break/></text:span><text:span text:style-name="T1">http://tw.news.yahoo.com/050416/39/1pkyk.html</text:span></text:p>
      <text:p text:style-name="P3"><text:span text:style-name="T1">TVBS新聞 2005 / 04 / 16（星期六）</text:span></text:p>
      <text:p text:style-name="P3"><text:span text:style-name="T3"><text:line-break/></text:span><text:span text:style-name="T1">日本要求大陸　約束暴民攻擊行為</text:span><text:span text:style-name="T3"><text:line-break/><text:line-break/></text:span><text:span text:style-name="T1">【TVBS新聞 】</text:span><text:span text:style-name="T3"><text:line-break/><text:line-break/><text:line-break/></text:span><text:span text:style-name="T1">根據法新社報導，針對參與上海反日活動的大陸民眾，對日本領事館投擲石頭的攻擊事件，日本政府剛才提出嚴正聲明，要求大陸當局約束這些暴民的行為。</text:span></text:p>
      <text:p text:style-name="P3"><text:span text:style-name="T1">日本駐北京大使館發言人表示，日本政府要求北京當局，採取必要的步驟防止這些暴民非法和暴力的行動。</text:span></text:p>
      <text:p text:style-name="P3"><text:span text:style-name="T1">日本大使館表示，上海日本領事館受到群眾攻擊，部份玻璃被打破。媒體報導，附近日本商店和車輛也被遊行群眾攻用石塊和瓶罐攻擊，日本要求大陸要求約束群眾的行為。</text:span><text:span text:style-name="T3"><text:line-break/></text:span></text:p>
      <text:p text:style-name="P1"><text:span text:style-name="T1">魏福全 | 2005.04.14 03:24 | </text:span><text:span text:style-name="T2">#</text:span></text:p>
      <text:p text:style-name="P2"><text:span text:style-name="T1">把時間停住在美好的時刻.孔子和老子見面開講後 說''吾今日見老子 其猶龍耶''</text:span><text:span text:style-name="T3"><text:line-break/></text:span><text:span text:style-name="T1">宮本武藏和佐佐木小次郎決鬥的時刻 兩隻狗在街頭轉角相遇的時刻 都是美好的時刻</text:span></text:p>
      <text:p text:style-name="P1"><text:span text:style-name="T1">umber | 2005.04.13 13:34 | </text:span><text:span text:style-name="T2">#</text:span></text:p>
      <text:p text:style-name="P3"><text:span text:style-name="T1">台灣也有出繁體中文版，很可惜我看不懂它在寫什麼鬼啊？</text:span></text:p>
      <text:p text:style-name="P7"><text:a xlink:type="simple" xlink:href="http://www.eslitebooks.com/cgi-bin/eslite.dll/search/book/book.jsp?idx=1&amp;pageNo=1&amp;PRODUCT_ID=2910375313002"><text:span text:style-name="T1">《維特根斯坦與心理分析》</text:span></text:a></text:p>
      <text:p text:style-name="P1"><text:span text:style-name="T1">eric | 2005.04.13 11:54 | </text:span><text:span text:style-name="T2">#</text:span></text:p>
      <text:p text:style-name="P2"><text:span text:style-name="T1">最近北京大學出版社出了一套中譯的後現代交鋒叢書。比對書名，我猜想原書應是Penguin出版的，每一本百來頁，篇幅不大。其中一本是John M. Heaton於2000年寫的《維特根斯坦與心理分析》（Wittgenstein and Psychoanalysis），譯者是北大哲學系的徐向東。封面就是維氏說的「把精神說清楚是一個巨大的誘惑」。</text:span></text:p>
      <text:p text:style-name="P2"><text:span text:style-name="T1">作者將維氏與弗洛伊德這兩位同時代的維也納人置於同一平台排比，兩人都在做「治療」工作，但是方向上南轅北轍，書中引用了許多維氏的話，相較之下，維氏的說法對我的誘惑大多了！！</text:span><text:span text:style-name="T3"><text:line-break/></text:span></text:p>
      <text:p text:style-name="P1"><text:span text:style-name="T1">魏福全 | 2005.04.11 18:22 | </text:span><text:span text:style-name="T2">#</text:span></text:p>
      <text:p text:style-name="P3"><text:span text:style-name="T1">我要把時間在這裡停住 我想我和陳真兄之間 不是認知的差距 不是用腦力可以處理的.之前也看過小王子 只覺得是個很不一樣的故事 但沒有太多的感動.精神科醫師當久了 腦袋裏一直是行為的理性的.也想起幾年前一個同事 勸我少看點書 多唸詩.</text:span></text:p>
      <text:p text:style-name="P1"><text:span text:style-name="T1">陳真 | 2005.04.11 10:36 | </text:span><text:span text:style-name="T2">#</text:span></text:p>
      <text:p text:style-name="P8"><text:span text:style-name="T1">魏福全</text:span><text:span text:style-name="T5"><text:s/>| 2005.04.11 00:33 | # </text:span><text:span text:style-name="T1">人的私領域大多是很令人難以恭維的</text:span><text:span text:style-name="T5"><text:s/></text:span><text:span text:style-name="T1">越是私密的地方就越顯示人性惡的一面</text:span><text:span text:style-name="T5"><text:s/></text:span><text:span text:style-name="T1">以及和公領域之間的落差</text:span><text:span text:style-name="T5">. </text:span><text:span text:style-name="T1">人性若不惡怎能又</text:span><text:span text:style-name="T5">''</text:span><text:span text:style-name="T1">正義懍然</text:span><text:span text:style-name="T5"><text:s/></text:span><text:span text:style-name="T1">犧牲奉獻</text:span><text:span text:style-name="T5">''</text:span><text:span text:style-name="T1">又在地球上搞出這麼大的局面？</text:span><text:span text:style-name="T5">''</text:span><text:span text:style-name="T1">美化</text:span><text:span text:style-name="T5"><text:s/></text:span><text:span text:style-name="T1">推崇</text:span><text:span text:style-name="T5">''</text:span><text:span text:style-name="T1">是人的特異功能之一</text:span><text:span text:style-name="T5"><text:s/></text:span><text:span text:style-name="T1">但是很難用在人的私領域</text:span><text:span text:style-name="T5">. </text:span><text:span text:style-name="T1">我相信神只在天上而不在人間</text:span><text:span text:style-name="T5"><text:s/></text:span><text:span text:style-name="T1">所以我拜神不拜人</text:span><text:span text:style-name="T5">.</text:span></text:p>
      <text:p text:style-name="P9"><text:span text:style-name="T1">璩美鳳在光碟事件之後</text:span><text:span text:style-name="T5"><text:s/></text:span><text:span text:style-name="T1">第一次上電視接受一個新節目的專訪</text:span><text:span text:style-name="T5"><text:s/></text:span><text:span text:style-name="T1">主持人是胡忠信</text:span><text:span text:style-name="T5"><text:s/></text:span><text:span text:style-name="T1">主持人追問她是否承認自己就是光碟中的主角</text:span><text:span text:style-name="T5"><text:s/></text:span><text:span text:style-name="T1">她回答</text:span><text:span text:style-name="T5">''</text:span><text:span text:style-name="T1">非常神似</text:span><text:span text:style-name="T5">''</text:span><text:span text:style-name="T1">我覺得這已經是她所能做的最誠實的回答了</text:span><text:span text:style-name="T5"><text:s/></text:span><text:span text:style-name="T1">但卻引起主持人的不滿</text:span><text:span text:style-name="T5"><text:s/></text:span><text:span text:style-name="T1">還寫文章批評政治人物怎可不誠實</text:span><text:span text:style-name="T5">. </text:span><text:span text:style-name="T1">我覺得這是一個女人赤身裸體被眾人用眼光攻擊時的一種本能的遮掩自衛反應</text:span><text:span text:style-name="T5">.</text:span><text:span text:style-name="T1">這件事不影響我對胡忠信先生的整體觀感</text:span><text:span text:style-name="T5"><text:s/></text:span><text:span text:style-name="T1">只是覺得私領域和公領域應該有不同的眼光去看才對</text:span><text:span text:style-name="T5"><text:s/></text:span><text:span text:style-name="T1">才不會又推崇又大失所望</text:span><text:span text:style-name="T5"><text:s/></text:span><text:span text:style-name="T1">有點</text:span><text:span text:style-name="T5">''</text:span><text:span text:style-name="T1">種了芭蕉</text:span><text:span text:style-name="T5"><text:s/></text:span><text:span text:style-name="T1">又怨芭蕉</text:span><text:span text:style-name="T5">''</text:span><text:span text:style-name="T1">的味道</text:span><text:span text:style-name="T5"><text:s/></text:span><text:span text:style-name="T1">就像李敖和我之間曾經有點小小的誤會</text:span><text:span text:style-name="T5"><text:s/></text:span><text:span text:style-name="T1">但也不影響我對他整體的觀感和評價</text:span><text:span text:style-name="T5"><text:s/></text:span><text:span text:style-name="T1">因為我知道這是會發生的事</text:span><text:span text:style-name="T5">.</text:span></text:p>
      <text:p text:style-name="P2"><text:span text:style-name="T3"><text:line-break/></text:span><text:span text:style-name="T1">星星很美，因為背後有一朵我們看不見的花</text:span></text:p>
      <text:p text:style-name="P2"><text:span text:style-name="T1">陳真2005 4. 11.</text:span></text:p>
      <text:p text:style-name="P2"><text:span text:style-name="T3"><text:line-break/></text:span><text:span text:style-name="T1">我跟福全老兄感受有兩點不同。一：我從未見過任何人在所謂公私領域上的落差。二，私比公動人。</text:span></text:p>
      <text:p text:style-name="P2"><text:span text:style-name="T1">一個人「公」如何，「私」必如何，反之亦然；就跟軀殼與影子一樣，公私是先驗一致，形影相連的，因為我們只有一個靈魂，不可能公一套，私又另一套，至少我沒見過。</text:span></text:p>
      <text:p text:style-name="P2"><text:span text:style-name="T1">我們看一個人私下怎麼生活，就能明白他在公開處是怎麼樣的一種德性；反之亦然，一個人公開處怎麼活，私下就必然怎麼活。如果連一個眼神都無法隱藏偽裝自己，更何況一個句子，更何況千絲萬縷的生活種種。</text:span></text:p>
      <text:p text:style-name="P2"><text:span text:style-name="T1">如果有人說公私落差，那他肯定只是在講一種行為層面的東西。問題是，某種學術派別上，我們或許是個行為主義者，但凡活著的，豈一句「行為」了得？這個時代如果有什麼毛病，「行為主義」是其一，我們太依靠肉眼，卻不相信「心」。或者說，我們總是訴諸於那些肉眼可見的、量化的，卻不相信那些更為真實的存在，只因為那些東西看不見。</text:span></text:p>
      <text:p text:style-name="P2"><text:span text:style-name="T1">我常說我很仰慕一個台灣人，之前是個劍橋留學生，後來改唸牛津，比我小幾歲。他從未做過什麼正義之舉，甚至有點與世隔絕，在別人眼裏，他可能有點呆，不「出色」，但在我眼裏，他卻是個極為罕見的義人，溫柔善良。認識他的第一眼，我就由衷仰慕這個人；我完全不需要去打聽他幹過一些什麼事，因為沒有人可以掩飾自己。</text:span></text:p>
      <text:p text:style-name="P2"><text:span text:style-name="T1">同樣地，一個混蛋，不管幹了多少正義之舉，仍然是個混蛋。我不是說行為不重要，而是說行為和靈魂之間並不是建立在一種機械關係上；沒辦法在兩者之間玩一種「連連看」的遊戲；某種行為並不會連結到某種心靈狀態。那是好萊塢電影，不是真實生命。</text:span></text:p>
      <text:p text:style-name="P2"><text:span text:style-name="T1">有話說：「人不可貌相」，這話是錯的。人不但可以貌相，一舉手一投足都隱藏不了真實的自己。</text:span></text:p>
      <text:p text:style-name="P2"><text:span text:style-name="T1">公私雖然一致，但私比公動人。有句話說：「惡魔藏在細微之處」，惡魔所在，美亦隨之，它們都是純粹的東西。因其私密而難以分享大眾，故而純粹。當我們接觸文學音樂藝術，難道不是被這個純粹的幽微之物給感動？</text:span></text:p>
      <text:p text:style-name="P2"><text:span text:style-name="T1">公眾上，我卻幾乎看不到什麼美麗的東西；偉大與美麗畢竟兩回事。地上花草，並不偉大，但它美麗；天上星辰也不偉大，但它燦爛。生命更是如此。</text:span></text:p>
      <text:p text:style-name="P2"><text:span text:style-name="T1">偉大是很讓人打呵欠的；只有美麗才足以使人精神振奮，感覺活著還蠻不錯，而美麗從不會出現在鎂光燈底下或歷史教科書上，美麗只會出現在人生幽微之處，舉手投足皆文章，非筆墨可形容，非影像能捕捉。許多時候，即便所謂邪惡也是美的，端看你用什麼樣的眼光看世界；美醜和對錯畢竟是兩回事。公眾事物有對錯，私人事物卻只有喜劇和悲劇之分；悲劇通常更為美麗一些。</text:span></text:p>
      <text:p text:style-name="P2"><text:span text:style-name="T1">生命只有現象，沒有法則，更無所謂正邪對錯；那不是我們看世界的方式。同一組肉眼可見的行為，也因此很可能有完全不一樣的意義。</text:span></text:p>
      <text:p text:style-name="P2"><text:span text:style-name="T1">維也納作家Karl Kraus 說得對，他說他寫一堆東西，無非只是想講這樣一句話：「尿壺和骨灰罈不一樣。」即便它們都是用同一種材質做成，但我們對待它的方式與態度，決定了它們的深刻不同。這個「不同」，並不存在它們的某個組成成份裏，就好像心靈或靈魂並不是藏在某個行為裏一樣。透過行為，我們看見了心，但是心卻不是由行為組成。我在湖面上看見了月光，但湖水裏卻找不到月亮。</text:span></text:p>
      <text:p text:style-name="P2"><text:span text:style-name="T1">前些日子給姪女寫了封信，講到《小王子》這本書。剪一段信件內容如下。我說：</text:span></text:p>
      <text:p text:style-name="P2"><text:span text:style-name="T1">「那西班牙學妹問我書中講到的 tame（馴服）是什麼意思。我苦思良久，至今不知怎麼解釋。我懂，卻說不上來。也許不光是「凡是重要的東西肉眼均不可見」，凡是重要的想法，大概也都不是嘴巴所能訴說。我們或是只能說：「我不知道什麼叫馴服，但是當它發生時，我知道它發生了。」</text:span></text:p>
      <text:p text:style-name="P2"><text:span text:style-name="T1">抄幾段小王子和他的狐狸朋友的對話給妳，很動人的。看了心裏會暖暖酸酸的喔。 括號後面是叔叔的翻譯：</text:span></text:p>
      <text:p text:style-name="P2"><text:span text:style-name="T1">p. 89</text:span><text:span text:style-name="T3"><text:line-break/></text:span><text:span text:style-name="T1">After a short silence he spoke again: "The stars are beautiful because of a flower one cannot see." Ireplied "of course" and I looked at the sand dunes under the moonlight in silence. （一陣短暫的沉默後，小王子又開口說道：「星星很美，因為背後有一朵我們看不見的花。」我（指狐狸）回答說：「沒錯！」然後靜靜看著月光下的沙丘。）</text:span></text:p>
      <text:p text:style-name="P2"><text:span text:style-name="T1">"The desert is beautiful", he added...And it was true. I have always loved the desert. One sits down on a sand dune, sees nothing, hears nothings. Yet one can feel a silent radiation... （「沙漠很美」，小王子又說道。「這倒是真的」，我也一直喜歡沙漠。一個人坐在沙丘上，什麼也看不見，什麼也聽不見，但你卻彷彿可以感受到一種沉默的光芒...）</text:span></text:p>
      <text:p text:style-name="P2"><text:span text:style-name="T1">"What makes the desert so beautiful", said the little prince, "is that it hides a well, somewhere..." （小王子說：「沙漠之所以如此美麗，是因為沙漠中藏著一口井，</text:span><text:span text:style-name="T3"><text:line-break/></text:span><text:span text:style-name="T1">就在沙漠的某處...」）</text:span></text:p>
      <text:p text:style-name="P2"><text:span text:style-name="T1">p.89</text:span><text:span text:style-name="T3"><text:line-break/></text:span><text:span text:style-name="T1">"Yes," I said to the little prince, "be it a house, the stars or the desert, the source of their beauty cannot be seen."（我對小王子說：「沒錯！正因為有些看不見的東西，所以那棟房子，那些星星或這沙漠，才會如此美麗。」）</text:span></text:p>
      <text:p text:style-name="P2"><text:span text:style-name="T1">p.90</text:span><text:span text:style-name="T3"><text:line-break/></text:span><text:span text:style-name="T1">I said to myself: "What I see here is nothing but a shell. What is most important is invisible...".（我對自己說道：「我所見只是表象，那最重要的東西正是肉眼看不見的。」）</text:span></text:p>
      <text:p text:style-name="P2"><text:span text:style-name="T1">p.82</text:span><text:span text:style-name="T3"><text:line-break/></text:span><text:span text:style-name="T1">"Goodbye", said the fox. "Now here is my secret. It is very simple. It is only with one's heart that one can see clearly. What is essential is invisible to the eye."...It is the time you lavished on your rose which makes your rose so important...Men have forgotten this basic truth", said the fox. "but you must not forget it. For what you have tamed you become responsible forever. You are responsible forever. You are responsible for your rose..."（狐狸說：再見了，小王子。現在讓我來告訴你我的秘密，那只是一個十分簡單的道理：人唯有用心去看，才有辦法清楚地看見。凡是重要的東西都是肉眼看不見的...正因為你在你的玫瑰花上耗費如許光陰，這玫瑰也因此而如此重要...可是，人們已經忘記了這個真理，但你絕不能忘：你所馴服的，你也將因此對她產生永遠的責任。你要為你的玫瑰花負責...）</text:span></text:p>
      <text:p text:style-name="P2"><text:span text:style-name="T1">pp. 76-77</text:span><text:span text:style-name="T3"><text:line-break/></text:span><text:span text:style-name="T1">"Who are you?" said the little prince. "You are very pretty..."（「你是誰」，小王子問道。「你很漂亮呢！」）</text:span></text:p>
      <text:p text:style-name="P2"><text:span text:style-name="T1">"I am a fox", said the fox.（我是一隻狐狸。）</text:span></text:p>
      <text:p text:style-name="P2"><text:span text:style-name="T1">"Come and play with me," suggested the little prince, "I am so terribly sad...."（小王子說：「來跟我玩吧！我心裏很難過...」）</text:span></text:p>
      <text:p text:style-name="P2"><text:span text:style-name="T1">"I cannot play with you," said the fox, "I am not tamed."（「我不能跟你玩。」狐狸說：「我還沒有被馴服呢。」）</text:span></text:p>
      <text:p text:style-name="P2"><text:span text:style-name="T1">"Oh! I'm sorry," said the little prince. But after some thought, he asked: "What does 'tame' mean?"（「啊！真對不起。」小王子說。思索了一會兒，他又說道：「可是，什麼是馴服呢？」）</text:span></text:p>
      <text:p text:style-name="P2"><text:span text:style-name="T1">"It is something which is too often forgotten,", said the fox. "It means to establish ties."（馴服是一種早已被人遺忘的事，狐狸說。它的意思就是「建立聯繫」。）</text:span></text:p>
      <text:p text:style-name="P2"><text:span text:style-name="T1">"To establish ties?"（「建立聯繫？」）</text:span></text:p>
      <text:p text:style-name="P2"><text:span text:style-name="T1">"That's right." said the fox. "To me, you are still just a little boy like a hundred thousand other little boys. And I have no need of you. And you have no need of me, either. To you, I am just a fox like a hundred thousand other foxes. But if you tame me, we shall need one another. To me, you will be unique. And I shall be unique to you."（「沒錯」，狐狸說：「對我來說，你還只是一個小男孩，只是其他千千萬萬個小男孩之一；我並不需要你，就好像你也不會需要我一樣。對你來說，我也不過是千千萬萬隻狐狸之一。但是，如果你馴服了我，我們將彼此需要對方。對我來說，你將獨一無二；在你眼裏，我也將是世上唯一。」）</text:span></text:p>
      <text:p text:style-name="P2"><text:span text:style-name="T1">"I am beginning to understand," said the little prince. "There is a flower...I think she has tamed me..."（「嗯，我想我有點明白了。」小王子說：「有這麼一朵花，我想她已經馴服了我...」）</text:span></text:p>
      <text:p text:style-name="P2"><text:span text:style-name="T1">"Possibly," said the fox. "One sees all sorts of things on Earth." （「有可能」，狐狸說， 「世上凡事都有可能。」）</text:span></text:p>
      <text:p text:style-name="P2"><text:span text:style-name="T1">p.99</text:span><text:span text:style-name="T3"><text:line-break/></text:span><text:span text:style-name="T1">"Just as for the flower. If you love a flower which happens to be on a star, it is sweet at night to gaze at the sky. All the stars are a riot of flowers."（這就像花一樣，如果你愛上了一朵生長在一顆星星上的花，那麼，當你夜裏仰望星空，你將感到如許甜蜜，彷彿所有星星都開滿了花。）</text:span><text:span text:style-name="T3"><text:line-break/></text:span></text:p>
      <text:p text:style-name="P1"><text:span text:style-name="T1">陳真 | 2005.04.11 10:29 | </text:span><text:span text:style-name="T2">#</text:span></text:p>
      <text:p text:style-name="P3"><text:span text:style-name="T1">美不是一層皮</text:span></text:p>
      <text:p text:style-name="P3"><text:span text:style-name="T1">陳真 2005. 4. 10.</text:span></text:p>
      <text:p text:style-name="P3"><text:span text:style-name="T1">因為某些不可思議的家庭因素，唸國中時整整餓了兩年，每天頂多只能吃一碗泡麵或陽春麵（絕無誇張）。上高中後，瞬間恢復「鉅子」生活型態。當同學們一個月只付幾百塊房租時，我住在台北火車站前某家大飯店，一個月一萬兩千塊房租。想去吃圓山就去圓山，想去（楊麗花開的）青葉就去青葉，揮金如土，面不改色。</text:span></text:p>
      <text:p text:style-name="P3"><text:span text:style-name="T1">那時是高中生，但有錢就是老大，氣宇非凡，即便身上穿著汗衫，照樣一個人夾著拖鞋上大飯店吃喝。上大學後，瞬間又跌入貧窮的恐怖地獄，持續多年。有錢氣宇軒昂，沒錢連氣質也變了。現在就算西裝領帶，氣質還是與流浪漢無異。</text:span></text:p>
      <text:p text:style-name="P3"><text:span text:style-name="T1">這幾個貧富極端的時期，行為當然不一樣。一個吃香喝辣，一個餓得像具骷髏頭，就像電視上常見的非洲饑民（絕不誇張）。大學時，自己一個人吃過最貴的一餐是 47元（因為那天剛好同時領了兩份家教薪水）。記得結帳時，老闆娘說：「一共 47。」我一聽，腿都軟了，付了錢後，像游魂一樣飄出店外，自責不已。</text:span></text:p>
      <text:p text:style-name="P3"><text:span text:style-name="T1">我要說的是，貧富極端差異，行為自然也極端不同，但我的心並沒有變。貧也好，富也罷，我心裏在乎與不在乎的東西並沒有兩樣。不是說行為不重要，而是說行為「本身」並不足以看出一個人內心虔誠與否。越是敏感，越能看見那些肉眼看不見但卻真實存在的東西。</text:span></text:p>
      <text:p text:style-name="P3"><text:span text:style-name="T1">「心」，某種程度上決定了發言的正當性。我們之所以覺得某某人很爛，批評他沒有資格說這樣那樣的話，不光是因為他的行為本身，更因為他的心。心透過行為而顯現，但心並無法化約成某一組特定行為，更不可能在兩者之間劃等號。或者說，心顯現的方式並非依循某種機械原理或好萊塢公式。好萊塢電影之所以令人打呵欠，不是沒有道理，因為它毫無想像力，它沒有詩的成份，它只是一組一組有關「賣座」的公式。</text:span></text:p>
      <text:p text:style-name="P3"><text:span text:style-name="T1">講通俗一點，我們無法根據某人表面生活的優渥與否來賦予發言權。同樣地，一個窮兮兮苦哈哈的人，也不會因此獲得更多發言正當性。如果有個東西能決定發言份量，那肯定不是行為本身，而是那個「人」。而人是一切綜合考量，人不光是某種行為指數或行為量表。</text:span></text:p>
      <text:p text:style-name="P3"><text:span text:style-name="T1">再說，許多時候，我們並無法選擇處境，而處境幾乎就已決定某種行為類型。可當你無從選擇處境時，依然可以保持心之純粹。在這個意義上，生活奢儉與否，社會地位崇高與否，與發言正當性並無關聯。</text:span></text:p>
      <text:p text:style-name="P3"><text:span text:style-name="T1">或許你可以像甘地那樣，寧願從幾千英鎊收入自動降到七塊錢，與窮人一起過窮日子。但甘地是甘地，甘地有他的生命處境，我們有我們的，沒有人是典範。或許不完美，但甘地又何曾完美？完美不是一種美德，它只是一種妄想。順其自然才是美德。</text:span></text:p>
      <text:p text:style-name="P3"><text:span text:style-name="T1">維根斯坦同樣拋棄了鉅額財富（他家是維也納的王永慶），過著清貧日子，但他並非為了某種道德原則。如果拋棄錢財使他快樂，美事一樁，何樂不為？反之亦然。</text:span></text:p>
      <text:p text:style-name="P3"><text:span text:style-name="T1">道德不是目的，美感才是，那是一種快樂的感覺。就像魚從地面到了水裏頭一樣。用道德眼光檢驗生命、丈量行為尺度，只是自欺欺人。美醜畢竟比對錯更重要，而美醜並不是行為面上的一層皮。</text:span><text:span text:style-name="T3"><text:line-break/></text:span></text:p>
      <text:p text:style-name="P1"><text:span text:style-name="T1">魏福全 | 2005.04.11 00:33 | </text:span><text:span text:style-name="T2">#</text:span></text:p>
      <text:p text:style-name="P2"><text:span text:style-name="T1">人的私領域大多是很令人難以恭維的 越是私密的地方就越顯示人性惡的一面 以及和公領域之間的落差. 人性若不惡怎能又''正義懍然 犧牲奉獻''又在地球上搞出這麼大的局面？''美化 推崇''是人的特異功能之一 但是很難用在人的私領域. 我相信神只在天上而不在人間 所以我拜神不拜人.</text:span><text:span text:style-name="T3"><text:line-break/></text:span><text:span text:style-name="T1">璩美鳳在光碟事件之後 第一次上電視接受一個新節目的專訪 主持人是胡忠信 主持人追問她是否承認自己就是光碟中的主角 她回答''非常神似''我覺得這已經是她所能做的最誠實的回答了 但卻引起主持人的不滿 還寫文章批評政治人物怎可不誠實. 我覺得這是一個女人赤身裸體被眾人用眼光攻擊時的一種本能的遮掩自衛反應.這件事不影響我對胡忠信先生的整體觀感 只是覺得私領域和公領域應該有不同的眼光去看才對 才不會又推崇又大失所望 有點''種了芭蕉 又怨芭蕉''的味道 就像李敖和我之間曾經有點小小的誤會 但也不影響我對他整體的觀感和評價 因為我知道這是會發生的事.</text:span></text:p>
      <text:p text:style-name="P1"><text:span text:style-name="T1">學姊 | 2005.04.10 22:14 | </text:span><text:span text:style-name="T2">#</text:span></text:p>
      <text:p text:style-name="P3"><text:span text:style-name="T1">不對不對, 我不是說自己人不能批評, 我怎麼可能那麼迂腐? 我是說, 那第一篇沒有"針對"qegg的發言回應, 因為她又沒有在討論哪一種社會參與模式好. 由我對董事長發言的大膽檢討, 就可以證明我是六親不認堅持真理的!!</text:span></text:p>
      <text:p text:style-name="P3"><text:span text:style-name="T1">最近看了王尚勤編的李敖情書, 對李敖王尚勤印象大打折扣. 我覺得我們大部分時候都傾向美化著名人物, 以為"某一"方面的卓越, 或許就代表了"全面性"的真善美. 其實撇開公眾意義, 回歸到一個"人"的平台, 美好的人與事應該是平凡易得的, 但卻難見於明星式的人物生活.</text:span></text:p>
      <text:p text:style-name="P1"><text:span text:style-name="T1">qegg | 2005.04.10 10:21 | </text:span><text:span text:style-name="T2">#</text:span></text:p>
      <text:p text:style-name="P2"><text:span text:style-name="T1">嗯嗯... 其實我今天在回文之前，也一直在想這個「發言權與身份的問題」。不過以我這種笨腦袋，常常都只能把問題想成一團漿糊，越想越迷糊。</text:span></text:p>
      <text:p text:style-name="P2"><text:span text:style-name="T1">我記得陳老大以前寫過的舊文，就是關於教師上街頭，回應李筱峰文章的那一系列。我覺得很有道理啊！一個人支持某種他覺得正確的事，並不需要做出許多犧牲才能集滿某種點數換來發言權。</text:span></text:p>
      <text:p text:style-name="P2"><text:span text:style-name="T1">我自己雖然也滿口階級平等之類的高調，但也過著很優渥的生活，也會羨慕那些有錢上美容院打扮得漂漂亮亮的女生。(有時覺得自己很可鄙)</text:span></text:p>
      <text:p text:style-name="P2"><text:span text:style-name="T1">但是反過來說，有時也難免會用某某人的行為來看那個人說得話。就好像阿扁也常常講一些很正確好聽的話，忍不住就會想要打個折扣來聽。我搞不清楚這其中的界線到底在哪？</text:span></text:p>
      <text:p text:style-name="P2"><text:span text:style-name="T1">以愛因斯坦的例子而言，很可能是我用放大鏡來看了他的缺點。所以我才說，我很難想像，意思也是我想像力不夠啦！</text:span><text:span text:style-name="T3"><text:line-break/></text:span></text:p>
      <text:p text:style-name="P1"><text:span text:style-name="T1">陳真 | 2005.04.10 09:32 | </text:span><text:span text:style-name="T2">#</text:span></text:p>
      <text:p text:style-name="P3"><text:span text:style-name="T1">對啊,就是說嘛,哪有說不能講不一樣的話的?! 如果大家知道的東西或想法都一模一樣,那就根本不用討論或講話了.</text:span></text:p>
      <text:p text:style-name="P3"><text:span text:style-name="T1">至於發言權與身份的問題,我倒有些思考,只是說來話長,且按下不表. 簡單說, 我天天吃魚, 但依然還是可以說自己是動保人士. 這並沒有矛盾. 邏輯世界有所謂矛盾, 因為它是黑白的, 但活物的世界卻是彩色, 矛盾並不存在. 或許不完美,但活的世界的美德不是完美,不是嚴謹,而是缺陷.</text:span></text:p>
      <text:p text:style-name="P3"><text:span text:style-name="T1">如果有人說他不這麼認為,如果有人認為自己行事完美,那麼,只要告訴我一些個人實際資料,我馬上可以指出那自認的所謂完美裏頭有多少巨大的缺陷.</text:span></text:p>
      <text:p text:style-name="P3"><text:span text:style-name="T1">至於愛因斯坦對太太好不好,這問題肯定比相對論還難. 套我常引用的兩句話: 一是 "不要玩別人靈魂深處的東西" (維根斯坦),一是 "最重要的問題從哪裡開始,我們的研究就該在哪裏結束" (史蒂文生),或者說,最重要的問題從哪裡開始,我們的話語就該在哪裡結束.</text:span></text:p>
      <text:p text:style-name="P3"><text:span text:style-name="T1">這種問題只能拿它當詩的材料看,而不是當成呈堂證供. 邏輯依據的是一定的自然法則,但人不是, 任何生命都不是. 我到劍橋唸哲學, 寫的第一篇 "作文", 文章前引了一段話當做全文精神.那是莎士比亞在哈姆雷特裏的一句話: "There are more things in heaven and earth, Horatio, than are dreamt of in your philosophy."</text:span></text:p>
      <text:p text:style-name="P3"><text:span text:style-name="T1">天地之大,超乎你所謂的哲學所能想像.</text:span></text:p>
      <text:p text:style-name="P3"><text:span text:style-name="T1">親系譜上(http://kinship.habago.org/archives/000149.html),我貼了一篇去年12月給張老師月刊寫的文章,標題是: "一個精神科醫師的有口難言", 這不是網路舊稿,但也不怎麼新,新舊拼湊而成,反覆講來講去不外是莎士比亞這句話:</text:span></text:p>
      <text:p text:style-name="P3"><text:span text:style-name="T1">天地之大,超乎你所謂的哲學所能想像.</text:span></text:p>
      <text:p text:style-name="P3"><text:span text:style-name="T1">陳真 2005. 4. 10.</text:span></text:p>
      <text:p text:style-name="P1"><text:span text:style-name="T1">qegg | 2005.04.10 06:24 | </text:span><text:span text:style-name="T2">#</text:span></text:p>
      <text:p text:style-name="P2"><text:span text:style-name="T1">反駁沒有什麼關係啊！人與人本來就是意見不一致，才會有「討論」，交換意見等等... 而且討論是不分自己人、外人甚至敵人的。</text:span></text:p>
      <text:p text:style-name="P2"><text:span text:style-name="T1">有的時候我覺得人跟人會有不同意見，跟所接觸的資訊不同極為有關。我對於愛因斯坦在人文方面的貢獻所知不多，最近參加很多跟愛因斯坦有關的seminar，沒有聽到什麼令人耳目一新的事蹟或是觀點。只是對於這些反覆的worship這個人的儀式覺得有點反感。也許這也跟給演講的人有關吧？觀點經過複誦之後常常只能造成曲解而已。我想由陳老大來介紹愛因斯坦的話，應該比較不同一些吧？</text:span></text:p>
      <text:p text:style-name="P2"><text:span text:style-name="T1">今年一月時去了一趟普林斯頓，當然也參觀了赫赫有名的「高等研究院」。大家都知道能到高等研究院做faculty是極備尊榮的一件事(我有點搞不懂不用教書為何叫faculty...)。都是「天才」才進得去。進去了之後，一輩子就不用教學或出paper。這些聽起來都挺理想的。可是去看了之後，覺得蠻失望的。高等研究院為了供養這些天才，特別請了歐式的廚師為食堂掌廚。每天的下午茶時間，則用高級的餐具奉上院內自製的精緻紅茶及咖啡。普林斯頓整個城鎮都給人這種感覺。你如果不是天才，或者不是富人，就好像不是人一樣。剛從火車站下車時，因為不知道方向，跑到一個便利商店去問路。超商中都是一些黑人或者工人模樣的人，不論跟誰問路，每個人都一臉惶恐地說：「我不是這裡的人！我不知道！」剛開始還覺得很奇怪，在這裡工作，為何不是這裡的人？後來才感受到，那種有點像高級俱樂部的氣氛。到處都是一道一道的藩籬，劃分出不同等級的人。</text:span></text:p>
      <text:p text:style-name="P2"><text:span text:style-name="T1">同樣也是眾多物理學子心目中偶像的費曼，就曾經婉拒過高等研究院提供的職位。我覺得很難想像一個人能同時坐在高等研究院裡享受superstar的特殊待遇，然後高唱社會主義、階級平等之類的理想。可能因為自己是女生的關係，我也很難想像一個愛人類的人能夠不疼老婆。就像李敖，雖然大男人得不行，看起來也很花，但是對夫人還是很好的(至少看起來很疼老婆)。</text:span></text:p>
      <text:p text:style-name="P2"><text:span text:style-name="T1">不過這些都只是一些很粗淺的想法。我實在讀的不夠多，應該請陳真多介紹一些這方面的東西。</text:span><text:span text:style-name="T3"><text:line-break/></text:span></text:p>
      <text:p text:style-name="P1"><text:span text:style-name="T1">陳真 | 2005.04.09 20:56 | </text:span><text:span text:style-name="T2">#</text:span></text:p>
      <text:p text:style-name="P3"><text:span text:style-name="T1">《他是全人類命運的關注者》裏提到愛因斯坦：</text:span></text:p>
      <text:p text:style-name="P3"><text:span text:style-name="T1">「反對法西斯滅絕猶太人的暴行，為爭取猶太人的生存權利而大聲疾呼。但他也反對狹隘的猶太民族主義，希望看到猶太人『同阿拉伯人在和平共處的基礎上達成公平合理的協定，而不希望創立一個猶太國。』他反對美國的種族歧視政策，支援黑人的解放運動，並呼籲『美國黑人在這個方向上所作的堅定的努力，應當得到大家的讚揚和支援。』」</text:span></text:p>
      <text:p text:style-name="P3"><text:span text:style-name="T1">還有，文末有個錯字，不是「曾」，是「會」：</text:span></text:p>
      <text:p text:style-name="P3"><text:span text:style-name="T1">「誰若標榜自己是真理和知識領域的裁判官，他就會被諸神的笑聲所淹沒。」</text:span></text:p>
      <text:p text:style-name="P3"><text:span text:style-name="T1">p.s.：這句話應該寫在精神醫學教科書的第一頁才對。精神醫學是醫學中最不科學的，因為面對的不光是「腦」，許多時候是看不見的「心」，有著無法實證的諸多成份。但也正因為不科學，缺乏客觀知識「判準」（criteria），於是「位階」或「權力」之類的東西反倒經常取而代之；簡單說就是官大學問大。</text:span></text:p>
      <text:p text:style-name="P3"><text:span text:style-name="T1">陳真 2005. 4. 9.</text:span><text:span text:style-name="T3"><text:line-break/></text:span></text:p>
      <text:p text:style-name="P1"><text:span text:style-name="T1">陳真 | 2005.04.09 16:53 | </text:span><text:span text:style-name="T2">#</text:span></text:p>
      <text:p text:style-name="P2"><text:span text:style-name="T1">抱歉抱歉貼錯了,那篇 "他是全人類命運的關注者",網址應該是:</text:span></text:p>
      <text:p text:style-name="P2"><text:span text:style-name="T1">http://www.china.org.cn/chinese/zhuanti/xdl100/773777.htm</text:span></text:p>
      <text:p text:style-name="P2"><text:span text:style-name="T1">我貼錯的那個網址是愛因斯坦寫的一篇有關社會主義的文章,本來想貼,但覺得枯燥,所以算了.</text:span></text:p>
      <text:p text:style-name="P2"><text:span text:style-name="T1">陳真 2005. 4. 9.</text:span><text:span text:style-name="T3"><text:line-break/></text:span></text:p>
      <text:p text:style-name="P1"><text:span text:style-name="T1">陳真 | 2005.04.09 16:44 | </text:span><text:span text:style-name="T2">#</text:span></text:p>
      <text:p text:style-name="P3"><text:span text:style-name="T1">愛因斯坦和 Chomsky</text:span></text:p>
      <text:p text:style-name="P3"><text:span text:style-name="T1">陳真 2005. 4. 9.</text:span></text:p>
      <text:p text:style-name="P3"><text:span text:style-name="T3"><text:line-break/></text:span><text:span text:style-name="T1">Chomsky 比較羅素和愛因斯坦那段話出現在 Robert F. Barsky 編的《Noam Chomsky》p. 33。</text:span></text:p>
      <text:p text:style-name="P3"><text:span text:style-name="T1">有個人叫Sanderson Beck，是個唸宗教與教育哲學的美國學者，也是個反戰人士和非暴力信仰運動者，曾因拒絕參加越戰而入獄。他有個網站（http://www.san.beck.org/index.html#8），值得加入「我的最愛」，裏頭有篇文章（http://www.san.beck.org/GPJ32-Chomsky.html），也引用了Chomsky 這段話。</text:span></text:p>
      <text:p text:style-name="P3"><text:span text:style-name="T1">Beck 說：「他（指 Chomsky）特別仰慕羅素，並拿他和另一個偉大的和平主義者相比較，那就是愛因斯坦。羅素和愛因斯坦兩人都對『人性的危機』」這問題有所回應。」（以下是 Chomksy那段話）</text:span></text:p>
      <text:p text:style-name="P3"><text:span text:style-name="T1">「愛因斯坦的回應方式是在普林斯敦過著舒服的生活，致力於他所熱愛的研究，只花幾個月的時間，發表一些如神諭般的宣示。羅素卻帶領群眾示威，被警察拖著走，並針對當時的社會問題寫了無數文章，組織戰犯審判團體等等。但是，結果呢？結果是羅素飽受譴責與辱罵，但愛因斯坦卻被尊為聖徒。這令人驚訝嗎？一點也不。」</text:span></text:p>
      <text:p text:style-name="P3"><text:span text:style-name="T1">He especially admired Bertrand Russell and compared his life and reputation to another great pacifist, Albert Einstein. Both responded to the "grave dangers facing humanity."</text:span></text:p>
      <text:p text:style-name="P3"><text:span text:style-name="T1">Einstein responded by living a very comfortable life in Princeton</text:span><text:span text:style-name="T3"><text:line-break/></text:span><text:span text:style-name="T1">and dedicating himself to research that he loved,</text:span><text:span text:style-name="T3"><text:line-break/></text:span><text:span text:style-name="T1">taking a few moments for an occasional oracular statement.</text:span><text:span text:style-name="T3"><text:line-break/></text:span><text:span text:style-name="T1">Russell responded by leading demonstrations</text:span><text:span text:style-name="T3"><text:line-break/></text:span><text:span text:style-name="T1">and getting himself dragged off by the cops,</text:span><text:span text:style-name="T3"><text:line-break/></text:span><text:span text:style-name="T1">writing extensively on the problems of the day,</text:span><text:span text:style-name="T3"><text:line-break/></text:span><text:span text:style-name="T1">organizing war crimes trials, etc.</text:span><text:span text:style-name="T3"><text:line-break/></text:span><text:span text:style-name="T1">The result? Russell was and is reviled and condemned.</text:span><text:span text:style-name="T3"><text:line-break/></text:span><text:span text:style-name="T1">Einstein is admired as a saint.</text:span><text:span text:style-name="T3"><text:line-break/></text:span><text:span text:style-name="T1">Should that surprise us? Not at all.1</text:span></text:p>
      <text:p text:style-name="P3"><text:span text:style-name="T1">qegg 上次說，「愛因斯坦在科學上成就卓著，但是政治觀點跟一般人沒啥兩樣，還稍微有點天真」。我引了這段話，有人罵說我怎麼膽敢反駁自己人！但我上回並無反駁之意（這回才有），我只是聯想到Chomsky 也對愛因斯坦提出批評，但我覺得他的批評並不合理。</text:span></text:p>
      <text:p text:style-name="P3"><text:span text:style-name="T1">Chomsky 認為愛因斯坦社會運動做太少，可是，據我了解，愛因斯坦所做的，應該不少於 Chomsky 才對。不但深度廣上不少於Chomsky，如果要比言論之招惹危險程度，更不是 Chomsky 所能望其項背。愛因斯坦當時的所作所為是隨時會死人、抄家滅族的，但Chomsky 有這樣的危險嗎？</text:span></text:p>
      <text:p text:style-name="P3"><text:span text:style-name="T1">至於 qegg 說愛因斯坦「政治觀點跟一般人沒啥兩樣，還稍微有點天真。」「有點天真」是恭維還是批評？也常有人說我這方面思想天真（比如過去那些「同志們」就常這麼說）。我搞不清這是恭維或批評，因為人們說這話時似乎總帶點肯定之意。要不是有某些「天真」的笨蛋當墊腳石，哪輪得到這些精明的膽小鬼出頭天？</text:span></text:p>
      <text:p text:style-name="P3"><text:span text:style-name="T1">就算 Chomsky 也常被許多社會科學學者批評為「無知」、「幼稚」、「外行」等等。我不是唸社會科學，但不以為社會科學這東西有什麼智能上的難度，居然會困難到讓「外行人」如此難以發言。以政治學或社會學或法律來講，細部的道理或枝枝節節的探究，或許是艱難的（或者說煩瑣的），但是，對人權或政治或社會發展採取一種觀點或信念，卻非智能上艱難之事。</text:span></text:p>
      <text:p text:style-name="P3"><text:span text:style-name="T1">哲學也是，要搞明白 realism 或許很難，但是，要搞明白「前面有棵樹」、「我看到牆角有一隻蜘蛛」、「地球依然運轉著」、「天亮了」、「四月了劍橋居然還下雪」、「我還欠同學六百萬」等等，卻一點也不難。</text:span></text:p>
      <text:p text:style-name="P3"><text:span text:style-name="T1">我不懂相對論，但是，對於愛因斯坦在物理以外的思想倒頗有一番了解。有人說霍金是另一個愛因斯坦，物理學上或許是（我不知道是不是），但在思想上，卻淵壤有別。霍金在物理以外的思想，很可能跟一個國中生差不多。但愛因斯坦對於種種政治或社會理念的想法，絕對足以反映這個人思維之細膩與複雜。</text:span></text:p>
      <text:p text:style-name="P3"><text:span text:style-name="T1">另外，我也挺佩服他對於一些哲學概念精準的掌握，佩服他對於偶像崇拜的重度感冒與言行一致（他甚至連死後也不願人們祭拜悼念），佩服他之種種具體見解，反極權、反戰、反核武、反資本主義、反消費等等，我看不出哪一點天真？</text:span></text:p>
      <text:p text:style-name="P3"><text:span text:style-name="T1">我倒覺得許多中國民運人士挺天真（我不敢說全部，但也的確一時想不出誰例外），動輒反恐，動輒歌頌美國，並一概以美式民主為依歸。Moral上，我佩服他們的道德勇氣，但intellectual 上卻毫無吸引人之處。</text:span></text:p>
      <text:p text:style-name="P3"><text:span text:style-name="T1">至於愛因斯坦，我看不出他在政治或社會思想上哪一點天真。我只看到深沉、細膩和複雜。如果要拿他和 Chomsky 比，比思想深度的話，愛因斯坦無疑要更勝一籌。</text:span></text:p>
      <text:p text:style-name="P3"><text:span text:style-name="T1">p.s.：底下是我手邊一篇文章，寫得還不錯，建議閱讀。我知道愛因斯坦不是模範丈夫，脾氣很不好，後人找到一張他寫給他阿那達的紙條，上面寫著：「我問妳問題時，妳要馬上給我回答！」的確可惡至極。但是，兩性 EQ 指數或許不及格，其它方面該有的分數還是要有。</text:span></text:p>
      <text:p text:style-name="P3"><text:span text:style-name="T1">==========</text:span><text:span text:style-name="T3"><text:line-break/></text:span><text:span text:style-name="T1">http://forum.blogchina.com/p630913.html</text:span></text:p>
      <text:p text:style-name="P3"><text:span text:style-name="T1">他是全人類命運的關注者</text:span></text:p>
      <text:p text:style-name="P3"><text:span text:style-name="T1">TOM</text:span><text:span text:style-name="T3"><text:line-break/><text:line-break/></text:span><text:span text:style-name="T1">愛因斯坦熱愛科學，也熱愛人類。他沒有因為埋頭於科學研究而把自己置身於社會之外，一直關心著人類的文明和進步，並為之頑強、勇敢地戰鬥。他說過：“人只有獻身於社會，才能找出那實際上是短暫而又有風險的生命的意義”，他自己正是這樣去做的。</text:span></text:p>
      <text:p text:style-name="P3"><text:span text:style-name="T1">1914年4月，愛因斯坦接受德國科學界的邀請，遷居到柏林，8月即爆發了第一次世界大戰。他雖身居戰爭的發源地，生活在戰爭鼓吹者的包圍之中，卻堅決地表明瞭自己的反戰態度。</text:span></text:p>
      <text:p text:style-name="P3"><text:span text:style-name="T1">9月，愛因斯坦參與發起反戰團體“新祖國同盟”，在這個組織被宣佈為非法、成員大批遭受逮捕和迫害而轉入地下的情況下，愛因斯坦仍堅決參加這個組織的秘密活動。</text:span></text:p>
      <text:p text:style-name="P3"><text:span text:style-name="T1">10月，德國的科學界和文化界在軍國主義分子的操縱和煽動下，發表了所謂“文明世界的宣言”，為德國發動的侵略戰爭辯護，鼓吹德國高於一切，全世界都應該接受“真正德國精神”。在“宣言”上簽名的有九十三人，都是當時德國有聲望的科學家、藝術家和牧師等。就連能斯脫、倫琴、奧斯特瓦爾德、普朗克等都在上面簽了字。當徵求愛因斯坦簽名時，他斷然拒絕了，而同時他卻毅然在反戰的《告歐洲人書》上簽上自己的名字。這一舉動震驚了全世界。</text:span></text:p>
      <text:p text:style-name="P3"><text:span text:style-name="T1">1917年，列寧領導的蘇聯社會主義革命勝利後，愛因斯坦熱情地支援這個偉大的革命，讚揚這是一次對全世界將有決定性意義的、偉大的社會實驗，表示：“我尊敬列寧，因為他是一位有完全自我犧牲精神、全心全意為實現社會正義而獻身的人。我並不認為他的方法是切合實際的，但有一點可以肯定：象他這種類型的人，是人類良心的維護者和再造者。”</text:span></text:p>
      <text:p text:style-name="P3"><text:span text:style-name="T1">1918年11月，德國工人和士兵在俄國十月革命勝利的影響和鼓舞下，發動起義，推翻了德皇威廉二世下臺第三天，愛因斯坦即給他的母親連續寫了兩張明信片，歡呼“偉大的事變發生了……親身經歷了這個事變是多麼榮幸！”</text:span></text:p>
      <text:p text:style-name="P3"><text:span text:style-name="T1">在二十年代到三十年代初期，愛因斯坦基本上是一個絕對的和平主義者。但是，侵略和掠奪戰爭不斷發生的現實，打破了他那美好的夢想。特別是1933年希特勒上臺後，德國日益法西斯化，使愛因斯坦意識到新的野蠻戰爭不可避免，促使他改變了自己的觀點。</text:span></text:p>
      <text:p text:style-name="P3"><text:span text:style-name="T1">他明確表示：“當法律和人類尊嚴必需保衛時，我們一定要戰鬥。自從法西斯的危險到來後，現在我不再相信絕對的被動的和平主義是有效的了。只要法西斯主義統治歐洲，那就不會有和平。”</text:span></text:p>
      <text:p text:style-name="P3"><text:span text:style-name="T1">由於愛因斯坦的進步活動，又因為他是猶太人，因而被德國納粹分子列為重要的迫害對象，幸而他1932年底離開德國到美國講學，才未遭毒手。他在柏林的住屋被查抄和搗毀，他的財產被沒收，他的著作被焚毀，納粹還懸賞二萬馬克要殺害他。</text:span></text:p>
      <text:p text:style-name="P3"><text:span text:style-name="T1">面對納粹分子暗殺的危險，愛因斯坦沒有絲毫的畏懼，而是更堅定地戰鬥。當他的摯友勞厄寫信勸他對政治問題採取明哲保身的態度時，他當即回信表示：</text:span></text:p>
      <text:p text:style-name="P3"><text:span text:style-name="T1">“我不同意您的觀點，說科學家對政治問題——在較廣泛的意義上來說就是人類事務——應當默不作聲。德國的情況表明，這種克制會導致：不作任何抵抗就把領導權拱手讓給那些盲目的和不負責任的人。這種克制豈不是缺乏責任心的表現嗎？試問，要是喬爾丹諾．布魯諾、斯賓諾莎、伏爾泰和洪堡德也都是這樣想，這樣行事，那麼（今天）我們會在哪里呢？我對我所說過的話，沒有一個字感到後悔，而且相信我的行動是在為人類服務。”</text:span></text:p>
      <text:p text:style-name="P3"><text:span text:style-name="T1">他不顧個人安危，大聲疾呼，指出法西斯就意味著戰爭，和平必須用武裝來保衛，呼籲美國人民起來同法西斯作鬥爭。</text:span></text:p>
      <text:p text:style-name="P3"><text:span text:style-name="T1">在為人類的進步事業而戰鬥的歷程中，愛因斯坦一直關心著被壓迫、被奴役的國家和民族。他反對法西斯滅絕猶太人的暴行，為爭取猶太人的生存權利而大聲疾呼。但他也反對狹隘的猶太民族主義，希望看到猶太人“同阿拉伯人在和平共處的基礎上達成公平合理的協定，而不希望創立一個猶太國”。他反對美國的種族歧視政策，支援黑人的解放運動，並呼籲“美國黑人在這個方向上所作的堅定的努力，應當得到大家的讚揚和支援”。</text:span></text:p>
      <text:p text:style-name="P3"><text:span text:style-name="T1">愛因斯坦年青時就關心社會主義的思想。在德國當教授，有機會被邀請在外國講演，他往往把得的酬報捐助給柏林的窮人。在美國生活，他有機會體會這個資本主義制度的社會，他認為資本主義是罪惡的製造所，一切道德意識的麻痺現象，都是由資本主義所導致的。</text:span></text:p>
      <text:p text:style-name="P3"><text:span text:style-name="T1">在五十年代美國麥卡錫份子興風作浪的時期，麥卡錫參議員說他是“美國的第一敵人”，而一些狂熱人士還造謠說他是共產份子，並且說他的前助手英費爾德從他那裏知道原子彈的材料，準備供給蘇聯這些情報。</text:span></text:p>
      <text:p text:style-name="P3"><text:span text:style-name="T1">事實上，他除了為擔心納粹能製造新式武器，在1939年8月2日向羅斯福總統建議這方面該進行研究寫的一封信外，他以後完全不知道美國政府秘密從事原子彈的製造，一些從事這工作的愛因斯坦的朋友也對他保密不讓他知道有這回事。但當他知道德國沒有製成原子彈，而美國已造出原子彈後，他的心情感到沈重和不安。他說，如果他知道德國不會製造原子彈，他就不會為“打開這個潘多拉魔匣做任何事情。”</text:span></text:p>
      <text:p text:style-name="P3"><text:span text:style-name="T1">當愛因斯坦後來從無線電廣播知道美國對廣島、長崎投下原子彈，殺傷許多平民時他感到非常痛心。他後來寫了一封告美國公民書，說：“我們將此種巨大力量解放的科學家們，對於一切事物都要優先負起責任，必須限制原子能絕對不能使用來殺害全人類，而是用來增進人類的幸福方面。”1955年，愛因斯坦與羅素聯名發表了反對核戰爭和呼籲世界和平的《羅素—愛因斯坦宣言》。</text:span></text:p>
      <text:p text:style-name="P3"><text:span text:style-name="T1">在1949年愛因斯坦寫了一篇《為什麼要社會主義？》的論文。在這裏，他提出了現在看來還是正確的看法！“計劃經濟還不就是社會主義。計劃經濟本身可能伴隨著對個人的完全奴役。社會主義的建成，需要解決這樣一些極端困難的社會——政治問題，鑒於政治權力和經濟權力的高度集中，怎樣才有可能防止行政人員變成權力無限和傲慢自負呢？怎樣能夠使個人的權利得到保障，同時對於行政權力能夠確保有一種民主的平衡力量呢？”</text:span></text:p>
      <text:p text:style-name="P3"><text:span text:style-name="T1">在五十年代初，蘇聯的一些科學院士和物理學家攻擊愛因斯坦是“資產階級反動權”。七十年代“四人幫”也拾人牙慧用這樣的話攻擊愛因斯坦，說他的科學是“反唯物辯證法”。而在1953年愛因斯坦就寫下了這樣的話：“誰要是把自己標榜為真理和知識領域裏的裁判官，他就曾被諸神的笑聲所覆滅。”</text:span><text:span text:style-name="T3"><text:line-break/></text:span></text:p>
      <text:p text:style-name="P1"><text:span text:style-name="T1">eric | 2005.04.08 19:26 | </text:span><text:span text:style-name="T2">#</text:span></text:p>
      <text:p text:style-name="P2"><text:span text:style-name="T1">心有所感, 貼一文.</text:span><text:span text:style-name="T3"><text:line-break/></text:span><text:span text:style-name="T1">======</text:span></text:p>
      <text:p text:style-name="P2"><text:span text:style-name="T1">蓋棺論定可以休矣</text:span><text:span text:style-name="T3"><text:line-break/></text:span><text:span text:style-name="T1">許紀霖</text:span><text:span text:style-name="T3"><text:line-break/></text:span><text:span text:style-name="T1">http://www.cc.org.cn/newcc/browwenzhang.php?articleid=3401</text:span><text:span text:style-name="T3"><text:line-break/></text:span><text:span text:style-name="T1">生平最怕之事，乃是出席追悼會。悲哀尚在其次，最恐懼的是那一套儀式：由單位出面主持，放哀樂默哀三分鐘，有關領導致悼詞，家屬致答詞，全體三鞠躬，繞遺體一圈告別，大家作鳥獸散。假如去世者高夀，還有一頓豆腐飯。</text:span></text:p>
      <text:p text:style-name="P2"><text:span text:style-name="T1">　　這，仿佛已經形成了當代中國的喪葬文化。這套千人一面的葬禮儀式，究竟哪個年頭開始形成，有待考證。我推測，一定是與中國人的單位化有關。什麽是單位化，要讓不瞭解咱們國情的老外理解，頗費口舌，但每個生長于斯的同胞們，卻心領默會。早一、二十年，一個中國人離開了單位，簡直寸步難行，那個時候，還沒有身份證，出門一定要有單位證明，否則就是盲流或逃亡地主，要被抓起來。即使不出門，平時的吃喝拉撒，包括出生入死，也要靠單位給你安排。單位管著每一個職工的計劃生育，還全權負責他的喪葬儀式。假如沒有單位，一個人便生如喪家之犬，死無葬身之地。</text:span></text:p>
      <text:p text:style-name="P2"><text:span text:style-name="T1">　　所謂單位化，其實質是國家化，每一個單位無非是龐大的國家機器中同質的細胞而已。每個人隸屬於單位，就是受控於國家。按照國家的統一意志安排日常生活。改革開放以後，隨著全權國家的消退和社會的出現，人們從單位的控制下解放出來，從原來的單位人逐漸變爲社會人。不過，單位的功能在弱化，原來的單位文化並沒有隨之消失，比如這個喪葬儀式，就是一個例子。它已經形成了一個潛移默化的歷史傳統，而且在民間被普遍地合法化，形成了喪葬文化霸權。</text:span></text:p>
      <text:p text:style-name="P2"><text:span text:style-name="T1">　　這套儀式的最核心 部分，乃是由單位所正式擬定的悼詞。從中央首長，到平頭百姓，千篇一律地從死者參加工作報起，歷數其職務、職位、政治身份，有關獎懲情況，最後由單位作總結性的政治或道德評定。這就是所謂的蓋棺論定。統一的格式、統一的語言，冷冰冰地，毫無個性，更無絲毫人情味。碰到有爭議的人物，家屬還會爲一兩句關鍵措詞與單位爭得不可開交。仿佛一個人活了一生，就是爲了這個體現國家意志的蓋棺論定。</text:span></text:p>
      <text:p text:style-name="P2"><text:span text:style-name="T1">　　究竟誰有資格爲一個人蓋棺論定？有沒有必要蓋棺論定？假如你今天還是一個單位人，你的一生意義只是國家機器中的一顆螺絲釘，那麽你不得不翹首以盼組織上對你的最後裁決，你將因此進天堂或下地獄。假如你不再是一個單位人，你就是你，你屬於你的親人、你愛的或者愛你的人，要這麽個死後的結論有何屁用！</text:span></text:p>
      <text:p text:style-name="P2"><text:span text:style-name="T1">　　好壞自有人心在。寫在紙面的一風就吹過了，惟有人心中的是非，才是真正的歷史。還是臧克家寫得好：“有的人活著，他已經死了；有的人死了，他還活著。……把名字刻入石頭的，名字比屍首爛得更早；只要春風吹到的地方，到處是青青的野草。他活著別人就不能活的人，他的下場可以看到；他活著爲了多數人更好活的人，群衆把他擡舉得很高，很高。”</text:span></text:p>
      <text:p text:style-name="P2"><text:span text:style-name="T1">　　一旦人們從這套國家化了的喪葬文化中解脫出來，無論是生者還是死者，都將獲得真正的自由，我們將看到各種各樣的喪葬儀式：充滿個性的、靈魂昇華的、富有人情味的……</text:span></text:p>
      <text:p text:style-name="P2"><text:span text:style-name="T1">　　在國外，我們可以看到不同宗教、民族和風俗習慣下的葬禮，體現著豐富的歷史文化和人性的內涵。2001年我在美國訪問的時候，一個陌生人的葬禮曾經給我留下深刻的印象。那年秋天，我到威斯康辛大學麥迪森分校訪問。接待我的著名中國研究學者弗裏德曼教授告訴我，他們大學有一個教法國文學的猶太老人去世了，他不得不去參加葬禮，問我是否願意一起參加。我當然願意去感受一番異國的風俗。葬禮是在大學附近的一塊墓地舉行，前來送行的都是他的同事和朋友，讓我略感驚奇的是，她的女兒穿了一件絳紅色的風衣。人們自由地走到前面發言，一位白髮蒼蒼的老教授用法語爲死者誦讀她生前喜愛的詩歌。最後，大家一起用猶太文爲老人的靈魂祈禱，並排隊爲她送上最後一掬土。</text:span></text:p>
      <text:p text:style-name="P2"><text:span text:style-name="T1">　　雖然我與死者素不相識，但分明感受到國內追悼儀式上感覺不到的人性、友情和靈魂的安寧。那是對一個人的最後送行，而不是去聆聽言不及義的蓋棺論定。</text:span></text:p>
      <text:p text:style-name="P2"><text:span text:style-name="T1">　　一些國外朋友對我說，他們最喜歡看的報紙版面之一，就是訃告版。在那裏，他們不僅可以瞭解人們的生生死死，而且是一種文字的享受。很多訃告寫得風趣、含蓄或別致，猶如一篇篇雋永的散文。美國一個著名文學家幽默地說：“每天早上我醒來的第一件事，就是坐在床上，看報紙的訃告。假如哪天在那裏看到了自己的名字，就永遠不必起床了！”</text:span></text:p>
      <text:p text:style-name="P2"><text:span text:style-name="T1">　　我們中國的報紙哪一天也能開出一塊訃告版，讓死者的親人、友人們以自己的智性和性情爲所愛的人送行？是啊，八股悼詞可以休矣，蓋棺論定亦可休矣。</text:span></text:p>
      <text:p text:style-name="P2"><text:span text:style-name="T1">　　原載《中國新聞周刊》223期</text:span><text:span text:style-name="T3"><text:line-break/></text:span></text:p>
      <text:p text:style-name="P1"><text:span text:style-name="T1">陳真 | 2005.04.08 14:06 | </text:span><text:span text:style-name="T2">#</text:span></text:p>
      <text:p text:style-name="P3"><text:span text:style-name="T1">還記得鄭南榕嗎? 若干年前的今天...</text:span></text:p>
      <text:p text:style-name="P3"><text:span text:style-name="T1">時間過得好慢, 原來才經過16 年而已,卻彷彿已經 160 年. 我都幾乎已經認不得我的 "同志們" 了, 如果不是他們變了,就是我變了.</text:span></text:p>
      <text:p text:style-name="P3"><text:span text:style-name="T1">陳真 2005. 4. 7.</text:span></text:p>
      <text:p text:style-name="P3"><text:span text:style-name="T1">p.s.:底下是今天看到的一則新聞--其實應該說昨天; 昨是今非,今天已經變成昨天了. 如果有人問你: "你認識某某人嗎?",你應該先反問到底他是在問你 "哪個年代" 的某某人? 跟罐頭一樣,人也是有保存期限的,更何況言詞多變的所謂 "理想". 時光如此緩慢,我都活得有點不耐煩了; 變動的萬事萬物中,彷彿只有時間才是永恆.</text:span></text:p>
      <text:p text:style-name="P3"><text:span text:style-name="T1">常想著維根斯坦發問的一個問題: "為什麼我們對無限的時間如此容易想像,對無限的空間卻難以想像?"</text:span></text:p>
      <text:p text:style-name="P3"><text:span text:style-name="T1">==========</text:span></text:p>
      <text:p text:style-name="P3"><text:span text:style-name="T1">http://big5.xinhuanet.com/gate/big5/news.xinhuanet.com/world/2005-04/07/content_2801067.htm</text:span></text:p>
      <text:p text:style-name="P3"><text:span text:style-name="T1">巴勒斯坦上映《甘地傳》</text:span><text:span text:style-name="T3"><text:line-break/><text:line-break/></text:span><text:span text:style-name="T1">www.XINHUANET.com　　2005年04月07日 23:38:23　　來源：新華網</text:span></text:p>
      <text:p text:style-name="P3"><text:span text:style-name="T1">新華網拉姆安拉４月７日電 阿拉伯語版《甘地傳》６日在約旦河西岸城市拉姆安拉上映。此舉獲得易趣網創始人傑夫·斯科爾贊助和巴勒斯坦民族權力機構主席阿巴斯的支持，顯然旨在鼓勵巴勒斯坦人採取甘地式的非暴力方式實現建國夢想，但巴勒斯坦人對此反應不一。</text:span></text:p>
      <text:p text:style-name="P3"><text:span text:style-name="T1">曾獲奧斯卡獎的《甘地傳》講述了印度獨立運動領袖甘地的一生。甘地生前一直倡導以非暴力、不合作的方式反對英國殖民統治，並最終贏得印度的獨立。</text:span></text:p>
      <text:p text:style-name="P3"><text:span text:style-name="T1">斯科爾說，在放映前，他和影片主演本·金斯利已與阿巴斯就此事舉行了會面，阿巴斯表示支援放映計劃。斯科爾還說，影片將於下周在整個約旦河西岸和加沙地帶上映。</text:span></text:p>
      <text:p text:style-name="P3"><text:span text:style-name="T1">但巴勒斯坦伊斯蘭抵抗運動（哈馬斯）的領導人之一哈桑·優素福說：“我們尊敬甘地，他解放了他的人民。但我們要解放自己，只有武裝鬥爭這一途徑。這是以色列逼我們這麼做的。”</text:span></text:p>
      <text:p text:style-name="P3"><text:span text:style-name="T1">巴以領導人今年２月就雙方停火達成一致。３月１７日，包括哈馬斯、伊斯蘭聖戰組織（傑哈德）在內的１３個巴勒斯坦派別在開羅宣佈與以色列保持“巴以局勢的平靜期”。（完）</text:span></text:p>
      <text:p text:style-name="P3"><text:span text:style-name="T1">（責任編輯:宗愛強）</text:span><text:span text:style-name="T3"><text:line-break/></text:span></text:p>
      <text:p text:style-name="P1"><text:span text:style-name="T1">怡靜 | 2005.04.07 17:41 | </text:span><text:span text:style-name="T2">#</text:span></text:p>
      <text:p text:style-name="P2"><text:span text:style-name="T1">美國公共電視台PBS的Frontline 節目，本週播出Israel's Next War??探討以色列右翼極端份子的"戰爭" 本週五該影片將會放上網站供在線觀看。另外該網頁也有不少相關文字資料可看。在頁面下方有該影片的transcript可看。</text:span><text:span text:style-name="T3"><text:line-break/></text:span><text:a xlink:type="simple" xlink:href="http://www.pbs.org/wgbh/pages/frontline/shows/israel/"><text:span text:style-name="T2">Israel's Next War??</text:span></text:a><text:span text:style-name="T3"><text:line-break/></text:span></text:p>
      <text:p text:style-name="P1"><text:span text:style-name="T1">陳真 | 2005.04.07 11:51 | </text:span><text:span text:style-name="T2">#</text:span></text:p>
      <text:p text:style-name="P3"><text:span text:style-name="T1">天啊~~歷史性的一刻!我也會html語法!</text:span></text:p>
      <text:p text:style-name="P1"><text:span text:style-name="T1">陳真 | 2005.04.07 11:48 | </text:span><text:span text:style-name="T2">#</text:span></text:p>
      <text:p text:style-name="P10"><text:span text:style-name="T1">qegg | 2005.04.01 08:25 | #</text:span></text:p>
      <text:p text:style-name="P9"><text:span text:style-name="T1">方勵之說愛因斯坦憎惡共產黨、反對偶像崇拜，認為只有民主才能帶給人們幸福。我覺得愛因斯坦在科學上成就卓著，但是政治觀點跟一般人沒啥兩樣，還稍微有點天真。</text:span></text:p>
      <text:p text:style-name="P2"><text:span text:style-name="T1">很多人的偶像 Chomsky 也有個 "偶像",那就是羅素. Chomsky 的辦公室有張羅素的相片,有一次不知道是遭小偷或 spy 來抄家,把羅素的相也給偷了,Chomsky 趕緊又貼上一張.</text:span></text:p>
      <text:p text:style-name="P2"><text:span text:style-name="T1">他曾寫文章比較過羅素和愛因斯坦這兩個同時代的 "偉人",這兩人都反核反戰,而且都支持社會主義和民主,還一同發表過反核武宣言. 在才智成就上,兩人挺相似,但Chomsky 說愛因斯坦過得太舒服了,他說,愛因斯坦對他所信仰的那些社會理念並沒有費很大力氣去追求,反倒窩在書房,光用幾句宣言或幾篇文章來打發,但因為他有著世界性學術聲望,於是他講的話都被放大來看,功勞也因此不成比例地暴增.</text:span></text:p>
      <text:p text:style-name="P2"><text:span text:style-name="T1">相對於愛因斯坦,羅素卻身先士卒,寫作數量是愛因斯坦的幾千倍不說,羅素更站到第一線上,包括組織各種反戰團體或走上街頭,幾次挨揍兩次坐牢,劍橋教沒幾年書就被解聘,到美國當訪問學者也因為種種不見容於當道或當代社會的異端思想而被趕回來.</text:span></text:p>
      <text:p text:style-name="P2"><text:span text:style-name="T1">Chomsky 認為,羅素比愛因斯坦在社會參與上更值得敬重,但羅素卻飽受爭議和衝突之苦,而愛因斯坦英英美代子,卻反而受到各界尊崇.</text:span></text:p>
      <text:p text:style-name="P2"><text:span text:style-name="T1">Chomsky 講這樣有沒有道理我不知道,僅供參考.不過,老實說我是覺得沒什麼道理. 你可以批評社會評價不公,使大家一般都喜歡選擇優雅位置安全發言而不願冒一點前途之險或從事吃力不討好的工作,這樣的批評合理,但你不能批評 "某個當事人" 存心就是想要撈得不成比例的美名. 畢竟鐘鼎山林各有天性,並不是大家個性上都適合做某些事.</text:span></text:p>
      <text:p text:style-name="P2"><text:span text:style-name="T1">陳真 2005. 4. 7.</text:span></text:p>
      <text:p text:style-name="P1"><text:span text:style-name="T1">怡靜 | 2005.04.05 23:31 | </text:span><text:span text:style-name="T2">#</text:span></text:p>
      <text:p text:style-name="P3"><text:span text:style-name="T1">剛剛在網上看了一篇blog文章，裡面有簡單介紹戰犯的定義，也列出一些有關日內瓦公約相關資料的中文連結。有興趣的人可以參考一下，順便培養台灣人最愛掛在嘴上的「國際觀」。</text:span></text:p>
      <text:p text:style-name="P7"><text:a xlink:type="simple" xlink:href="http://www.richyli.com/blog/2005/04/blog-post_05.html"><text:span text:style-name="T1">http://www.richyli.com/blog/2005/04/blog-post_05.html</text:span></text:a></text:p>
      <text:p text:style-name="P1"><text:span text:style-name="T1">Naga | 2005.04.05 13:44 | </text:span><text:span text:style-name="T2">#</text:span></text:p>
      <text:p text:style-name="P2"><text:span text:style-name="T1">景美夜巿的二輪片現在也在播《放牛班的春天》，一片40元!</text:span></text:p>
      <text:p text:style-name="P1"><text:span text:style-name="T1">选择 | 2005.04.03 19:52 | </text:span><text:span text:style-name="T2">#</text:span></text:p>
      <text:p text:style-name="P3"><text:span text:style-name="T1">纪念年轻正义勇敢的人权卫士:Rachel Corrie</text:span></text:p>
      <text:p text:style-name="P3"><text:span text:style-name="T1">=======</text:span><text:span text:style-name="T3"><text:line-break/></text:span><text:span text:style-name="T1">她的名字叫瑞切爾．柯芮﹙Rachel Corrie﹚。她和七名英美的年輕人組織的人肉盾牌的行動，試圖勸阻以色列軍隊每日例行拆毀巴勒斯坦人住屋的工事。這一天，柯芮手提擴音器呼籲一架以軍重型推土機停止毀壞巴人房屋，但迎面而來的機器並沒有停下來。柯芮活活被輾死。她年僅二十三歲，剛從美國Evergreen州立學院畢業。</text:span></text:p>
      <text:p text:style-name="P3"><text:span text:style-name="T3"><text:line-break/></text:span><text:span text:style-name="T1">我真的難以相信，地球上竟然會發生像這樣的事卻沒有引起世人更大的抗議。</text:span><text:span text:style-name="T3"><text:line-break/></text:span><text:span text:style-name="T1">--瑞切爾．柯芮﹙Rachel Corrie﹚被殺害前幾日寫給家人的信................</text:span></text:p>
      <text:p text:style-name="P3"><text:span text:style-name="T1">http://club.cat898.com/newbbs/dispbbs.asp?boardID=1&amp;ID=406101&amp;page=1</text:span></text:p>
      <text:p text:style-name="P1"><text:span text:style-name="T1">选择 | 2005.04.03 19:47 | </text:span><text:span text:style-name="T2">#</text:span></text:p>
      <text:p text:style-name="P2"><text:span text:style-name="T1">巴勒斯坦部长接受采访：以色列人不相信和平</text:span></text:p>
      <text:p text:style-name="P2"><text:span text:style-name="T1">2004-11-03 02:32:41 南方网</text:span></text:p>
      <text:p text:style-name="P2"><text:span text:style-name="T1">巴勒斯坦社会事务部部长因提萨尔·瓦齐尔在结束中朝之行前在民政大厦接受本报记者专访。</text:span></text:p>
      <text:p text:style-name="P2"><text:span text:style-name="T1">　　中朝之行是友谊之行</text:span></text:p>
      <text:p text:style-name="P2"><text:span text:style-name="T1">　　我们已经同贵国的民政部商定，准备起草一份合作协议，但具体内容尚未商定</text:span></text:p>
      <text:p text:style-name="P2"><text:span text:style-name="T1">　　《新京报》：我们对你的这次中国之行十分感兴趣，你的这次中国之行有哪些收获？(阿布·杰哈德在1964年率领第一个巴勒斯坦解放组织代表团访华，以后还多次访华，受到毛泽东、周恩来等中国领导人的多次接见。)</text:span></text:p>
      <text:p text:style-name="P2"><text:span text:style-name="T1">　　部长：我们与中国政府有良好的关系，与中国人民有深厚的友谊。在巴勒斯坦方面，主要是阿拉法特主席和我的丈夫(巴勒斯坦解放组织执行委员会前委员、巴勒斯坦解放组织武装力量前副总司令，1988年被以色列定点清除———编者注)。一起奠定了与中国进行友好往来的基础。我们参观了一些地方，向我们的中国同行们学习了不少民政工作方面的宝贵经验。我们访问了民政部，会见了民政部长和其他民政部的一些官员，并与他们探讨了中国民政工作的基本情况和具体方针策略，从中我们学到了很多东西。我们已经同贵国的民政部商定，准备起草一份合作协议。</text:span></text:p>
      <text:p text:style-name="P2"><text:span text:style-name="T1">　　我们还会见了贵国的副外长和副总理，我们的会谈十分友好，他们对我们的斗争表示支持。他们谴责了以色列修建隔离墙，谴责了以色列在加沙和约旦河西岸针对无辜民众的军事行动。</text:span></text:p>
      <text:p text:style-name="P2"><text:span text:style-name="T1">　　《新京报》：你刚才谈到双方准备起草民政方面的合作协议，你能透露一些具体细节吗？</text:span></text:p>
      <text:p text:style-name="P2"><text:span text:style-name="T1">　　部长：我们只是准备起草这样一份协议，具体内容尚未商定。但双方已经有了很好的合作，贵国的民政部有丰富的工作经验，他们愿意为我们提供各种形式的帮助和支持。</text:span></text:p>
      <text:p text:style-name="P2"><text:span text:style-name="T1">　　《新京报》：据我们了解，之后你还访问了朝鲜，你能谈一谈你的朝鲜之行吗？</text:span></text:p>
      <text:p text:style-name="P2"><text:span text:style-name="T1">　　部长：我们与朝鲜的关系也很好。我的丈夫于1964年与朝鲜方面建立了最初的联系，并一直保持到今天。朝鲜方面向我发出了邀请，我接受了。我们在朝鲜见到了许多朋友，他们也十分支持我们的事业。</text:span></text:p>
      <text:p text:style-name="P2"><text:span text:style-name="T1">　　《新京报》：那么这只是一次友好访问，并不涉及具体实践的讨论？</text:span></text:p>
      <text:p text:style-name="P2"><text:span text:style-name="T1">　　部长：这是一次官方性质的友好访问。我们会见了朝鲜劳动党副主席和朝鲜国家副主席。在朝鲜有非常美丽的建筑和艺术品。那里的人们非常有秩序，政府官员和军官工作十分努力。那里的人民渴望解除制裁、渴望和平、渴望朝鲜半岛的统一、渴望经济发展，有极强的民族自尊心。他们和伊拉克人民一样不应该受到制裁。</text:span></text:p>
      <text:p text:style-name="P2"><text:span text:style-name="T1">　　我们和朝鲜十分友好的关系，他们非常支持巴勒斯坦人民的解放事业，特别是在联合国。</text:span></text:p>
      <text:p text:style-name="P2"><text:span text:style-name="T1">　　我为我的工作感到自豪</text:span></text:p>
      <text:p text:style-name="P2"><text:span text:style-name="T1">　　我们的主要工作是照顾烈士家属、伤残人员及其家属、孤儿、寡妇及其子女、鳏夫以及无人赡养的老人以及所有无家可归的民众</text:span></text:p>
      <text:p text:style-name="P2"><text:span text:style-name="T1">　　《新京报》：你能向我们介绍一下在冲突不断的巴勒斯坦，社会事务部部长的主要工作是什么？</text:span></text:p>
      <text:p text:style-name="P2"><text:span text:style-name="T1">　　部长：1994年之后我就一直担任社会事务部部长。我们的主要工作是照顾烈士家属、伤残人员及其家属、孤儿、寡妇及其子女、鳏夫以及无人赡养的老人和所有无家可归的民众。我们与非政府组织和国际救助机构合作，每月向他们提供一定金额的救济金。我们还向48000个贫困家庭提供食品、生活必需品，为这些家庭的孩子提供免费教育。我们还开展必要的工作促进社区的发展，在这一方面中国有不少经验值得我们学习。</text:span></text:p>
      <text:p text:style-name="P2"><text:span text:style-name="T1">　　我们十分需要援助，事实是我们现在比以前的任何时候都更需要援助，食品、药品、各种援助。我们从联合国、阿拉伯国家、欧洲国家和中国获得了一些援助，但还</text:span><text:span text:style-name="T4">远远</text:span><text:span text:style-name="T1">不够。现在我们的失业率达到65%，尽管我们尽全力创造就业机会，但毕竟资源有限。因此我们需要国际社会的援助。</text:span></text:p>
      <text:p text:style-name="P2"><text:span text:style-name="T1">　　《新京报》：作为巴勒斯坦的社会事务部部长，你常常要面对冲突后留下的极端血腥的场面，不是吗？</text:span></text:p>
      <text:p text:style-name="P2"><text:span text:style-name="T1">　　部长：他们(以色列特工)不就是用血腥的手段</text:span><text:span text:style-name="T4">杀</text:span><text:span text:style-name="T1">害了我的丈夫吗？1988年他们闯入我们在突尼斯的家，在我和我的孩子面前</text:span><text:span text:style-name="T4">杀</text:span><text:span text:style-name="T1">害了我的丈夫。我从解放运动之始一直负责照顾烈士家属的工作，1966年起我担任民政工作协会主席，后来又当选为社会事务部部长。我长期与烈士、烈士家属和伤员在一起，目睹了无数的血腥场面。</text:span></text:p>
      <text:p text:style-name="P2"><text:span text:style-name="T1">　　我们负责照顾这些烈士家属，不管他们现在生活在巴勒斯坦还是生活在黎巴嫩、叙利亚、约旦和埃及等周边国家。但我们更渴望和平，因为我们希望我们的后代能够自由生活在以东耶路撒冷为首都的独立的巴勒斯坦国。</text:span></text:p>
      <text:p text:style-name="P2"><text:span text:style-name="T1">　　《新京报》：你为你的工作很感到自豪。</text:span></text:p>
      <text:p text:style-name="P2"><text:span text:style-name="T1">　　部长：从事民政工作，照顾烈士的家属等需要帮助的民众，这是我一生中所作的最重要的一件事情，我为我的工作感到自豪。</text:span></text:p>
      <text:p text:style-name="P2"><text:span text:style-name="T1">　　《新京报》：你亲眼目睹了你的丈夫倒在血泊中，在你的内心深处，你是否憎恨犹太人？</text:span></text:p>
      <text:p text:style-name="P2"><text:span text:style-name="T1">　　部长：我不恨他们。我恨的是制定和执行暗</text:span><text:span text:style-name="T4">杀</text:span><text:span text:style-name="T1">计划的人。我恨以军的侵略和以色列奉行的政策。在奥斯陆协议签订前的30多年里我一直在国外流亡，科威特、黎巴嫩、叙利亚、约旦、伊拉克、阿尔及利亚、突尼斯。但我并不是有这种不幸遭遇的惟一一名女性。在巴勒斯坦，有无数妇女失去了他们的丈夫，无数儿童失去了他们的父亲，这种事每天都在发生。</text:span></text:p>
      <text:p text:style-name="P2"><text:span text:style-name="T1">　　我们的烈士中儿童占1/4</text:span><text:span text:style-name="T3"><text:line-break/></text:span><text:span text:style-name="T1">　　巴勒斯坦儿童不是被卷入冲突，而是被以军推入冲突的</text:span></text:p>
      <text:p text:style-name="P2"><text:span text:style-name="T1">　　《新京报》：巴以冲突造成大量的孤儿，你能向我们介绍一下有关孤儿救助的情况吗？</text:span></text:p>
      <text:p text:style-name="P2"><text:span text:style-name="T1">　　部长：以色列对巴勒斯坦的侵略造成了大量的人员伤亡。在过去的四年中，有3500多人牺牲，50000人负伤，其中5000多人致残。另外还有上千座民宅被毁，大量土地被侵占，有8500名巴勒斯坦人被以色列方面关押，其中包括85名妇女和250名儿童。在被以色列围困的城镇中，70%以上的人生活在贫困线以下，在加沙这一比例高达75%.以军的围困使工人无法去工厂工作，而且大多数生产设施都在以军的空袭中被毁了。他们都是我们的救助对象而并不仅仅是孤儿。</text:span></text:p>
      <text:p text:style-name="P2"><text:span text:style-name="T1">　　《新京报》：现在人们经常可以在国际媒体上看到巴勒斯坦儿童被卷入冲突的画面。</text:span></text:p>
      <text:p text:style-name="P2"><text:span text:style-name="T1">　　部长：他们不是被卷入冲突，而是被以军推入冲突的。当他们看到以军的坦克入侵家园，看到自己的父亲被以军</text:span><text:span text:style-name="T4">杀</text:span><text:span text:style-name="T1">害，他们能保持沉默吗？可是他们能做的也就是向以军投掷石块，而以色列士兵却朝他们开枪，而且是朝他们的头部开枪。我们的烈士中儿童就占了1/4.以军常常使用像阿帕奇直升机那样的先进武器屠</text:span><text:span text:style-name="T4">杀</text:span><text:span text:style-name="T1">手无寸铁的巴勒斯坦人。</text:span></text:p>
      <text:p text:style-name="P2"><text:span text:style-name="T1">　　《新京报》：政府是否应该把这些孩子带进课堂，而不是听凭他们面对以军的枪炮成为“烈士”？</text:span></text:p>
      <text:p text:style-name="P2"><text:span text:style-name="T1">　　部长：这是不可能的。因为只要以军还在蹂躏我们的家园，还在屠</text:span><text:span text:style-name="T4">杀</text:span><text:span text:style-name="T1">无辜的民众，巴勒斯坦人就会奋起反抗。在那种情况下没有人能阻止谁(去抵抗以军侵略)。因此我们呼吁以色列停止对巴勒斯坦的侵略，尽快从加沙和约旦河西岸撤军，还巴勒斯坦人民一个和平的生存环境。</text:span></text:p>
      <text:p text:style-name="P2"><text:span text:style-name="T1">　　以色列人不相信和平</text:span></text:p>
      <text:p text:style-name="P2"><text:span text:style-name="T1">　　以色列根本不想要加沙，他们要的是约旦河西岸和东耶路撒冷。加沙对他们没有价值，而且他们随时都能回来</text:span></text:p>
      <text:p text:style-name="P2"><text:span text:style-name="T1">　　《新京报》：在你看来，解决巴以冲突的途径是什么？</text:span></text:p>
      <text:p text:style-name="P2"><text:span text:style-name="T1">　　部长：解决冲突的方法很简单，就是保证我们的权利，保证难民的回归权，保证我们以东耶路撒冷为首都建立独立的巴勒斯坦国。“奥斯陆协议”规定独立的巴勒斯坦国应该在协议生效后的5年内建立，但以色列并没有信守承诺，是他们毁了和平。犹太极端分子还刺</text:span><text:span text:style-name="T4">杀</text:span><text:span text:style-name="T1">了代表以色列签署该协议的总理拉宾，以色列人不相信和平。</text:span></text:p>
      <text:p text:style-name="P2"><text:span text:style-name="T1">　　《新京报》：那么你所谈到的这些目标是通过什么途径来实现？是政治谈判还是对抗？</text:span></text:p>
      <text:p text:style-name="P2"><text:span text:style-name="T1">　　部长：我们做了大量的谈判努力，可是以色列方面拒绝了我们所有的和平谈判建议。至今他们都没有和谈的诚意。</text:span></text:p>
      <text:p text:style-name="P2"><text:span text:style-name="T1">　　《新京报》：巴勒斯坦方面只能坐等吗？</text:span></text:p>
      <text:p text:style-name="P2"><text:span text:style-name="T1">　　部长：可是我们能做什么呢？他们拒绝重开和谈。以军几乎每天都在屠</text:span><text:span text:style-name="T4">杀</text:span><text:span text:style-name="T1">我们的人民，推倒我们的房屋。我们能做什么呢？</text:span></text:p>
      <text:p text:style-name="P2"><text:span text:style-name="T1">　　但我们并没有坐等。我们向联合国和国际社会大声疾呼。我们要求欧盟和美国向以色列施加压力，要求他们停止军事行动，重新回到谈判桌前，但是以色列方面对此置若罔闻。</text:span></text:p>
      <text:p text:style-name="P2"><text:span text:style-name="T1">　　《新京报》：10月26日，以色列议会通过了总理沙龙的单边脱离计划。你对此怎么看？</text:span></text:p>
      <text:p text:style-name="P2"><text:span text:style-name="T1">　　部长：以色列根本不想要加沙，他们要的是约旦河西岸和东耶路撒冷。而且他们甚至不会把整个加沙完整地给我们，他们控制了边境、领海和领空。加沙对他们没有价值，而且他们随时都能回来。很多人认为以色列是真的撤军，其实他们是想切断加沙与约旦河西岸的联系，阻止我们建国。如果他们得逞的话对巴勒斯坦人民将是一场灾难。</text:span></text:p>
      <text:p text:style-name="P2"><text:span text:style-name="T1">　　当然我们欢迎他们从包括加沙在内的每一寸巴勒斯坦领土上撤军。但是以色列必须严格执行路线图计划，从加沙和约旦河西岸撤军，结束长期的占领，保证我们建立独立的国家。</text:span></text:p>
      <text:p text:style-name="P2"><text:span text:style-name="T1">　　《新京报》：以色列表示从加沙撤军以及拆除约旦河西岸的部分犹太人定居点只是第一步，以后会有更多的撤离行动。</text:span></text:p>
      <text:p text:style-name="P2"><text:span text:style-name="T1">　　部长：以色列方面只是从加沙撤军，但路线图计划规定以军应该从加沙和部分约旦河西岸地区撤军。如果以军从加沙撤军但切断加沙与约旦河西岸的联系，我们的处境会变得更加艰难。</text:span></text:p>
      <text:p text:style-name="P2"><text:span text:style-name="T1">　　《新京报》：以色列政府的这种表态是否也可以被看作是一种和平努力呢？</text:span></text:p>
      <text:p text:style-name="P2"><text:span text:style-name="T1">　　部长：我们希望如此，但我们对沙龙政府缺乏信任。我们要的不是一步步的计划，而是我们所有的权利。我们在奥斯陆协议中已经尝试过按部就班的和平计划，可是到头来还不时被全盘否决。以色列政府没有诚信。</text:span></text:p>
      <text:p text:style-name="P2"><text:span text:style-name="T1">　　-记者手记</text:span></text:p>
      <text:p text:style-name="P2"><text:span text:style-name="T1">　　10月下旬，巴勒斯坦社会事务部部长因提萨尔·瓦齐尔(EntisarAl Wazeer)应中国民政部的邀请前往中国访问，随后借道中国前往朝鲜访问。10月27日，她从朝鲜返回中国在上海离境。在采访之前，我们只知道她叫因提萨尔·瓦齐尔，是巴勒斯坦惟一一位女部长，仅此而已。由于飞机晚点，采访在晚上10：30才正式开始，到11：30才结束。</text:span></text:p>
      <text:p text:style-name="P2"><text:span text:style-name="T1">　　在采访中她告诉我她的丈夫就是大名鼎鼎的阿布·杰哈德。阿布·杰哈德真名叫哈利勒·瓦齐尔，阿布·杰哈德是化名，意思是“圣战之父”。除了担任过巴勒斯坦解放组织执行委员会委员、巴勒斯坦解放组织武装力量副总司令外，他还是仅次于阿拉法特的巴勒斯坦二号人物。1988年他在突尼斯家中死于以色列的定点清除行动。瓦齐尔夫人告诉我，当时她丈夫遇害时她就在现场，眼睁睁的看着丈夫身中70多枪。</text:span></text:p>
      <text:p text:style-name="P2"><text:span text:style-name="T1">　　瓦齐尔夫人是巴勒斯坦解放组织妇女联合会负责人之一，1984年被选为“法塔赫”革命委员会副主席。她在家是5个孩子的母亲，在外则是一位颇有名气的巴勒斯坦女政治活动家，被人尊称为“奋斗之母”。</text:span></text:p>
      <text:p text:style-name="P1"><text:span text:style-name="T1">qegg | 2005.04.03 05:36 | </text:span><text:span text:style-name="T2">#</text:span></text:p>
      <text:p text:style-name="P3"><text:span text:style-name="T1">學姊</text:span></text:p>
      <text:p text:style-name="P3"><text:span text:style-name="T1">裴勇俊是韓國帥哥啦！你不看韓劇也難怪不認識了。他現在在日本超級紅的。聽說街上都有賣裴勇俊在『冬季戀歌』裡的造型風衣眼鏡圍巾跟假髮，讓一般女孩可以把她們的男友打扮成'勇樣'的模樣。</text:span></text:p>
      <text:p text:style-name="P3"><text:span text:style-name="T1">前兩天columbia校方為了調查上次academic intimidation事件的初步調查報告出來了，雖然文中是各打五十大板，但有許多對Massad不利的地方。詳情可見</text:span></text:p>
      <text:p text:style-name="P7"><text:a xlink:type="simple" xlink:href="http://www.columbiaspectator.com/"><text:span text:style-name="T1">http://www.columbiaspectator.com/</text:span></text:a><text:span text:style-name="T6"><text:line-break/></text:span></text:p>
      <text:p text:style-name="P1"><text:span text:style-name="T1">學姊 | 2005.04.03 02:20 | </text:span><text:span text:style-name="T2">#</text:span></text:p>
      <text:p text:style-name="P2"><text:span text:style-name="T1">http://www.epochtimes.com/b5/4/11/14/n717314.htm</text:span><text:span text:style-name="T3"><text:line-break/></text:span><text:span text:style-name="T1">這兒有一篇蠻長卻還不致沉悶的介紹.</text:span></text:p>
      <text:p text:style-name="P1"><text:span text:style-name="T1">學姊 | 2005.04.03 01:54 | </text:span><text:span text:style-name="T2">#</text:span></text:p>
      <text:p text:style-name="P3"><text:span text:style-name="T1">沒錯, 就是猶太建國主義者, 有時也稱猶太復國主義者, 他們認為巴勒斯坦是神允諾給猶太民族的聖地, 以此宗教與民族主義意識形態, Zionists促成了今日的以色列國. 的確巴勒網或許可以貼篇Zionism的歷史名詞解釋或介紹文章.歷史年表那篇中有個連結有詳盡的英文說明http://www.merip.org/palestine-israel_primer/zionism-pal-isr-primer.html.不過還需要轉化為中文就是了.</text:span></text:p>
      <text:p text:style-name="P1"><text:span text:style-name="T1">魏福全 | 2005.04.02 15:43 | </text:span><text:span text:style-name="T2">#</text:span></text:p>
      <text:p text:style-name="P2"><text:span text:style-name="T1">最近幹了一件很爽快的事 把辦公室裡的資料整理了一遍 有幾十公斤的紙類裝了一大紙箱要給資源回收場 另外有超過十公斤可用紙給我兩個女兒當計算紙 大概可以用到唸大學了 其實應該還可以丟掉更多的. 下一個目標是書櫃裡的書 準備一天一袋捐給新店圖書館 以後就把圖書館當書櫃 把電腦當圖書館了</text:span><text:span text:style-name="T3"><text:line-break/></text:span><text:span text:style-name="T1">裴勇俊是韓國明星 拜韓流之賜 在台灣很紅. 韓國首都漢城已改名首爾 算是去中國化了 若把裴勇俊誤當成華人 他可能會很火.</text:span><text:span text:style-name="T3"><text:line-break/></text:span><text:span text:style-name="T1">林志玲在台灣是很紅的模特兒</text:span><text:span text:style-name="T3"><text:line-break/></text:span><text:span text:style-name="T1">''Zionist''是猶太建國主義者的意思嗎？</text:span></text:p>
      <text:p text:style-name="P4"><text:span text:style-name="T1"><text:line-break/></text:span></text:p>
      <text:p text:style-name="P1"><text:span text:style-name="T1">學姊 | 2005.04.02 04:23 | </text:span><text:span text:style-name="T2">#</text:span></text:p>
      <text:p text:style-name="P3"><text:span text:style-name="T1">我也剛打玩電動, 好累.</text:span></text:p>
      <text:p text:style-name="P3"><text:span text:style-name="T1">原來愛因斯坦也是Zionist, 不過這並不特別讓人驚訝.我想在那個年代大部分猶太人想要見到屬於一個猶太人的國家實在是情有可原, 因為猶太人命運實在是太悽慘了. 可是在這個建國的過程中, 手法卻過於粗劣, 帶有歐洲帝國殖民心態, 忽略當地人之生存權益, 複製壓迫與流離的悲劇才是問題. 好多人好像都曾經是Zionist, 馬龍白蘭度也是, 連Chomsky過去也支持以色列建國. 不過愛因斯坦與愛人的關係, 才更讓人失望些. 天才原來不保證一個人有政治遠見, 也不保證能完美處理凡人所必須面對的種種問題.</text:span></text:p>
      <text:p text:style-name="P3"><text:span text:style-name="T1">裴勇俊是誰啊? 有林志玲紅嗎? 這次回台灣, 發現報紙一天沒有她. 還有聽說現在小朋友長大的願望都是要當"名模"勒!</text:span></text:p>
      <text:p text:style-name="P1"><text:span text:style-name="T1">陳真 | 2005.04.01 22:18 | </text:span><text:span text:style-name="T2">#</text:span></text:p>
      <text:p text:style-name="P2"><text:span text:style-name="T1">to 流浪狗,</text:span></text:p>
      <text:p text:style-name="P2"><text:span text:style-name="T1">致歉? 幹嘛這麼客氣? 找碴啊?!! 哈~~(功夫對白).</text:span></text:p>
      <text:p text:style-name="P2"><text:span text:style-name="T1">陳真</text:span></text:p>
      <text:p text:style-name="P1"><text:span text:style-name="T1">TO 陳真 ， | 2005.04.01 21:14 | </text:span><text:span text:style-name="T2">#</text:span></text:p>
      <text:p text:style-name="P3"><text:span text:style-name="T1">TO 陳真：</text:span></text:p>
      <text:p text:style-name="P3"><text:span text:style-name="T1">造成你的困擾之處，謹此致歉。</text:span></text:p>
      <text:p text:style-name="P3"><text:span text:style-name="T1">流浪狗2005.04.01</text:span></text:p>
      <text:p text:style-name="P4"><text:span text:style-name="T1"/></text:p>
      <text:p text:style-name="P4"><text:span text:style-name="T1"><text:line-break/></text:span></text:p>
      <text:p text:style-name="P1"><text:span text:style-name="T1">電腦真的很難 | 2005.04.01 20:52 | </text:span><text:span text:style-name="T2">#</text:span></text:p>
      <text:p text:style-name="P2"><text:span text:style-name="T1">，關於這則貼文裡有個奇奇怪怪文字不全的quote，是因為：</text:span></text:p>
      <text:p text:style-name="P2"><text:span text:style-name="T1">我就說吧，我能搞定電腦，全臺灣的的確確有二分之一人口能當電腦工程師；那文裡奇奇怪怪文字不全的quote，我不知道這是什麼電腦反應，如果怡靜在意，那怎麼辦，當然是任憑處置，拿掉或是更改等等等。</text:span></text:p>
      <text:p text:style-name="P2"><text:span text:style-name="T1">流浪狗2005.04.01</text:span><text:span text:style-name="T3"><text:line-break/></text:span></text:p>
      <text:p text:style-name="P1"><text:span text:style-name="T1">TO qegg,怡靜 | 2005.04.01 20:35 | </text:span><text:span text:style-name="T2">#</text:span></text:p>
      <text:p text:style-name="P3"><text:span text:style-name="T1">TO qegg,怡靜：</text:span></text:p>
      <text:p text:style-name="P3"><text:span text:style-name="T1">謝謝qegg和怡靜的意見和建議。</text:span><text:span text:style-name="T3"><text:line-break/><text:line-break/></text:span><text:span text:style-name="T1">以及，謝謝怡靜細心的電腦教導說明，不過，經過實驗一次的結果，失敗。算了，如果我能搞定電腦，全臺灣有二分之一人口能當電腦工程師。</text:span></text:p>
      <text:p text:style-name="P3"><text:span text:style-name="T1">流浪狗2005.04.01</text:span><text:span text:style-name="T3"><text:line-break/></text:span><text:span text:style-name="T1">_________________________________________________</text:span></text:p>
      <text:p text:style-name="P3"><text:span text:style-name="T1">怡靜 | 2005.04.01 09:39 |</text:span></text:p>
      <text:p text:style-name="P3"><text:span text:style-name="T1">要使用"引言"的html語法很簡單，就在要引用的文字前後寫上</text:span></text:p>
      <text:p text:style-name="P8"><text:span text:style-name="T1">和</text:span></text:p>
      <text:p text:style-name="P11"><text:span text:style-name="T1">把整段文字包起來就可以呈現出以上我引用qegg留言的樣子。</text:span></text:p>
      <text:p text:style-name="P11"><text:span text:style-name="T1">p.s.已將那則造成誤會為陳真留言的post刪掉。</text:span></text:p>
      <text:p text:style-name="P4"><text:span text:style-name="T1"/></text:p>
      <text:p text:style-name="P3"><text:span text:style-name="T1">TO:澄清與抱歉</text:span><text:span text:style-name="T3"><text:line-break/></text:span><text:span text:style-name="T1">我建議你何不在自己的留言下方屬名一個常用或喜歡用的id?就像登入進BBS不也都用一個id?這樣就不容易造成混淆。譬如這篇留言只看到一個陳真的名字，但留言版格式可填姓名的地方，你是填上"澄清與抱歉"，這種格式容易會有人誤以為該篇留言是陳真寫的。譬如陳真有時候也會在留言版格式名字那裡寫一些非姓名的詞語，但留言內容下方總會留上姓名，所以我們知道是他寫的。我想引用他人的文字不是問題，只要格式張貼不至讓人混淆就好了</text:span></text:p>
      <text:p text:style-name="P1"><text:span text:style-name="T1">陳真 | 2005.04.01 10:55 | </text:span><text:span text:style-name="T2">#</text:span></text:p>
      <text:p text:style-name="P2"><text:span text:style-name="T1">這位引用敝人留言的人士你好, 請繼續引用別介意, 我們之間也沒有認知上的不同, 我只是想避免被誤以為我寫了什麼或貼了什麼但實際上我沒有.</text:span></text:p>
      <text:p text:style-name="P2"><text:span text:style-name="T1">這種情況的確常發生, 你的引用只是其中一例. 有時則是別人引用我的話但卻沒有區分哪些話是我講的哪些話是他自己講的. 有時則是在 "轉述" 時失了準頭, 居然替我 "代言" 但卻代言錯了或扭曲了基本事實.</text:span></text:p>
      <text:p text:style-name="P2"><text:span text:style-name="T1">所謂差之毫釐, 失之千里, 就算一個簡單的音符也有屬於它最完美的位置,稍有走音就不堪入耳. 音符如此, 諸事亦然.</text:span></text:p>
      <text:p text:style-name="P2"><text:span text:style-name="T1">有時則是斷章取義, 作者明明還活著, 但卻當他死了, 任意 "闡釋" 他的原意或另做怪異解讀,把經過闡釋或解讀的意思變成作者原意, 讓他百口莫辯. 這時候當然也只能忍忍忍. 網路留言不比寫論文, 我知道很難要求太高, 但至少不要讓別人以為整個留言都是我的傑作.</text:span></text:p>
      <text:p text:style-name="P2"><text:span text:style-name="T1">有些朋友喜歡網上流連忘返, 三不五時會來信跟我 "討論" 說我講了什麼時,常讓我嚇出一身冷汗, 挺害怕聽到這樣一些讓我一頭霧水或無從辯解的話.</text:span></text:p>
      <text:p text:style-name="P2"><text:span text:style-name="T1">另外就是有些無主留言也許寫得太可怕, 於是就冠到我頭上來. 比方說幾個月前有人寫信跟我說我 "幹得好!" 但我什麼也沒幹,什麼事幹得好不好? 我一般對這些我不明白的信不追問, 就當做明白好了. 但這次因為 "讚賞" 的不只一位, 於是我就追問他們到底在說什麼, 到底我幹了些什麼令你們讚賞的事?</text:span></text:p>
      <text:p text:style-name="P2"><text:span text:style-name="T1">後來才知, 有些人以為有幾篇修理 "新世紀青年團" 的大作是我寫的(抱歉, 正確全名我寫不出來,只記得青年團之類),在這個純誤會的基礎上於是又有人寫 "文章" 攻擊我, 讓我一頭霧水, 根本不知道他們在講什麼. 這些事的確與我一點關係都沒有. 經過我對天發誓, 還在雷公銅像前砍了一隻塑膠雞頭表清白, 他們才 "相信" (其實我也不知道他們信不信).嗚呼哀哉.</text:span></text:p>
      <text:p text:style-name="P2"><text:span text:style-name="T1">總之,一點無奈請諒解, 請諒解龜毛人士之龜毛.</text:span></text:p>
      <text:p text:style-name="P2"><text:span text:style-name="T1">陳真 2005. 4. 1.</text:span></text:p>
      <text:p text:style-name="P1"><text:span text:style-name="T1">怡靜 | 2005.04.01 09:39 | </text:span><text:span text:style-name="T2">#</text:span></text:p>
      <text:p text:style-name="P10"><text:span text:style-name="T1">qegg | 2005.04.01 07:53 | #</text:span></text:p>
      <text:p text:style-name="P9"><text:span text:style-name="T1">我想張貼原文的人並無惡意</text:span><text:span text:style-name="T7"><text:line-break/></text:span><text:span text:style-name="T1">不過看起來真的很容易搞混</text:span><text:span text:style-name="T7"><text:line-break/></text:span><text:span text:style-name="T1">能不能請怡靜教大家怎麼樣使用</text:span><text:span text:style-name="T5">'quote'</text:span><text:span text:style-name="T1">的語法</text:span><text:span text:style-name="T7"><text:line-break/></text:span><text:span text:style-name="T1">這樣就比較容易看清楚哪些是發言</text:span><text:span text:style-name="T5"><text:s/></text:span><text:span text:style-name="T1">哪些是引用</text:span></text:p>
      <text:p text:style-name="P12"><text:span text:style-name="T1"/></text:p>
      <text:p text:style-name="P11"><text:span text:style-name="T1">要使用"引言"的html語法很簡單，就在要引用的文字前後寫上&lt;blockquote&gt;和&lt;/blockquote&gt;把整段文字包起來就可以呈現出以上我引用qegg留言的樣子。</text:span></text:p>
      <text:p text:style-name="P3"><text:span text:style-name="T1">p.s.已將那則造成誤會為陳真留言的post刪掉。</text:span></text:p>
      <text:p text:style-name="P3"><text:span text:style-name="T1">TO:澄清與抱歉</text:span><text:span text:style-name="T3"><text:line-break/></text:span><text:span text:style-name="T1">我建議你何不在自己的留言下方屬名一個常用或喜歡用的id?就像登入進BBS不也都用一個id?這樣就不容易造成混淆。譬如這篇留言只看到一個陳真的名字，但留言版格式可填姓名的地方，你是填上"澄清與抱歉"，這種格式容易會有人誤以為該篇留言是陳真寫的。譬如陳真有時候也會在留言版格式名字那裡寫一些非姓名的詞語，但留言內容下方總會留上姓名，所以我們知道是他寫的。我想引用他人的文字不是問題，只要格式張貼不至讓人混淆就好了。</text:span></text:p>
      <text:p text:style-name="P1"><text:span text:style-name="T1">qegg | 2005.04.01 08:25 | </text:span><text:span text:style-name="T2">#</text:span></text:p>
      <text:p text:style-name="P2"><text:span text:style-name="T1">我不知道"你們的網站"有什麼"你們的標準"啦！</text:span><text:span text:style-name="T3"><text:line-break/></text:span><text:span text:style-name="T1">不過我個人還蠻喜歡網路匿名的，有的時候叫什麼名字隨奇蒙子而定，挺好玩的。當然是以沒有惡意、和不造成他人困擾為前提。</text:span></text:p>
      <text:p text:style-name="P2"><text:span text:style-name="T1">好久沒在版上發言，因為前陣子沉迷電玩、玩物喪志，與外界脫離聯繫。</text:span></text:p>
      <text:p text:style-name="P2"><text:span text:style-name="T1">今年是物理年，(我想大家應該不怎麼關心這個啦！)因為是愛因斯坦發現(發明？)特殊相對論的一百週年。各個研究機構都有許多跟愛因斯坦有關的演講等等...</text:span></text:p>
      <text:p text:style-name="P2"><text:span text:style-name="T1">我對相對論略知一二，但對愛因斯坦其人了解並不多。不過就最近聽的兩場，沒怎麼聽懂的演講有點小小感觸。</text:span></text:p>
      <text:p text:style-name="P2"><text:span text:style-name="T1">其一是，方勵之在美國物理年會談愛因斯坦跟中國人權問題。(哇！這題目夠有創意吧！)聽到的結論是，愛氏在中國很受歡迎，但感覺他並不是很關心中國。(因為他為了在日本多待兩天，取消了北京與學生見面的行程。)文革時期愛因斯坦變成被批判的對象，有一些物理學家為了堅持理念，不願意批判他，頗令人敬佩的。方勵之說愛因斯坦憎惡共產黨、反對偶像崇拜，認為只有民主才能帶給人們幸福。我覺得愛因斯坦在科學上成就卓著，但是政治觀點跟一般人沒啥兩樣，還稍微有點天真。尤其是反對偶像崇拜那一項，我覺得好好笑喔！有哪個偶像比得過他啊！裴勇俊有他紅嗎？</text:span></text:p>
      <text:p text:style-name="P2"><text:span text:style-name="T1">今天聽的另外一場，一個老教授給的，我大概只能聽懂10%。不過可以確定的是，愛因斯坦是個Zionist。這讓他在我心中的偶像光環又減弱了一層。(其實從很久以前看'愛因斯坦的太太'一書就一直開始扣分了)</text:span></text:p>
      <text:p text:style-name="P2"><text:span text:style-name="T1">一個小插曲。方勵之給完演講後有個中國學生(用英文)問他：「中共對法輪功學員的作為是否侵害人權？」但是他卻回答了中國學生申請美簽被拒的問題，我很好奇他到底是聽錯了，還是迴避了法輪功的問題。</text:span><text:span text:style-name="T3"><text:line-break/></text:span></text:p>
      <text:p text:style-name="P1"><text:span text:style-name="T1">qegg | 2005.04.01 07:53 | </text:span><text:span text:style-name="T2">#</text:span></text:p>
      <text:p text:style-name="P3"><text:span text:style-name="T1">我想張貼原文的人並無惡意</text:span><text:span text:style-name="T3"><text:line-break/></text:span><text:span text:style-name="T1">不過看起來真的很容易搞混</text:span><text:span text:style-name="T3"><text:line-break/></text:span><text:span text:style-name="T1">能不能請怡靜教大家怎麼樣使用'quote'的語法</text:span><text:span text:style-name="T3"><text:line-break/></text:span><text:span text:style-name="T1">這樣就比較容易看清楚哪些是發言 哪些是引用</text:span></text:p>
      <text:p text:style-name="P1"><text:span text:style-name="T1">澄清與抱歉 | 2005.04.01 06:20 | </text:span><text:span text:style-name="T2">#</text:span></text:p>
      <text:p text:style-name="P2"><text:span text:style-name="T1">這個問題，我想過，只是在最後的權衡下，就用最簡單的方式貼上去，第一，因為陳真的文章一定會自己曙名，這點很清楚，也是最重要的考量原因。造成當事人的困擾，只能說抱歉。最簡單的做法就是，請全部刪除。</text:span></text:p>
      <text:p text:style-name="P2"><text:span text:style-name="T1">我們對留言版的認知太不一樣了，不過這沒有什麼關係，這是你們的網站，當然是用你們的標準、你們的做法。</text:span><text:span text:style-name="T3"><text:line-break/></text:span><text:span text:style-name="T1">-----------------------------------------------</text:span></text:p>
      <text:p text:style-name="P2"><text:span text:style-name="T1">好比我說活物自然比晶瑩剔透的概念來得難以理解, 此話無甚意義. 我雖不寫詩,但它其實就只是一種像 "詩" 那樣性質的東西, 不具現實意義, 不能老是對我講的一些話 take it seriously. 你只能take it metaphorically. 一旦剪接來做某種現實解讀, 就更是完完全全誤解了我的意思.</text:span></text:p>
      <text:p text:style-name="P2"><text:span text:style-name="T1">“誤解” 挺無奈而痛苦, 人的孤獨感也許就是這麼來的, 因為不管你怎麼說,人們還是會扭曲你的意思. 但我的 "思想" 理應三歲小孩都能 enjoy, 有這麼博大精深嗎?</text:span></text:p>
      <text:p text:style-name="P2"><text:span text:style-name="T1">貼文者很抱歉, 無意為難, 得罪之處也請海涵. 你可重貼, 用你自己的話去表達你的意思, 或引用我的話去表達你想表達的意思. 這樣是不是比較好?</text:span></text:p>
      <text:p text:style-name="P2"><text:span text:style-name="T1">陳真 2005. 3. 31.</text:span></text:p>
      <text:p text:style-name="P4"><text:span text:style-name="T1"><text:line-break/></text:span></text:p>
      <text:p text:style-name="P1"><text:span text:style-name="T1">陳真 | 2005.04.01 03:09 | </text:span><text:span text:style-name="T2">#</text:span></text:p>
      <text:p text:style-name="P3"><text:span text:style-name="T1">何止福全老兄沒看出來, 我都已經寫了澄清,學姐剛還問我貼曾志朗被毆的新聞目的何在? 可見這樣一種剪接式的 "引用", 任何人都難以判斷是不是我貼的.</text:span></text:p>
      <text:p text:style-name="P3"><text:span text:style-name="T1">這樣的例子太多,我有點受不了. 能不能請怡靜刪除? 但我不堅持刪就是了, 只是很討厭花時間做這些無謂的澄清, 甚至許多時候根本無從澄清起, 只好忍耐.</text:span></text:p>
      <text:p text:style-name="P3"><text:span text:style-name="T1">我寫東西只為 "好玩", 無意文以載道, 玩的感覺如果不見了, 寫起東西就很煩.</text:span></text:p>
      <text:p text:style-name="P3"><text:span text:style-name="T1">我對 "作品" 所有權挺敏感, 是誰的就是誰的, 容不得一點模糊. 我非作家, 對於文字使用沒有特殊喜好或使命, 只不過隨手寫寫, 但這些隨意之物畢竟背後仍得有個主人.</text:span></text:p>
      <text:p text:style-name="P3"><text:span text:style-name="T1">更重要的是, 所寫雖無公眾價值, 但我賦予它一種私人的重要性, 就像在寫家書或情書那樣, 旁人看來或許只是無聊之物, 但我賦予它一種重要性, 於是在我眼裏, 或是在我親友眼裏, 它就會變得有價值, 甚至獨一無二.</text:span></text:p>
      <text:p text:style-name="P3"><text:span text:style-name="T1">對我來說, “是誰寫的” 不是一件小事, 因為人們的一言一行不是獨立存在, 而是隸屬於一整個生命. 每個人自然有著一套與他的生命相結合的表達方式, 與之不搭調時就覺得彆扭, 更何況是塞給他一些不是他講的話或不是他做過的事.</text:span></text:p>
      <text:p text:style-name="P3"><text:span text:style-name="T1">常有人誤以為我討厭讀者. 但我不是討厭讀者, 我只是討厭澄清. 我總覺得, 不管寫了什麼, 接下來往往是一堆誤解, 除了誤解, 還是誤解, 很痛苦.</text:span></text:p>
      <text:p text:style-name="P3"><text:span text:style-name="T1">「不是不是不是, 我不是那個意思」, 「不是不是不是, 我沒講過那樣的話」, 「不是不是不是, 我沒做過那樣的事」, 「不是不是不是, 我沒有那樣的居心」...我覺得這是我跟不認識的人 (比如讀者) 溝通時幾乎唯一能講的一些話; 永無止盡的澄清, 毫無底線地改變原意, 以便與人取得某種很形而下、已遭受嚴重扭曲的 “溝通".</text:span></text:p>
      <text:p text:style-name="P3"><text:span text:style-name="T1">好比我說活物自然比晶瑩剔透的概念來得難以理解, 此話無甚意義. 我雖不寫詩,但它其實就只是一種像 "詩" 那樣性質的東西, 不具現實意義, 不能老是對我講的一些話 take it seriously. 你只能take it metaphorically. 一旦剪接來做某種現實解讀, 就更是完完全全誤解了我的意思.</text:span></text:p>
      <text:p text:style-name="P3"><text:span text:style-name="T1">“誤解” 挺無奈而痛苦, 人的孤獨感也許就是這麼來的, 因為不管你怎麼說,人們還是會扭曲你的意思. 但我的 "思想" 理應三歲小孩都能 enjoy, 有這麼博大精深嗎?</text:span></text:p>
      <text:p text:style-name="P3"><text:span text:style-name="T1">貼文者很抱歉, 無意為難, 得罪之處也請海涵. 你可重貼, 用你自己的話去表達你的意思, 或引用我的話去表達你想表達的意思. 這樣是不是比較好?</text:span></text:p>
      <text:p text:style-name="P3"><text:span text:style-name="T1">陳真 2005. 3. 31.</text:span><text:span text:style-name="T3"><text:line-break/></text:span></text:p>
      <text:p text:style-name="P1"><text:span text:style-name="T1">魏福全 | 2005.04.01 00:39 | </text:span><text:span text:style-name="T2">#</text:span></text:p>
      <text:p text:style-name="P2"><text:span text:style-name="T1">天啊 我還以為我在和陳真兄一起嗥叫共鳴 原來吠的是影子而已 難怪這兩段文章接得有點怪 也不像陳真兄的風格 一時眼拙沒看出來</text:span></text:p>
      <text:p text:style-name="P1"><text:span text:style-name="T1">陳真 | 2005.04.01 00:02 | </text:span><text:span text:style-name="T2">#</text:span></text:p>
      <text:p text:style-name="P3"><text:span text:style-name="T1">抱歉, 我想做個要求, 這裏留言不要求公開你的身份或姓名, 但能否盡量用同一個稱呼(所謂 id)?</text:span></text:p>
      <text:p text:style-name="P3"><text:span text:style-name="T1">要不然常引起誤會. 比方說我的留言被引用,下方貼個新聞, 看起來人家會以為那新聞是我貼的. 有幾次別人私下跟我講什麼我在哪裡或甚至在巴勒網寫了什麼, 我聽了一頭霧水, 因為我根本沒寫過那樣一些話. 看來似乎和這種 id 每次都不一樣的 "引用" 有關, 讓我掠美或揹黑鍋.</text:span></text:p>
      <text:p text:style-name="P3"><text:span text:style-name="T1">我也想順便聲明一下, 我從未匿名寫過任何東西或留言, 董事長有潔癖, 把文字當成自己身體的一部份, 對它有一種 "所有權" 的感覺, 不會讓它成為一種 "沒有主人" 的東西. 有些人不重視 authorship, 但我挺重視. 是我講的, 不管多爛, 那就是我講的, 同樣地, 不是我講的或我貼的, 不管多好, 它就不是我講的或我貼的.</text:span></text:p>
      <text:p text:style-name="P3"><text:span text:style-name="T1">拜託各位盡量配合, 至少, 在你引用他人文字做其它解讀或闡釋時, 更應如此, 畢竟被引用者也許並沒有那個意思, 但不是他講的話或貼的文章卻和他寫的東西給剪貼在一起, 產生完全不一樣的意思. 這會引來許多誤解和疑惑, 讓當事人根本無從澄清起.</text:span></text:p>
      <text:p text:style-name="P3"><text:span text:style-name="T1">陳真 2005. 3. 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